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OT LIST CPU Pin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PU Pin #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Connectio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OB_3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GIOA_0</text:p>
          </table:table-cell>
          <table:table-cell office:value-type="string" calcext:value-type="string">
            <text:p>FCODE_STROBE</text:p>
          </table:table-cell>
          <table:table-cell/>
          <table:table-cell office:value-type="string" calcext:value-type="string">
            <text:p>PC104-56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MIBSPI3NCS_3</text:p>
          </table:table-cell>
          <table:table-cell office:value-type="string" calcext:value-type="string">
            <text:p>I2C_SCL</text:p>
          </table:table-cell>
          <table:table-cell/>
          <table:table-cell office:value-type="string" calcext:value-type="string">
            <text:p>U30-2</text:p>
          </table:table-cell>
          <table:table-cell/>
          <table:table-cell office:value-type="string" calcext:value-type="string">
            <text:p>Temp Susnor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MIBSPI3NCS_2</text:p>
          </table:table-cell>
          <table:table-cell office:value-type="string" calcext:value-type="string">
            <text:p>I2C_SDA</text:p>
          </table:table-cell>
          <table:table-cell/>
          <table:table-cell office:value-type="string" calcext:value-type="string">
            <text:p>U30-1</text:p>
          </table:table-cell>
          <table:table-cell/>
          <table:table-cell office:value-type="string" calcext:value-type="string">
            <text:p>Temp Sensor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GIOA_1</text:p>
          </table:table-cell>
          <table:table-cell office:value-type="string" calcext:value-type="string">
            <text:p>AX5043_IRQ_RX1</text:p>
          </table:table-cell>
          <table:table-cell/>
          <table:table-cell office:value-type="string" calcext:value-type="string">
            <text:p>U205-19</text:p>
          </table:table-cell>
          <table:table-cell/>
          <table:table-cell office:value-type="string" calcext:value-type="string">
            <text:p>RX1_IRQ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N2HET_11</text:p>
          </table:table-cell>
          <table:table-cell office:value-type="string" calcext:value-type="string">
            <text:p>HW_Sense</text:p>
          </table:table-cell>
          <table:table-cell/>
          <table:table-cell office:value-type="string" calcext:value-type="string">
            <text:p>Pull Up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FLTP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FLTP2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number-columns-repeated="2" office:value-type="string" calcext:value-type="string">
            <text:p>GIOA_2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CAN3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CAN3TX</text:p>
          </table:table-cell>
          <table:table-cell office:value-type="string" calcext:value-type="string">
            <text:p>HW_POWER_OFF_N</text:p>
          </table:table-cell>
          <table:table-cell/>
          <table:table-cell office:value-type="string" calcext:value-type="string">
            <text:p>PC104-23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GIOA_5</text:p>
          </table:table-cell>
          <table:table-cell office:value-type="string" calcext:value-type="string">
            <text:p>AX5043_IRQ_RX4</text:p>
          </table:table-cell>
          <table:table-cell/>
          <table:table-cell office:value-type="string" calcext:value-type="string">
            <text:p>U505-19</text:p>
          </table:table-cell>
          <table:table-cell/>
          <table:table-cell office:value-type="string" calcext:value-type="string">
            <text:p>RX4_IRQ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N2HET1_22</text:p>
          </table:table-cell>
          <table:table-cell office:value-type="string" calcext:value-type="string">
            <text:p>ALERT_SIGNAL</text:p>
          </table:table-cell>
          <table:table-cell/>
          <table:table-cell office:value-type="string" calcext:value-type="string">
            <text:p>PC104-49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table:number-columns-repeated="2" office:value-type="string" calcext:value-type="string">
            <text:p>GIOA_6</text:p>
          </table:table-cell>
          <table:table-cell/>
          <table:table-cell office:value-type="string" calcext:value-type="string">
            <text:p>PC104-17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OSCN</text:p>
          </table:table-cell>
          <table:table-cell office:value-type="string" calcext:value-type="string">
            <text:p>Clock5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Kelvin GN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OSCOUT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GIOA_7</text:p>
          </table:table-cell>
          <table:table-cell office:value-type="string" calcext:value-type="string">
            <text:p>AX5043_IRQ_RX3</text:p>
          </table:table-cell>
          <table:table-cell/>
          <table:table-cell office:value-type="string" calcext:value-type="string">
            <text:p>U405-19</text:p>
          </table:table-cell>
          <table:table-cell/>
          <table:table-cell office:value-type="string" calcext:value-type="string">
            <text:p>RX3_IRQ</text:p>
          </table:table-cell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N2HET1_1</text:p>
          </table:table-cell>
          <table:table-cell office:value-type="string" calcext:value-type="string">
            <text:p>LED D3 YEL</text:p>
          </table:table-cell>
          <table:table-cell/>
          <table:table-cell office:value-type="string" calcext:value-type="string">
            <text:p>D3-1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N2HET1_3</text:p>
          </table:table-cell>
          <table:table-cell office:value-type="string" calcext:value-type="string">
            <text:p>AX5043_SEL1</text:p>
          </table:table-cell>
          <table:table-cell/>
          <table:table-cell office:value-type="string" calcext:value-type="string">
            <text:p>U205-14</text:p>
          </table:table-cell>
          <table:table-cell/>
          <table:table-cell office:value-type="string" calcext:value-type="string">
            <text:p>RX1_SEL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N2HET1_0</text:p>
          </table:table-cell>
          <table:table-cell office:value-type="string" calcext:value-type="string">
            <text:p>LED D2 RED</text:p>
          </table:table-cell>
          <table:table-cell/>
          <table:table-cell office:value-type="string" calcext:value-type="string">
            <text:p>D2-1</text:p>
          </table:table-cell>
          <table:table-cell/>
          <table:table-cell office:value-type="string" calcext:value-type="string">
            <text:p>LED RED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VCC </text:p>
          </table:table-cell>
          <table:table-cell office:value-type="string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N2HET1_2</text:p>
          </table:table-cell>
          <table:table-cell office:value-type="string" calcext:value-type="string">
            <text:p>LED D4 GRN</text:p>
          </table:table-cell>
          <table:table-cell/>
          <table:table-cell office:value-type="string" calcext:value-type="string">
            <text:p>D4-1</text:p>
          </table:table-cell>
          <table:table-cell/>
          <table:table-cell office:value-type="string" calcext:value-type="string">
            <text:p>LED-GRN</text:p>
          </table:table-cell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N2HET1_5</text:p>
          </table:table-cell>
          <table:table-cell office:value-type="string" calcext:value-type="string">
            <text:p>REG_5V_EN</text:p>
          </table:table-cell>
          <table:table-cell/>
          <table:table-cell office:value-type="string" calcext:value-type="string">
            <text:p>U86-2</text:p>
          </table:table-cell>
          <table:table-cell/>
          <table:table-cell office:value-type="string" calcext:value-type="string">
            <text:p>+5V Enable</text:p>
          </table:table-cell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MIBSP15NCS_0</text:p>
          </table:table-cell>
          <table:table-cell office:value-type="string" calcext:value-type="string">
            <text:p>MRAM_NCS3</text:p>
          </table:table-cell>
          <table:table-cell/>
          <table:table-cell office:value-type="string" calcext:value-type="string">
            <text:p>U79-1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N2HET1_7</text:p>
          </table:table-cell>
          <table:table-cell office:value-type="string" calcext:value-type="string">
            <text:p>AX5043_SEL2</text:p>
          </table:table-cell>
          <table:table-cell/>
          <table:table-cell office:value-type="string" calcext:value-type="string">
            <text:p>U305-1</text:p>
          </table:table-cell>
          <table:table-cell/>
          <table:table-cell office:value-type="string" calcext:value-type="string">
            <text:p>RX2 Select</text:p>
          </table:table-cell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N2HET1_9</text:p>
          </table:table-cell>
          <table:table-cell office:value-type="string" calcext:value-type="string">
            <text:p>AX5043_SEL3</text:p>
          </table:table-cell>
          <table:table-cell/>
          <table:table-cell office:value-type="string" calcext:value-type="string">
            <text:p>U405-14</text:p>
          </table:table-cell>
          <table:table-cell office:value-type="string" calcext:value-type="string">
            <text:p>J801-7</text:p>
          </table:table-cell>
          <table:table-cell office:value-type="string" calcext:value-type="string">
            <text:p>RX3 SEL</text:p>
          </table:table-cell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N2HET1_4</text:p>
          </table:table-cell>
          <table:table-cell office:value-type="string" calcext:value-type="string">
            <text:p>AX5042_SEL4</text:p>
          </table:table-cell>
          <table:table-cell/>
          <table:table-cell office:value-type="string" calcext:value-type="string">
            <text:p>U505-14</text:p>
          </table:table-cell>
          <table:table-cell office:value-type="string" calcext:value-type="string">
            <text:p>J801-9</text:p>
          </table:table-cell>
          <table:table-cell office:value-type="string" calcext:value-type="string">
            <text:p>RX4 SEL</text:p>
          </table:table-cell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MIBSP13NCS_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N2HET1_6</text:p>
          </table:table-cell>
          <table:table-cell office:value-type="string" calcext:value-type="string">
            <text:p>UART_RX1</text:p>
          </table:table-cell>
          <table:table-cell/>
          <table:table-cell office:value-type="string" calcext:value-type="string">
            <text:p>PC104-92</text:p>
          </table:table-cell>
          <table:table-cell/>
          <table:table-cell office:value-type="string" calcext:value-type="string">
            <text:p>USB RX</text:p>
          </table:table-cell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N2HET1_13</text:p>
          </table:table-cell>
          <table:table-cell office:value-type="string" calcext:value-type="string">
            <text:p>UART_TX1</text:p>
          </table:table-cell>
          <table:table-cell/>
          <table:table-cell office:value-type="string" calcext:value-type="string">
            <text:p>PC104-88</text:p>
          </table:table-cell>
          <table:table-cell/>
          <table:table-cell office:value-type="string" calcext:value-type="string">
            <text:p>USB TX</text:p>
          </table:table-cell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MIBSPI1NCS_2</text:p>
          </table:table-cell>
          <table:table-cell office:value-type="string" calcext:value-type="string">
            <text:p>MRAM_NCS2</text:p>
          </table:table-cell>
          <table:table-cell/>
          <table:table-cell office:value-type="string" calcext:value-type="string">
            <text:p>U77-1</text:p>
          </table:table-cell>
          <table:table-cell/>
          <table:table-cell office:value-type="string" calcext:value-type="string">
            <text:p>MRAM CS</text:p>
          </table:table-cell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N2HET1_15</text:p>
          </table:table-cell>
          <table:table-cell office:value-type="string" calcext:value-type="string">
            <text:p>FCODE_D0</text:p>
          </table:table-cell>
          <table:table-cell/>
          <table:table-cell office:value-type="string" calcext:value-type="string">
            <text:p>PC104-64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nPOR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MIBSPI3SOMI</text:p>
          </table:table-cell>
          <table:table-cell office:value-type="string" calcext:value-type="string">
            <text:p>AX5043_MISO</text:p>
          </table:table-cell>
          <table:table-cell/>
          <table:table-cell office:value-type="string" calcext:value-type="string">
            <text:p>U205-16,U156-16,U405-16,J801-6,U505-16</text:p>
          </table:table-cell>
          <table:table-cell/>
          <table:table-cell office:value-type="string" calcext:value-type="string">
            <text:p>AX5043 MISO</text:p>
          </table:table-cell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MIBSPI3SOMO</text:p>
          </table:table-cell>
          <table:table-cell office:value-type="string" calcext:value-type="string">
            <text:p>AX5043_MOSI</text:p>
          </table:table-cell>
          <table:table-cell/>
          <table:table-cell office:value-type="string" calcext:value-type="string">
            <text:p>U205-17,U156-17,U405-17,J801-4,U505-17</text:p>
          </table:table-cell>
          <table:table-cell/>
          <table:table-cell office:value-type="string" calcext:value-type="string">
            <text:p>AX5043 MOSI</text:p>
          </table:table-cell>
        </table:table-row>
        <table:table-row table:style-name="ro1">
          <table:table-cell/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MIBSPI3CLK</text:p>
          </table:table-cell>
          <table:table-cell office:value-type="string" calcext:value-type="string">
            <text:p>AX5043_CLK</text:p>
          </table:table-cell>
          <table:table-cell/>
          <table:table-cell office:value-type="string" calcext:value-type="string">
            <text:p>U205-15,U156-15,U405-15,J801-8,U505-15</text:p>
          </table:table-cell>
          <table:table-cell/>
          <table:table-cell office:value-type="string" calcext:value-type="string">
            <text:p>AX5043 CLK</text:p>
          </table:table-cell>
        </table:table-row>
        <table:table-row table:style-name="ro1">
          <table:table-cell/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MIBSPI3NCS_0</text:p>
          </table:table-cell>
          <table:table-cell office:value-type="string" calcext:value-type="string">
            <text:p>MRAM_NCS1</text:p>
          </table:table-cell>
          <table:table-cell/>
          <table:table-cell office:value-type="string" calcext:value-type="string">
            <text:p>U78-1</text:p>
          </table:table-cell>
          <table:table-cell/>
          <table:table-cell office:value-type="string" calcext:value-type="string">
            <text:p>MRAM CS</text:p>
          </table:table-cell>
        </table:table-row>
        <table:table-row table:style-name="ro1">
          <table:table-cell/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AD1IN16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AD1IN17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AD1IN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AD1IN_7</text:p>
          </table:table-cell>
          <table:table-cell office:value-type="string" calcext:value-type="string">
            <text:p>PWR_FLAG_AX5043</text:p>
          </table:table-cell>
          <table:table-cell/>
          <table:table-cell office:value-type="string" calcext:value-type="string">
            <text:p>U93-6</text:p>
          </table:table-cell>
          <table:table-cell/>
          <table:table-cell office:value-type="string" calcext:value-type="string">
            <text:p>AX5043 3.3V Supply</text:p>
          </table:table-cell>
        </table:table-row>
        <table:table-row table:style-name="ro1">
          <table:table-cell/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AD1IN_18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AD1IN_19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AD1IN_20</text:p>
          </table:table-cell>
          <table:table-cell office:value-type="string" calcext:value-type="string">
            <text:p>VER_BIT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AD1IN_21</text:p>
          </table:table-cell>
          <table:table-cell office:value-type="string" calcext:value-type="string">
            <text:p>VER_BIT1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ADREFHI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ADREFLO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VSSAD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VCCAD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AD1IN_9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AD1IN_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AD1IN_1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AD1IN_2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AD1IN_3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.B75]+1" office:value-type="float" office:value="75" calcext:value-type="float">
            <text:p>75</text:p>
          </table:table-cell>
          <table:table-cell office:value-type="string" calcext:value-type="string">
            <text:p>AD1IN_1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6]+1" office:value-type="float" office:value="76" calcext:value-type="float">
            <text:p>76</text:p>
          </table:table-cell>
          <table:table-cell office:value-type="string" calcext:value-type="string">
            <text:p>AD1IN_4</text:p>
          </table:table-cell>
          <table:table-cell office:value-type="string" calcext:value-type="string">
            <text:p>PWR_FLAG_SSPA</text:p>
          </table:table-cell>
          <table:table-cell/>
          <table:table-cell office:value-type="string" calcext:value-type="string">
            <text:p>U94-6</text:p>
          </table:table-cell>
          <table:table-cell/>
          <table:table-cell office:value-type="string" calcext:value-type="string">
            <text:p>SSPA</text:p>
          </table:table-cell>
        </table:table-row>
        <table:table-row table:style-name="ro1">
          <table:table-cell/>
          <table:table-cell table:formula="of:=[.B77]+1" office:value-type="float" office:value="77" calcext:value-type="float">
            <text:p>77</text:p>
          </table:table-cell>
          <table:table-cell office:value-type="string" calcext:value-type="string">
            <text:p>AD1IN_12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8]+1" office:value-type="float" office:value="78" calcext:value-type="float">
            <text:p>78</text:p>
          </table:table-cell>
          <table:table-cell office:value-type="string" calcext:value-type="string">
            <text:p>AD1IN_5</text:p>
          </table:table-cell>
          <table:table-cell office:value-type="string" calcext:value-type="string">
            <text:p>PWR_SW_SSPA</text:p>
          </table:table-cell>
          <table:table-cell/>
          <table:table-cell office:value-type="string" calcext:value-type="string">
            <text:p>U94-4</text:p>
          </table:table-cell>
          <table:table-cell/>
          <table:table-cell office:value-type="string" calcext:value-type="string">
            <text:p>SSPA Enable</text:p>
          </table:table-cell>
        </table:table-row>
        <table:table-row table:style-name="ro1">
          <table:table-cell/>
          <table:table-cell table:formula="of:=[.B79]+1" office:value-type="float" office:value="79" calcext:value-type="float">
            <text:p>79</text:p>
          </table:table-cell>
          <table:table-cell office:value-type="string" calcext:value-type="string">
            <text:p>AD1IN_13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0]+1" office:value-type="float" office:value="80" calcext:value-type="float">
            <text:p>80</text:p>
          </table:table-cell>
          <table:table-cell office:value-type="string" calcext:value-type="string">
            <text:p>AD1IN_6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1]+1" office:value-type="float" office:value="81" calcext:value-type="float">
            <text:p>81</text:p>
          </table:table-cell>
          <table:table-cell office:value-type="string" calcext:value-type="string">
            <text:p>AD1IN_22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2]+1" office:value-type="float" office:value="82" calcext:value-type="float">
            <text:p>82</text:p>
          </table:table-cell>
          <table:table-cell office:value-type="string" calcext:value-type="string">
            <text:p>AD1IN_14</text:p>
          </table:table-cell>
          <table:table-cell office:value-type="string" calcext:value-type="string">
            <text:p>VER_BIT2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83]+1" office:value-type="float" office:value="83" calcext:value-type="float">
            <text:p>83</text:p>
          </table:table-cell>
          <table:table-cell office:value-type="string" calcext:value-type="string">
            <text:p>AD1IN_8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4]+1" office:value-type="float" office:value="84" calcext:value-type="float">
            <text:p>84</text:p>
          </table:table-cell>
          <table:table-cell office:value-type="string" calcext:value-type="string">
            <text:p>AD1IN_23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5]+1" office:value-type="float" office:value="85" calcext:value-type="float">
            <text:p>85</text:p>
          </table:table-cell>
          <table:table-cell office:value-type="string" calcext:value-type="string">
            <text:p>AD1IN_15</text:p>
          </table:table-cell>
          <table:table-cell office:value-type="string" calcext:value-type="string">
            <text:p>VER_BIT3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86]+1" office:value-type="float" office:value="86" calcext:value-type="float">
            <text:p>86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7]+1" office:value-type="float" office:value="87" calcext:value-type="float">
            <text:p>8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88]+1"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89]+1" office:value-type="float" office:value="89" calcext:value-type="float">
            <text:p>89</text:p>
          </table:table-cell>
          <table:table-cell office:value-type="string" calcext:value-type="string">
            <text:p>CAN1T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0]+1" office:value-type="float" office:value="90" calcext:value-type="float">
            <text:p>90</text:p>
          </table:table-cell>
          <table:table-cell office:value-type="string" calcext:value-type="string">
            <text:p>CAN1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1]+1" office:value-type="float" office:value="91" calcext:value-type="float">
            <text:p>91</text:p>
          </table:table-cell>
          <table:table-cell office:value-type="string" calcext:value-type="string">
            <text:p>N2HET1_24</text:p>
          </table:table-cell>
          <table:table-cell office:value-type="string" calcext:value-type="string">
            <text:p>UART_CTS</text:p>
          </table:table-cell>
          <table:table-cell/>
          <table:table-cell office:value-type="string" calcext:value-type="string">
            <text:p>PC104-100</text:p>
          </table:table-cell>
          <table:table-cell/>
          <table:table-cell office:value-type="string" calcext:value-type="string">
            <text:p>USB CTS</text:p>
          </table:table-cell>
        </table:table-row>
        <table:table-row table:style-name="ro1">
          <table:table-cell/>
          <table:table-cell table:formula="of:=[.B92]+1" office:value-type="float" office:value="92" calcext:value-type="float">
            <text:p>92</text:p>
          </table:table-cell>
          <table:table-cell office:value-type="string" calcext:value-type="string">
            <text:p>N2HET1_26</text:p>
          </table:table-cell>
          <table:table-cell office:value-type="string" calcext:value-type="string">
            <text:p>UART_RTS</text:p>
          </table:table-cell>
          <table:table-cell/>
          <table:table-cell office:value-type="string" calcext:value-type="string">
            <text:p>PC104-96</text:p>
          </table:table-cell>
          <table:table-cell/>
          <table:table-cell office:value-type="string" calcext:value-type="string">
            <text:p>USB RTS</text:p>
          </table:table-cell>
        </table:table-row>
        <table:table-row table:style-name="ro1">
          <table:table-cell/>
          <table:table-cell table:formula="of:=[.B93]+1" office:value-type="float" office:value="93" calcext:value-type="float">
            <text:p>93</text:p>
          </table:table-cell>
          <table:table-cell office:value-type="string" calcext:value-type="string">
            <text:p>MIBSP1SMO</text:p>
          </table:table-cell>
          <table:table-cell office:value-type="string" calcext:value-type="string">
            <text:p>MRAM_MOSI</text:p>
          </table:table-cell>
          <table:table-cell/>
          <table:table-cell office:value-type="string" calcext:value-type="string">
            <text:p>U76-5</text:p>
          </table:table-cell>
          <table:table-cell/>
          <table:table-cell office:value-type="string" calcext:value-type="string">
            <text:p>MRAM SI</text:p>
          </table:table-cell>
        </table:table-row>
        <table:table-row table:style-name="ro1">
          <table:table-cell/>
          <table:table-cell table:formula="of:=[.B94]+1" office:value-type="float" office:value="94" calcext:value-type="float">
            <text:p>94</text:p>
          </table:table-cell>
          <table:table-cell office:value-type="string" calcext:value-type="string">
            <text:p>MIBSP1SMI</text:p>
          </table:table-cell>
          <table:table-cell office:value-type="string" calcext:value-type="string">
            <text:p>MRAM_CLK</text:p>
          </table:table-cell>
          <table:table-cell/>
          <table:table-cell office:value-type="string" calcext:value-type="string">
            <text:p>U76-6, U77-6, U78-6, U79 -6</text:p>
          </table:table-cell>
          <table:table-cell/>
          <table:table-cell office:value-type="string" calcext:value-type="string">
            <text:p>MRAM SCK</text:p>
          </table:table-cell>
        </table:table-row>
        <table:table-row table:style-name="ro1">
          <table:table-cell/>
          <table:table-cell table:formula="of:=[.B95]+1" office:value-type="float" office:value="95" calcext:value-type="float">
            <text:p>95</text:p>
          </table:table-cell>
          <table:table-cell office:value-type="string" calcext:value-type="string">
            <text:p>MIBSP1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6]+1" office:value-type="float" office:value="96" calcext:value-type="float">
            <text:p>96</text:p>
          </table:table-cell>
          <table:table-cell office:value-type="string" calcext:value-type="string">
            <text:p>MIBSP11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97" calcext:value-type="float">
            <text:p>97</text:p>
          </table:table-cell>
          <table:table-cell office:value-type="string" calcext:value-type="string">
            <text:p>MIBSP15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98" calcext:value-type="float">
            <text:p>98</text:p>
          </table:table-cell>
          <table:table-cell office:value-type="string" calcext:value-type="string">
            <text:p>MIBSP15SOMI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99" calcext:value-type="float">
            <text:p>99</text:p>
          </table:table-cell>
          <table:table-cell office:value-type="string" calcext:value-type="string">
            <text:p>MIBSP15SIMO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00" calcext:value-type="float">
            <text:p>10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01" calcext:value-type="float">
            <text:p>10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02]+1"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03]+1"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04]+1" office:value-type="float" office:value="104" calcext:value-type="float">
            <text:p>104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05]+1" office:value-type="float" office:value="105" calcext:value-type="float">
            <text:p>105</text:p>
          </table:table-cell>
          <table:table-cell office:value-type="string" calcext:value-type="string">
            <text:p>MIBSPI1NCS_0</text:p>
          </table:table-cell>
          <table:table-cell office:value-type="string" calcext:value-type="string">
            <text:p>MRAM_NCS0</text:p>
          </table:table-cell>
          <table:table-cell/>
          <table:table-cell office:value-type="string" calcext:value-type="string">
            <text:p>U76-1</text:p>
          </table:table-cell>
          <table:table-cell/>
          <table:table-cell office:value-type="string" calcext:value-type="string">
            <text:p>MRAM 0 CS</text:p>
          </table:table-cell>
        </table:table-row>
        <table:table-row table:style-name="ro1">
          <table:table-cell/>
          <table:table-cell table:formula="of:=[.B106]+1" office:value-type="float" office:value="106" calcext:value-type="float">
            <text:p>106</text:p>
          </table:table-cell>
          <table:table-cell office:value-type="string" calcext:value-type="string">
            <text:p>N2HET1_8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PC104-31</text:p>
          </table:table-cell>
          <table:table-cell table:number-columns-repeated="2"/>
        </table:table-row>
        <table:table-row table:style-name="ro1">
          <table:table-cell/>
          <table:table-cell table:formula="of:=[.B107]+1" office:value-type="float" office:value="107" calcext:value-type="float">
            <text:p>107</text:p>
          </table:table-cell>
          <table:table-cell office:value-type="string" calcext:value-type="string">
            <text:p>N2HET1_28</text:p>
          </table:table-cell>
          <table:table-cell office:value-type="string" calcext:value-type="string">
            <text:p>PB_ENABLE</text:p>
          </table:table-cell>
          <table:table-cell/>
          <table:table-cell office:value-type="string" calcext:value-type="string">
            <text:p>PC104-49</text:p>
          </table:table-cell>
          <table:table-cell table:number-columns-repeated="2"/>
        </table:table-row>
        <table:table-row table:style-name="ro1">
          <table:table-cell/>
          <table:table-cell table:formula="of:=[.B108]+1" office:value-type="float" office:value="108" calcext:value-type="float">
            <text:p>108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_TMS</text:p>
          </table:table-cell>
          <table:table-cell/>
          <table:table-cell office:value-type="string" calcext:value-type="string">
            <text:p>J2-2</text:p>
          </table:table-cell>
          <table:table-cell table:number-columns-repeated="2"/>
        </table:table-row>
        <table:table-row table:style-name="ro1">
          <table:table-cell/>
          <table:table-cell table:formula="of:=[.B109]+1" office:value-type="float" office:value="109" calcext:value-type="float">
            <text:p>109</text:p>
          </table:table-cell>
          <table:table-cell office:value-type="string" calcext:value-type="string">
            <text:p>nT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110]+1" office:value-type="float" office:value="110" calcext:value-type="float">
            <text:p>11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_TDI</text:p>
          </table:table-cell>
          <table:table-cell/>
          <table:table-cell office:value-type="string" calcext:value-type="string">
            <text:p>J2-8</text:p>
          </table:table-cell>
          <table:table-cell table:number-columns-repeated="2"/>
        </table:table-row>
        <table:table-row table:style-name="ro1">
          <table:table-cell/>
          <table:table-cell table:formula="of:=[.B111]+1" office:value-type="float" office:value="111" calcext:value-type="float">
            <text:p>111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_TDO</text:p>
          </table:table-cell>
          <table:table-cell/>
          <table:table-cell office:value-type="string" calcext:value-type="string">
            <text:p>J2-6</text:p>
          </table:table-cell>
          <table:table-cell table:number-columns-repeated="2"/>
        </table:table-row>
        <table:table-row table:style-name="ro1">
          <table:table-cell/>
          <table:table-cell table:formula="of:=[.B112]+1" office:value-type="float" office:value="112" calcext:value-type="float">
            <text:p>11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_TCK</text:p>
          </table:table-cell>
          <table:table-cell/>
          <table:table-cell office:value-type="string" calcext:value-type="string">
            <text:p>J2-4</text:p>
          </table:table-cell>
          <table:table-cell table:number-columns-repeated="2"/>
        </table:table-row>
        <table:table-row table:style-name="ro1">
          <table:table-cell/>
          <table:table-cell table:formula="of:=[.B113]+1" office:value-type="float" office:value="113" calcext:value-type="float">
            <text:p>113</text:p>
          </table:table-cell>
          <table:table-cell office:value-type="string" calcext:value-type="string">
            <text:p>RTCK</text:p>
          </table:table-cell>
          <table:table-cell office:value-type="string" calcext:value-type="string">
            <text:p>JTAG_RTCK</text:p>
          </table:table-cell>
          <table:table-cell/>
          <table:table-cell office:value-type="string" calcext:value-type="string">
            <text:p>J2-7</text:p>
          </table:table-cell>
          <table:table-cell table:number-columns-repeated="2"/>
        </table:table-row>
        <table:table-row table:style-name="ro1">
          <table:table-cell/>
          <table:table-cell table:formula="of:=[.B114]+1" office:value-type="float" office:value="114" calcext:value-type="float">
            <text:p>11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15]+1" office:value-type="float" office:value="115" calcext:value-type="float">
            <text:p>11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16]+1" office:value-type="float" office:value="116" calcext:value-type="float">
            <text:p>116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117]+1" office:value-type="float" office:value="117" calcext:value-type="float">
            <text:p>117</text:p>
          </table:table-cell>
          <table:table-cell office:value-type="string" calcext:value-type="string">
            <text:p>nERROR</text:p>
          </table:table-cell>
          <table:table-cell office:value-type="string" calcext:value-type="string">
            <text:p>FAULT_N</text:p>
          </table:table-cell>
          <table:table-cell/>
          <table:table-cell office:value-type="string" calcext:value-type="string">
            <text:p>PC104-19</text:p>
          </table:table-cell>
          <table:table-cell table:number-columns-repeated="2"/>
        </table:table-row>
        <table:table-row table:style-name="ro1">
          <table:table-cell/>
          <table:table-cell table:formula="of:=[.B118]+1" office:value-type="float" office:value="118" calcext:value-type="float">
            <text:p>118</text:p>
          </table:table-cell>
          <table:table-cell office:value-type="string" calcext:value-type="string">
            <text:p>N2HET1_10</text:p>
          </table:table-cell>
          <table:table-cell office:value-type="string" calcext:value-type="string">
            <text:p>Alarm XMIT Shutdown</text:p>
          </table:table-cell>
          <table:table-cell/>
          <table:table-cell office:value-type="string" calcext:value-type="string">
            <text:p>U28-5, U89-3</text:p>
          </table:table-cell>
          <table:table-cell/>
          <table:table-cell office:value-type="string" calcext:value-type="string">
            <text:p>Ral Time Clock INTA_N, Turns off Power to Transmit</text:p>
          </table:table-cell>
        </table:table-row>
        <table:table-row table:style-name="ro1">
          <table:table-cell/>
          <table:table-cell table:formula="of:=[.B119]+1" office:value-type="float" office:value="119" calcext:value-type="float">
            <text:p>119</text:p>
          </table:table-cell>
          <table:table-cell office:value-type="string" calcext:value-type="string">
            <text:p>E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20" calcext:value-type="float">
            <text:p>12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22" calcext:value-type="float">
            <text:p>12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23" calcext:value-type="float">
            <text:p>1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24]+1" office:value-type="float" office:value="124" calcext:value-type="float">
            <text:p>124</text:p>
          </table:table-cell>
          <table:table-cell office:value-type="string" calcext:value-type="string">
            <text:p>N2HET1_12</text:p>
          </table:table-cell>
          <table:table-cell office:value-type="string" calcext:value-type="string">
            <text:p>AX5043_SEL_TX</text:p>
          </table:table-cell>
          <table:table-cell/>
          <table:table-cell office:value-type="string" calcext:value-type="string">
            <text:p>U156-14</text:p>
          </table:table-cell>
          <table:table-cell/>
          <table:table-cell office:value-type="string" calcext:value-type="string">
            <text:p>AX5043 TX SEL</text:p>
          </table:table-cell>
        </table:table-row>
        <table:table-row table:style-name="ro1">
          <table:table-cell/>
          <table:table-cell table:formula="of:=[.B125]+1" office:value-type="float" office:value="125" calcext:value-type="float">
            <text:p>125</text:p>
          </table:table-cell>
          <table:table-cell office:value-type="string" calcext:value-type="string">
            <text:p>N2HET1_14</text:p>
          </table:table-cell>
          <table:table-cell office:value-type="string" calcext:value-type="string">
            <text:p>ONEWIRE</text:p>
          </table:table-cell>
          <table:table-cell/>
          <table:table-cell office:value-type="string" calcext:value-type="string">
            <text:p>U26-2</text:p>
          </table:table-cell>
          <table:table-cell/>
          <table:table-cell office:value-type="string" calcext:value-type="string">
            <text:p>Secure Byte IO</text:p>
          </table:table-cell>
        </table:table-row>
        <table:table-row table:style-name="ro1">
          <table:table-cell/>
          <table:table-cell table:formula="of:=[.B126]+1" office:value-type="float" office:value="126" calcext:value-type="float">
            <text:p>126</text:p>
          </table:table-cell>
          <table:table-cell office:value-type="string" calcext:value-type="string">
            <text:p>GOIB_0</text:p>
          </table:table-cell>
          <table:table-cell office:value-type="string" calcext:value-type="string">
            <text:p>AX5043_IRQ_RX2</text:p>
          </table:table-cell>
          <table:table-cell/>
          <table:table-cell office:value-type="string" calcext:value-type="string">
            <text:p>U305-19</text:p>
          </table:table-cell>
          <table:table-cell/>
          <table:table-cell office:value-type="string" calcext:value-type="string">
            <text:p>RX2 IRQ</text:p>
          </table:table-cell>
        </table:table-row>
        <table:table-row table:style-name="ro1">
          <table:table-cell/>
          <table:table-cell table:formula="of:=[.B127]+1" office:value-type="float" office:value="127" calcext:value-type="float">
            <text:p>127</text:p>
          </table:table-cell>
          <table:table-cell office:value-type="string" calcext:value-type="string">
            <text:p>N2HET1_30</text:p>
          </table:table-cell>
          <table:table-cell office:value-type="string" calcext:value-type="string">
            <text:p>CMD_MODE</text:p>
          </table:table-cell>
          <table:table-cell/>
          <table:table-cell office:value-type="string" calcext:value-type="string">
            <text:p>PC104-27</text:p>
          </table:table-cell>
          <table:table-cell table:number-columns-repeated="2"/>
        </table:table-row>
        <table:table-row table:style-name="ro1">
          <table:table-cell/>
          <table:table-cell table:formula="of:=[.B128]+1" office:value-type="float" office:value="128" calcext:value-type="float">
            <text:p>128</text:p>
          </table:table-cell>
          <table:table-cell office:value-type="string" calcext:value-type="string">
            <text:p>CAN2T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29]+1" office:value-type="float" office:value="129" calcext:value-type="float">
            <text:p>129</text:p>
          </table:table-cell>
          <table:table-cell office:value-type="string" calcext:value-type="string">
            <text:p>CAN2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30]+1" office:value-type="float" office:value="130" calcext:value-type="float">
            <text:p>130</text:p>
          </table:table-cell>
          <table:table-cell office:value-type="string" calcext:value-type="string">
            <text:p>MIBSPINCS_1</text:p>
          </table:table-cell>
          <table:table-cell office:value-type="string" calcext:value-type="string">
            <text:p>FEED_WATCHDOG</text:p>
          </table:table-cell>
          <table:table-cell/>
          <table:table-cell office:value-type="string" calcext:value-type="string">
            <text:p>U90-4, U95-4</text:p>
          </table:table-cell>
          <table:table-cell/>
          <table:table-cell office:value-type="string" calcext:value-type="string">
            <text:p>Keep Watchdog happy</text:p>
          </table:table-cell>
        </table:table-row>
        <table:table-row table:style-name="ro1">
          <table:table-cell/>
          <table:table-cell table:formula="of:=[.B131]+1" office:value-type="float" office:value="131" calcext:value-type="float">
            <text:p>131</text:p>
          </table:table-cell>
          <table:table-cell office:value-type="string" calcext:value-type="string">
            <text:p>LINRX</text:p>
          </table:table-cell>
          <table:table-cell office:value-type="string" calcext:value-type="string">
            <text:p>UART_RX2</text:p>
          </table:table-cell>
          <table:table-cell/>
          <table:table-cell office:value-type="string" calcext:value-type="string">
            <text:p>PC104-36</text:p>
          </table:table-cell>
          <table:table-cell/>
          <table:table-cell office:value-type="string" calcext:value-type="string">
            <text:p>UART RX2</text:p>
          </table:table-cell>
        </table:table-row>
        <table:table-row table:style-name="ro1">
          <table:table-cell/>
          <table:table-cell table:formula="of:=[.B132]+1" office:value-type="float" office:value="132" calcext:value-type="float">
            <text:p>132</text:p>
          </table:table-cell>
          <table:table-cell office:value-type="string" calcext:value-type="string">
            <text:p>LINTX</text:p>
          </table:table-cell>
          <table:table-cell office:value-type="string" calcext:value-type="string">
            <text:p>UART_TX2</text:p>
          </table:table-cell>
          <table:table-cell/>
          <table:table-cell office:value-type="string" calcext:value-type="string">
            <text:p>PC104-32</text:p>
          </table:table-cell>
          <table:table-cell/>
          <table:table-cell office:value-type="string" calcext:value-type="string">
            <text:p>UART TX2</text:p>
          </table:table-cell>
        </table:table-row>
        <table:table-row table:style-name="ro1">
          <table:table-cell/>
          <table:table-cell table:formula="of:=[.B133]+1" office:value-type="float" office:value="133" calcext:value-type="float">
            <text:p>133</text:p>
          </table:table-cell>
          <table:table-cell office:value-type="string" calcext:value-type="string">
            <text:p>GIOB_1</text:p>
          </table:table-cell>
          <table:table-cell office:value-type="string" calcext:value-type="string">
            <text:p>GOIB_1</text:p>
          </table:table-cell>
          <table:table-cell/>
          <table:table-cell office:value-type="string" calcext:value-type="string">
            <text:p>PC104-16</text:p>
          </table:table-cell>
          <table:table-cell/>
          <table:table-cell office:value-type="string" calcext:value-type="string">
            <text:p>IO Bit</text:p>
          </table:table-cell>
        </table:table-row>
        <table:table-row table:style-name="ro1">
          <table:table-cell/>
          <table:table-cell table:formula="of:=[.B134]+1" office:value-type="float" office:value="134" calcext:value-type="float">
            <text:p>134</text:p>
          </table:table-cell>
          <table:table-cell office:value-type="string" calcext:value-type="string">
            <text:p>VCCP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35]+1"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36]+1" office:value-type="float" office:value="136" calcext:value-type="float">
            <text:p>13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37]+1"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38]+1" office:value-type="float" office:value="138" calcext:value-type="float">
            <text:p>1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39]+1" office:value-type="float" office:value="139" calcext:value-type="float">
            <text:p>139</text:p>
          </table:table-cell>
          <table:table-cell office:value-type="string" calcext:value-type="string">
            <text:p>N2HET1_16</text:p>
          </table:table-cell>
          <table:table-cell office:value-type="string" calcext:value-type="string">
            <text:p>FCODE_D3</text:p>
          </table:table-cell>
          <table:table-cell/>
          <table:table-cell office:value-type="string" calcext:value-type="string">
            <text:p>PC104-60</text:p>
          </table:table-cell>
          <table:table-cell table:number-columns-repeated="2"/>
        </table:table-row>
        <table:table-row table:style-name="ro1">
          <table:table-cell/>
          <table:table-cell table:formula="of:=[.B140]+1" office:value-type="float" office:value="140" calcext:value-type="float">
            <text:p>140</text:p>
          </table:table-cell>
          <table:table-cell office:value-type="string" calcext:value-type="string">
            <text:p>N2HET1_18</text:p>
          </table:table-cell>
          <table:table-cell office:value-type="string" calcext:value-type="string">
            <text:p>USB_Suspend_Low</text:p>
          </table:table-cell>
          <table:table-cell/>
          <table:table-cell office:value-type="string" calcext:value-type="string">
            <text:p>PC104-104</text:p>
          </table:table-cell>
          <table:table-cell/>
          <table:table-cell office:value-type="string" calcext:value-type="string">
            <text:p>USB Control</text:p>
          </table:table-cell>
        </table:table-row>
        <table:table-row table:style-name="ro1">
          <table:table-cell/>
          <table:table-cell table:formula="of:=[.B141]+1" office:value-type="float" office:value="141" calcext:value-type="float">
            <text:p>141</text:p>
          </table:table-cell>
          <table:table-cell office:value-type="string" calcext:value-type="string">
            <text:p>N2HET1_2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42]+1" office:value-type="float" office:value="142" calcext:value-type="float">
            <text:p>142</text:p>
          </table:table-cell>
          <table:table-cell office:value-type="string" calcext:value-type="string">
            <text:p>GIOB_2</text:p>
          </table:table-cell>
          <table:table-cell office:value-type="string" calcext:value-type="string">
            <text:p>AX5043_IRQ_TX</text:p>
          </table:table-cell>
          <table:table-cell/>
          <table:table-cell office:value-type="string" calcext:value-type="string">
            <text:p>U156-19</text:p>
          </table:table-cell>
          <table:table-cell/>
          <table:table-cell office:value-type="string" calcext:value-type="string">
            <text:p>AX5043 TX IRQ</text:p>
          </table:table-cell>
        </table:table-row>
        <table:table-row table:style-name="ro1">
          <table:table-cell/>
          <table:table-cell table:formula="of:=[.B143]+1" office:value-type="float" office:value="143" calcext:value-type="float">
            <text:p>14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44]+1" office:value-type="float" office:value="144" calcext:value-type="float">
            <text:p>1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 table:number-rows-repeated="10484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ort By Connection Poin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formula="of:=[$'ROOT LIST CPU Pin'.B30]" office:value-type="float" office:value="29" calcext:value-type="float">
            <text:p>29</text:p>
          </table:table-cell>
          <table:table-cell table:formula="of:=[$'ROOT LIST CPU Pin'.C30]" office:value-type="string" office:string-value="VCC " calcext:value-type="string">
            <text:p>VCC </text:p>
          </table:table-cell>
          <table:table-cell table:formula="of:=[$'ROOT LIST CPU Pin'.D3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8]" office:value-type="float" office:value="17" calcext:value-type="float">
            <text:p>17</text:p>
          </table:table-cell>
          <table:table-cell table:formula="of:=[$'ROOT LIST CPU Pin'.C18]" office:value-type="string" office:string-value="VCC" calcext:value-type="string">
            <text:p>VCC</text:p>
          </table:table-cell>
          <table:table-cell table:formula="of:=[$'ROOT LIST CPU Pin'.D18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6]" office:value-type="float" office:value="45" calcext:value-type="float">
            <text:p>45</text:p>
          </table:table-cell>
          <table:table-cell table:formula="of:=[$'ROOT LIST CPU Pin'.C46]" office:value-type="string" office:string-value="VCC" calcext:value-type="string">
            <text:p>VCC</text:p>
          </table:table-cell>
          <table:table-cell table:formula="of:=[$'ROOT LIST CPU Pin'.D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9]" office:value-type="float" office:value="48" calcext:value-type="float">
            <text:p>48</text:p>
          </table:table-cell>
          <table:table-cell table:formula="of:=[$'ROOT LIST CPU Pin'.C49]" office:value-type="string" office:string-value="VCC" calcext:value-type="string">
            <text:p>VCC</text:p>
          </table:table-cell>
          <table:table-cell table:formula="of:=[$'ROOT LIST CPU Pin'.D49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0]" office:value-type="float" office:value="49" calcext:value-type="float">
            <text:p>49</text:p>
          </table:table-cell>
          <table:table-cell table:formula="of:=[$'ROOT LIST CPU Pin'.C50]" office:value-type="string" office:string-value="VCC" calcext:value-type="string">
            <text:p>VCC</text:p>
          </table:table-cell>
          <table:table-cell table:formula="of:=[$'ROOT LIST CPU Pin'.D5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8]" office:value-type="float" office:value="57" calcext:value-type="float">
            <text:p>57</text:p>
          </table:table-cell>
          <table:table-cell table:formula="of:=[$'ROOT LIST CPU Pin'.C58]" office:value-type="string" office:string-value="VCC" calcext:value-type="string">
            <text:p>VCC</text:p>
          </table:table-cell>
          <table:table-cell table:formula="of:=[$'ROOT LIST CPU Pin'.D5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2]" office:value-type="float" office:value="101" calcext:value-type="float">
            <text:p>101</text:p>
          </table:table-cell>
          <table:table-cell table:formula="of:=[$'ROOT LIST CPU Pin'.C102]" office:value-type="string" office:string-value="VCC" calcext:value-type="string">
            <text:p>VCC</text:p>
          </table:table-cell>
          <table:table-cell table:formula="of:=[$'ROOT LIST CPU Pin'.D10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5]" office:value-type="float" office:value="114" calcext:value-type="float">
            <text:p>114</text:p>
          </table:table-cell>
          <table:table-cell table:formula="of:=[$'ROOT LIST CPU Pin'.C115]" office:value-type="string" office:string-value="VCC" calcext:value-type="string">
            <text:p>VCC</text:p>
          </table:table-cell>
          <table:table-cell table:formula="of:=[$'ROOT LIST CPU Pin'.D115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4]" office:value-type="float" office:value="123" calcext:value-type="float">
            <text:p>123</text:p>
          </table:table-cell>
          <table:table-cell table:formula="of:=[$'ROOT LIST CPU Pin'.C124]" office:value-type="string" office:string-value="VCC" calcext:value-type="string">
            <text:p>VCC</text:p>
          </table:table-cell>
          <table:table-cell table:formula="of:=[$'ROOT LIST CPU Pin'.D12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8]" office:value-type="float" office:value="137" calcext:value-type="float">
            <text:p>137</text:p>
          </table:table-cell>
          <table:table-cell table:formula="of:=[$'ROOT LIST CPU Pin'.C138]" office:value-type="string" office:string-value="VCC" calcext:value-type="string">
            <text:p>VCC</text:p>
          </table:table-cell>
          <table:table-cell table:formula="of:=[$'ROOT LIST CPU Pin'.D13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4]" office:value-type="float" office:value="143" calcext:value-type="float">
            <text:p>143</text:p>
          </table:table-cell>
          <table:table-cell table:formula="of:=[$'ROOT LIST CPU Pin'.C144]" office:value-type="string" office:string-value="VCC" calcext:value-type="string">
            <text:p>VCC</text:p>
          </table:table-cell>
          <table:table-cell table:formula="of:=[$'ROOT LIST CPU Pin'.D14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8]" office:value-type="float" office:value="87" calcext:value-type="float">
            <text:p>87</text:p>
          </table:table-cell>
          <table:table-cell table:formula="of:=[$'ROOT LIST CPU Pin'.C88]" office:value-type="string" office:string-value="VCC" calcext:value-type="string">
            <text:p>VCC</text:p>
          </table:table-cell>
          <table:table-cell table:formula="of:=[$'ROOT LIST CPU Pin'.D8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7]" office:value-type="float" office:value="26" calcext:value-type="float">
            <text:p>26</text:p>
          </table:table-cell>
          <table:table-cell table:formula="of:=[$'ROOT LIST CPU Pin'.C27]" office:value-type="string" office:string-value="VCCIO" calcext:value-type="string">
            <text:p>VCCIO</text:p>
          </table:table-cell>
          <table:table-cell table:formula="of:=[$'ROOT LIST CPU Pin'.D27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3]" office:value-type="float" office:value="42" calcext:value-type="float">
            <text:p>42</text:p>
          </table:table-cell>
          <table:table-cell table:formula="of:=[$'ROOT LIST CPU Pin'.C43]" office:value-type="string" office:string-value="VCCIO" calcext:value-type="string">
            <text:p>VCCIO</text:p>
          </table:table-cell>
          <table:table-cell table:formula="of:=[$'ROOT LIST CPU Pin'.D43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7]" office:value-type="float" office:value="66" calcext:value-type="float">
            <text:p>66</text:p>
          </table:table-cell>
          <table:table-cell table:formula="of:=[$'ROOT LIST CPU Pin'.C67]" office:value-type="string" office:string-value="ADREFHI" calcext:value-type="string">
            <text:p>ADREFHI</text:p>
          </table:table-cell>
          <table:table-cell table:formula="of:=[$'ROOT LIST CPU Pin'.D6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0]" office:value-type="float" office:value="69" calcext:value-type="float">
            <text:p>69</text:p>
          </table:table-cell>
          <table:table-cell table:formula="of:=[$'ROOT LIST CPU Pin'.C70]" office:value-type="string" office:string-value="VCCAD" calcext:value-type="string">
            <text:p>VCCAD</text:p>
          </table:table-cell>
          <table:table-cell table:formula="of:=[$'ROOT LIST CPU Pin'.D70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5]" office:value-type="float" office:value="104" calcext:value-type="float">
            <text:p>104</text:p>
          </table:table-cell>
          <table:table-cell table:formula="of:=[$'ROOT LIST CPU Pin'.C105]" office:value-type="string" office:string-value="VCCIO" calcext:value-type="string">
            <text:p>VCCIO</text:p>
          </table:table-cell>
          <table:table-cell table:formula="of:=[$'ROOT LIST CPU Pin'.D10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1]" office:value-type="float" office:value="120" calcext:value-type="float">
            <text:p>120</text:p>
          </table:table-cell>
          <table:table-cell table:formula="of:=[$'ROOT LIST CPU Pin'.C121]" office:value-type="string" office:string-value="VCCIO" calcext:value-type="string">
            <text:p>VCCIO</text:p>
          </table:table-cell>
          <table:table-cell table:formula="of:=[$'ROOT LIST CPU Pin'.D12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5]" office:value-type="float" office:value="134" calcext:value-type="float">
            <text:p>134</text:p>
          </table:table-cell>
          <table:table-cell table:formula="of:=[$'ROOT LIST CPU Pin'.C135]" office:value-type="string" office:string-value="VCCP" calcext:value-type="string">
            <text:p>VCCP</text:p>
          </table:table-cell>
          <table:table-cell table:formula="of:=[$'ROOT LIST CPU Pin'.D13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7]" office:value-type="float" office:value="136" calcext:value-type="float">
            <text:p>136</text:p>
          </table:table-cell>
          <table:table-cell table:formula="of:=[$'ROOT LIST CPU Pin'.C137]" office:value-type="string" office:string-value="VCCIO" calcext:value-type="string">
            <text:p>VCCIO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]" office:value-type="float" office:value="10" calcext:value-type="float">
            <text:p>10</text:p>
          </table:table-cell>
          <table:table-cell table:formula="of:=[$'ROOT LIST CPU Pin'.C11]" office:value-type="string" office:string-value="VCCIO" calcext:value-type="string">
            <text:p>VCCIO</text:p>
          </table:table-cell>
          <table:table-cell table:formula="of:=[$'ROOT LIST CPU Pin'.D1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9]" office:value-type="float" office:value="118" calcext:value-type="float">
            <text:p>118</text:p>
          </table:table-cell>
          <table:table-cell table:formula="of:=[$'ROOT LIST CPU Pin'.C119]" office:value-type="string" office:string-value="N2HET1_10" calcext:value-type="string">
            <text:p>N2HET1_10</text:p>
          </table:table-cell>
          <table:table-cell table:formula="of:=[$'ROOT LIST CPU Pin'.D119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19]" office:value-type="string" office:string-value="U28-5, U89-3" calcext:value-type="string">
            <text:p>U28-5, U89-3</text:p>
          </table:table-cell>
          <table:table-cell table:formula="of:=[$'ROOT LIST CPU Pin'.G119]" office:value-type="float" office:value="0" calcext:value-type="float">
            <text:p>0</text:p>
          </table:table-cell>
          <table:table-cell table:formula="of:=[$'ROOT LIST CPU Pin'.H119]" office:value-type="string" office:string-value="Ral Time Clock INTA_N, Turns off Power to Transmit" calcext:value-type="string">
            <text:p>Ral Time Clock INTA_N, Turns off Power to Transmit</text:p>
          </table:table-cell>
        </table:table-row>
        <table:table-row table:style-name="ro1">
          <table:table-cell/>
          <table:table-cell table:formula="of:=[$'ROOT LIST CPU Pin'.B16]" office:value-type="float" office:value="15" calcext:value-type="float">
            <text:p>15</text:p>
          </table:table-cell>
          <table:table-cell table:formula="of:=[$'ROOT LIST CPU Pin'.C16]" office:value-type="string" office:string-value="N2HET1_22" calcext:value-type="string">
            <text:p>N2HET1_22</text:p>
          </table:table-cell>
          <table:table-cell table:formula="of:=[$'ROOT LIST CPU Pin'.D16]" office:value-type="string" office:string-value="ALERT_SIGNAL" calcext:value-type="string">
            <text:p>ALERT_SIGNAL</text:p>
          </table:table-cell>
          <table:table-cell/>
          <table:table-cell table:formula="of:=[$'ROOT LIST CPU Pin'.F16]" office:value-type="string" office:string-value="PC104-49" calcext:value-type="string">
            <text:p>PC104-49</text:p>
          </table:table-cell>
          <table:table-cell table:formula="of:=[$'ROOT LIST CPU Pin'.G16]" office:value-type="float" office:value="0" calcext:value-type="float">
            <text:p>0</text:p>
          </table:table-cell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07]" office:value-type="float" office:value="106" calcext:value-type="float">
            <text:p>106</text:p>
          </table:table-cell>
          <table:table-cell table:formula="of:=[$'ROOT LIST CPU Pin'.C107]" office:value-type="string" office:string-value="N2HET1_8" calcext:value-type="string">
            <text:p>N2HET1_8</text:p>
          </table:table-cell>
          <table:table-cell table:formula="of:=[$'ROOT LIST CPU Pin'.D107]" office:value-type="string" office:string-value="ATTACHED" calcext:value-type="string">
            <text:p>ATTACHED</text:p>
          </table:table-cell>
          <table:table-cell/>
          <table:table-cell table:formula="of:=[$'ROOT LIST CPU Pin'.F107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7]" office:value-type="float" office:value="36" calcext:value-type="float">
            <text:p>36</text:p>
          </table:table-cell>
          <table:table-cell table:formula="of:=[$'ROOT LIST CPU Pin'.C37]" office:value-type="string" office:string-value="N2HET1_4" calcext:value-type="string">
            <text:p>N2HET1_4</text:p>
          </table:table-cell>
          <table:table-cell table:formula="of:=[$'ROOT LIST CPU Pin'.D37]" office:value-type="string" office:string-value="AX5042_SEL4" calcext:value-type="string">
            <text:p>AX5042_SEL4</text:p>
          </table:table-cell>
          <table:table-cell/>
          <table:table-cell table:formula="of:=[$'ROOT LIST CPU Pin'.F37]" office:value-type="string" office:string-value="U505-14" calcext:value-type="string">
            <text:p>U505-14</text:p>
          </table:table-cell>
          <table:table-cell table:formula="of:=[$'ROOT LIST CPU Pin'.G37]" office:value-type="string" office:string-value="J801-9" calcext:value-type="string">
            <text:p>J801-9</text:p>
          </table:table-cell>
          <table:table-cell table:formula="of:=[$'ROOT LIST CPU Pin'.H37]" office:value-type="string" office:string-value="RX4 SEL" calcext:value-type="string">
            <text:p>RX4 SEL</text:p>
          </table:table-cell>
        </table:table-row>
        <table:table-row table:style-name="ro1">
          <table:table-cell/>
          <table:table-cell table:formula="of:=[$'ROOT LIST CPU Pin'.B54]" office:value-type="float" office:value="53" calcext:value-type="float">
            <text:p>53</text:p>
          </table:table-cell>
          <table:table-cell table:formula="of:=[$'ROOT LIST CPU Pin'.C54]" office:value-type="string" office:string-value="MIBSPI3CLK" calcext:value-type="string">
            <text:p>MIBSPI3CLK</text:p>
          </table:table-cell>
          <table:table-cell table:formula="of:=[$'ROOT LIST CPU Pin'.D54]" office:value-type="string" office:string-value="AX5043_CLK" calcext:value-type="string">
            <text:p>AX5043_CLK</text:p>
          </table:table-cell>
          <table:table-cell/>
          <table:table-cell table:formula="of:=[$'ROOT LIST CPU Pin'.F54]" office:value-type="string" office:string-value="U205-15,U156-15,U405-15,J801-8,U505-15" calcext:value-type="string">
            <text:p>U205-15,U156-15,U405-15,J801-8,U505-15</text:p>
          </table:table-cell>
          <table:table-cell table:formula="of:=[$'ROOT LIST CPU Pin'.G54]" office:value-type="float" office:value="0" calcext:value-type="float">
            <text:p>0</text:p>
          </table:table-cell>
          <table:table-cell table:formula="of:=[$'ROOT LIST CPU Pin'.H54]" office:value-type="string" office:string-value="AX5043 CLK" calcext:value-type="string">
            <text:p>AX5043 CLK</text:p>
          </table:table-cell>
        </table:table-row>
        <table:table-row table:style-name="ro1">
          <table:table-cell/>
          <table:table-cell table:formula="of:=[$'ROOT LIST CPU Pin'.B6]" office:value-type="float" office:value="5" calcext:value-type="float">
            <text:p>5</text:p>
          </table:table-cell>
          <table:table-cell table:formula="of:=[$'ROOT LIST CPU Pin'.C6]" office:value-type="string" office:string-value="GIOA_1" calcext:value-type="string">
            <text:p>GIOA_1</text:p>
          </table:table-cell>
          <table:table-cell table:formula="of:=[$'ROOT LIST CPU Pin'.D6]" office:value-type="string" office:string-value="AX5043_IRQ_RX1" calcext:value-type="string">
            <text:p>AX5043_IRQ_RX1</text:p>
          </table:table-cell>
          <table:table-cell/>
          <table:table-cell table:formula="of:=[$'ROOT LIST CPU Pin'.F6]" office:value-type="string" office:string-value="U205-19" calcext:value-type="string">
            <text:p>U205-19</text:p>
          </table:table-cell>
          <table:table-cell table:formula="of:=[$'ROOT LIST CPU Pin'.G6]" office:value-type="float" office:value="0" calcext:value-type="float">
            <text:p>0</text:p>
          </table:table-cell>
          <table:table-cell table:formula="of:=[$'ROOT LIST CPU Pin'.H6]" office:value-type="string" office:string-value="RX1_IRQ" calcext:value-type="string">
            <text:p>RX1_IRQ</text:p>
          </table:table-cell>
        </table:table-row>
        <table:table-row table:style-name="ro1">
          <table:table-cell/>
          <table:table-cell table:formula="of:=[$'ROOT LIST CPU Pin'.B127]" office:value-type="float" office:value="126" calcext:value-type="float">
            <text:p>126</text:p>
          </table:table-cell>
          <table:table-cell table:formula="of:=[$'ROOT LIST CPU Pin'.C127]" office:value-type="string" office:string-value="GOIB_0" calcext:value-type="string">
            <text:p>GOIB_0</text:p>
          </table:table-cell>
          <table:table-cell table:formula="of:=[$'ROOT LIST CPU Pin'.D127]" office:value-type="string" office:string-value="AX5043_IRQ_RX2" calcext:value-type="string">
            <text:p>AX5043_IRQ_RX2</text:p>
          </table:table-cell>
          <table:table-cell/>
          <table:table-cell table:formula="of:=[$'ROOT LIST CPU Pin'.F127]" office:value-type="string" office:string-value="U305-19" calcext:value-type="string">
            <text:p>U305-19</text:p>
          </table:table-cell>
          <table:table-cell table:formula="of:=[$'ROOT LIST CPU Pin'.G127]" office:value-type="float" office:value="0" calcext:value-type="float">
            <text:p>0</text:p>
          </table:table-cell>
          <table:table-cell table:formula="of:=[$'ROOT LIST CPU Pin'.H127]" office:value-type="string" office:string-value="RX2 IRQ" calcext:value-type="string">
            <text:p>RX2 IRQ</text:p>
          </table:table-cell>
        </table:table-row>
        <table:table-row table:style-name="ro1">
          <table:table-cell/>
          <table:table-cell table:formula="of:=[$'ROOT LIST CPU Pin'.B23]" office:value-type="float" office:value="22" calcext:value-type="float">
            <text:p>22</text:p>
          </table:table-cell>
          <table:table-cell table:formula="of:=[$'ROOT LIST CPU Pin'.C23]" office:value-type="string" office:string-value="GIOA_7" calcext:value-type="string">
            <text:p>GIOA_7</text:p>
          </table:table-cell>
          <table:table-cell table:formula="of:=[$'ROOT LIST CPU Pin'.D23]" office:value-type="string" office:string-value="AX5043_IRQ_RX3" calcext:value-type="string">
            <text:p>AX5043_IRQ_RX3</text:p>
          </table:table-cell>
          <table:table-cell/>
          <table:table-cell table:formula="of:=[$'ROOT LIST CPU Pin'.F23]" office:value-type="string" office:string-value="U405-19" calcext:value-type="string">
            <text:p>U405-19</text:p>
          </table:table-cell>
          <table:table-cell table:formula="of:=[$'ROOT LIST CPU Pin'.G23]" office:value-type="float" office:value="0" calcext:value-type="float">
            <text:p>0</text:p>
          </table:table-cell>
          <table:table-cell table:formula="of:=[$'ROOT LIST CPU Pin'.H23]" office:value-type="string" office:string-value="RX3_IRQ" calcext:value-type="string">
            <text:p>RX3_IRQ</text:p>
          </table:table-cell>
        </table:table-row>
        <table:table-row table:style-name="ro1">
          <table:table-cell/>
          <table:table-cell table:formula="of:=[$'ROOT LIST CPU Pin'.B15]" office:value-type="float" office:value="14" calcext:value-type="float">
            <text:p>14</text:p>
          </table:table-cell>
          <table:table-cell table:formula="of:=[$'ROOT LIST CPU Pin'.C15]" office:value-type="string" office:string-value="GIOA_5" calcext:value-type="string">
            <text:p>GIOA_5</text:p>
          </table:table-cell>
          <table:table-cell table:formula="of:=[$'ROOT LIST CPU Pin'.D15]" office:value-type="string" office:string-value="AX5043_IRQ_RX4" calcext:value-type="string">
            <text:p>AX5043_IRQ_RX4</text:p>
          </table:table-cell>
          <table:table-cell/>
          <table:table-cell table:formula="of:=[$'ROOT LIST CPU Pin'.F15]" office:value-type="string" office:string-value="U505-19" calcext:value-type="string">
            <text:p>U505-19</text:p>
          </table:table-cell>
          <table:table-cell table:formula="of:=[$'ROOT LIST CPU Pin'.G15]" office:value-type="float" office:value="0" calcext:value-type="float">
            <text:p>0</text:p>
          </table:table-cell>
          <table:table-cell table:formula="of:=[$'ROOT LIST CPU Pin'.H15]" office:value-type="string" office:string-value="RX4_IRQ" calcext:value-type="string">
            <text:p>RX4_IRQ</text:p>
          </table:table-cell>
        </table:table-row>
        <table:table-row table:style-name="ro1">
          <table:table-cell/>
          <table:table-cell table:formula="of:=[$'ROOT LIST CPU Pin'.B143]" office:value-type="float" office:value="142" calcext:value-type="float">
            <text:p>142</text:p>
          </table:table-cell>
          <table:table-cell table:formula="of:=[$'ROOT LIST CPU Pin'.C143]" office:value-type="string" office:string-value="GIOB_2" calcext:value-type="string">
            <text:p>GIOB_2</text:p>
          </table:table-cell>
          <table:table-cell table:formula="of:=[$'ROOT LIST CPU Pin'.D143]" office:value-type="string" office:string-value="AX5043_IRQ_TX" calcext:value-type="string">
            <text:p>AX5043_IRQ_TX</text:p>
          </table:table-cell>
          <table:table-cell/>
          <table:table-cell table:formula="of:=[$'ROOT LIST CPU Pin'.F143]" office:value-type="string" office:string-value="U156-19" calcext:value-type="string">
            <text:p>U156-19</text:p>
          </table:table-cell>
          <table:table-cell table:formula="of:=[$'ROOT LIST CPU Pin'.G143]" office:value-type="float" office:value="0" calcext:value-type="float">
            <text:p>0</text:p>
          </table:table-cell>
          <table:table-cell table:formula="of:=[$'ROOT LIST CPU Pin'.H143]" office:value-type="string" office:string-value="AX5043 TX IRQ" calcext:value-type="string">
            <text:p>AX5043 TX IRQ</text:p>
          </table:table-cell>
        </table:table-row>
        <table:table-row table:style-name="ro1">
          <table:table-cell/>
          <table:table-cell table:formula="of:=[$'ROOT LIST CPU Pin'.B52]" office:value-type="float" office:value="51" calcext:value-type="float">
            <text:p>51</text:p>
          </table:table-cell>
          <table:table-cell table:formula="of:=[$'ROOT LIST CPU Pin'.C52]" office:value-type="string" office:string-value="MIBSPI3SOMI" calcext:value-type="string">
            <text:p>MIBSPI3SOMI</text:p>
          </table:table-cell>
          <table:table-cell table:formula="of:=[$'ROOT LIST CPU Pin'.D52]" office:value-type="string" office:string-value="AX5043_MISO" calcext:value-type="string">
            <text:p>AX5043_MISO</text:p>
          </table:table-cell>
          <table:table-cell/>
          <table:table-cell table:formula="of:=[$'ROOT LIST CPU Pin'.F52]" office:value-type="string" office:string-value="U205-16,U156-16,U405-16,J801-6,U505-16" calcext:value-type="string">
            <text:p>U205-16,U156-16,U405-16,J801-6,U505-16</text:p>
          </table:table-cell>
          <table:table-cell table:formula="of:=[$'ROOT LIST CPU Pin'.G52]" office:value-type="float" office:value="0" calcext:value-type="float">
            <text:p>0</text:p>
          </table:table-cell>
          <table:table-cell table:formula="of:=[$'ROOT LIST CPU Pin'.H52]" office:value-type="string" office:string-value="AX5043 MISO" calcext:value-type="string">
            <text:p>AX5043 MISO</text:p>
          </table:table-cell>
        </table:table-row>
        <table:table-row table:style-name="ro1">
          <table:table-cell/>
          <table:table-cell table:formula="of:=[$'ROOT LIST CPU Pin'.B53]" office:value-type="float" office:value="52" calcext:value-type="float">
            <text:p>52</text:p>
          </table:table-cell>
          <table:table-cell table:formula="of:=[$'ROOT LIST CPU Pin'.C53]" office:value-type="string" office:string-value="MIBSPI3SOMO" calcext:value-type="string">
            <text:p>MIBSPI3SOMO</text:p>
          </table:table-cell>
          <table:table-cell table:formula="of:=[$'ROOT LIST CPU Pin'.D53]" office:value-type="string" office:string-value="AX5043_MOSI" calcext:value-type="string">
            <text:p>AX5043_MOSI</text:p>
          </table:table-cell>
          <table:table-cell/>
          <table:table-cell table:formula="of:=[$'ROOT LIST CPU Pin'.F53]" office:value-type="string" office:string-value="U205-17,U156-17,U405-17,J801-4,U505-17" calcext:value-type="string">
            <text:p>U205-17,U156-17,U405-17,J801-4,U505-17</text:p>
          </table:table-cell>
          <table:table-cell table:formula="of:=[$'ROOT LIST CPU Pin'.G53]" office:value-type="float" office:value="0" calcext:value-type="float">
            <text:p>0</text:p>
          </table:table-cell>
          <table:table-cell table:formula="of:=[$'ROOT LIST CPU Pin'.H53]" office:value-type="string" office:string-value="AX5043 MOSI" calcext:value-type="string">
            <text:p>AX5043 MOSI</text:p>
          </table:table-cell>
        </table:table-row>
        <table:table-row table:style-name="ro1">
          <table:table-cell/>
          <table:table-cell table:formula="of:=[$'ROOT LIST CPU Pin'.B125]" office:value-type="float" office:value="124" calcext:value-type="float">
            <text:p>124</text:p>
          </table:table-cell>
          <table:table-cell table:formula="of:=[$'ROOT LIST CPU Pin'.C125]" office:value-type="string" office:string-value="N2HET1_12" calcext:value-type="string">
            <text:p>N2HET1_12</text:p>
          </table:table-cell>
          <table:table-cell table:formula="of:=[$'ROOT LIST CPU Pin'.D125]" office:value-type="string" office:string-value="AX5043_SEL_TX" calcext:value-type="string">
            <text:p>AX5043_SEL_TX</text:p>
          </table:table-cell>
          <table:table-cell/>
          <table:table-cell table:formula="of:=[$'ROOT LIST CPU Pin'.F125]" office:value-type="string" office:string-value="U156-14" calcext:value-type="string">
            <text:p>U156-14</text:p>
          </table:table-cell>
          <table:table-cell table:formula="of:=[$'ROOT LIST CPU Pin'.G125]" office:value-type="float" office:value="0" calcext:value-type="float">
            <text:p>0</text:p>
          </table:table-cell>
          <table:table-cell table:formula="of:=[$'ROOT LIST CPU Pin'.H125]" office:value-type="string" office:string-value="AX5043 TX SEL" calcext:value-type="string">
            <text:p>AX5043 TX SEL</text:p>
          </table:table-cell>
        </table:table-row>
        <table:table-row table:style-name="ro1">
          <table:table-cell/>
          <table:table-cell table:formula="of:=[$'ROOT LIST CPU Pin'.B25]" office:value-type="float" office:value="24" calcext:value-type="float">
            <text:p>24</text:p>
          </table:table-cell>
          <table:table-cell table:formula="of:=[$'ROOT LIST CPU Pin'.C25]" office:value-type="string" office:string-value="N2HET1_3" calcext:value-type="string">
            <text:p>N2HET1_3</text:p>
          </table:table-cell>
          <table:table-cell table:formula="of:=[$'ROOT LIST CPU Pin'.D25]" office:value-type="string" office:string-value="AX5043_SEL1" calcext:value-type="string">
            <text:p>AX5043_SEL1</text:p>
          </table:table-cell>
          <table:table-cell/>
          <table:table-cell table:formula="of:=[$'ROOT LIST CPU Pin'.F25]" office:value-type="string" office:string-value="U205-14" calcext:value-type="string">
            <text:p>U205-14</text:p>
          </table:table-cell>
          <table:table-cell table:formula="of:=[$'ROOT LIST CPU Pin'.G25]" office:value-type="float" office:value="0" calcext:value-type="float">
            <text:p>0</text:p>
          </table:table-cell>
          <table:table-cell table:formula="of:=[$'ROOT LIST CPU Pin'.H25]" office:value-type="string" office:string-value="RX1_SEL" calcext:value-type="string">
            <text:p>RX1_SEL</text:p>
          </table:table-cell>
        </table:table-row>
        <table:table-row table:style-name="ro1">
          <table:table-cell/>
          <table:table-cell table:formula="of:=[$'ROOT LIST CPU Pin'.B34]" office:value-type="float" office:value="33" calcext:value-type="float">
            <text:p>33</text:p>
          </table:table-cell>
          <table:table-cell table:formula="of:=[$'ROOT LIST CPU Pin'.C34]" office:value-type="string" office:string-value="N2HET1_7" calcext:value-type="string">
            <text:p>N2HET1_7</text:p>
          </table:table-cell>
          <table:table-cell table:formula="of:=[$'ROOT LIST CPU Pin'.D34]" office:value-type="string" office:string-value="AX5043_SEL2" calcext:value-type="string">
            <text:p>AX5043_SEL2</text:p>
          </table:table-cell>
          <table:table-cell/>
          <table:table-cell table:formula="of:=[$'ROOT LIST CPU Pin'.F34]" office:value-type="string" office:string-value="U305-1" calcext:value-type="string">
            <text:p>U305-1</text:p>
          </table:table-cell>
          <table:table-cell table:formula="of:=[$'ROOT LIST CPU Pin'.G34]" office:value-type="float" office:value="0" calcext:value-type="float">
            <text:p>0</text:p>
          </table:table-cell>
          <table:table-cell table:formula="of:=[$'ROOT LIST CPU Pin'.H34]" office:value-type="string" office:string-value="RX2 Select" calcext:value-type="string">
            <text:p>RX2 Select</text:p>
          </table:table-cell>
        </table:table-row>
        <table:table-row table:style-name="ro1">
          <table:table-cell/>
          <table:table-cell table:formula="of:=[$'ROOT LIST CPU Pin'.B36]" office:value-type="float" office:value="35" calcext:value-type="float">
            <text:p>35</text:p>
          </table:table-cell>
          <table:table-cell table:formula="of:=[$'ROOT LIST CPU Pin'.C36]" office:value-type="string" office:string-value="N2HET1_9" calcext:value-type="string">
            <text:p>N2HET1_9</text:p>
          </table:table-cell>
          <table:table-cell table:formula="of:=[$'ROOT LIST CPU Pin'.D36]" office:value-type="string" office:string-value="AX5043_SEL3" calcext:value-type="string">
            <text:p>AX5043_SEL3</text:p>
          </table:table-cell>
          <table:table-cell/>
          <table:table-cell table:formula="of:=[$'ROOT LIST CPU Pin'.F36]" office:value-type="string" office:string-value="U405-14" calcext:value-type="string">
            <text:p>U405-14</text:p>
          </table:table-cell>
          <table:table-cell table:formula="of:=[$'ROOT LIST CPU Pin'.G36]" office:value-type="string" office:string-value="J801-7" calcext:value-type="string">
            <text:p>J801-7</text:p>
          </table:table-cell>
          <table:table-cell table:formula="of:=[$'ROOT LIST CPU Pin'.H36]" office:value-type="string" office:string-value="RX3 SEL" calcext:value-type="string">
            <text:p>RX3 SEL</text:p>
          </table:table-cell>
        </table:table-row>
        <table:table-row table:style-name="ro1">
          <table:table-cell/>
          <table:table-cell table:formula="of:=[$'ROOT LIST CPU Pin'.B19]" office:value-type="float" office:value="18" calcext:value-type="float">
            <text:p>18</text:p>
          </table:table-cell>
          <table:table-cell table:formula="of:=[$'ROOT LIST CPU Pin'.C19]" office:value-type="string" office:string-value="OSCN" calcext:value-type="string">
            <text:p>OSCN</text:p>
          </table:table-cell>
          <table:table-cell table:formula="of:=[$'ROOT LIST CPU Pin'.D19]" office:value-type="string" office:string-value="Clock5" calcext:value-type="string">
            <text:p>Clock5</text:p>
          </table:table-cell>
          <table:table-cell/>
          <table:table-cell office:value-type="string" calcext:value-type="string">
            <text:p>U653-9</text:p>
          </table:table-cell>
          <table:table-cell/>
          <table:table-cell office:value-type="string" calcext:value-type="string">
            <text:p>CPU Clock 16 MHz</text:p>
          </table:table-cell>
        </table:table-row>
        <table:table-row table:style-name="ro1">
          <table:table-cell/>
          <table:table-cell table:formula="of:=[$'ROOT LIST CPU Pin'.B128]" office:value-type="float" office:value="127" calcext:value-type="float">
            <text:p>127</text:p>
          </table:table-cell>
          <table:table-cell table:formula="of:=[$'ROOT LIST CPU Pin'.C128]" office:value-type="string" office:string-value="N2HET1_30" calcext:value-type="string">
            <text:p>N2HET1_30</text:p>
          </table:table-cell>
          <table:table-cell table:formula="of:=[$'ROOT LIST CPU Pin'.D128]" office:value-type="string" office:string-value="CMD_MODE" calcext:value-type="string">
            <text:p>CMD_MODE</text:p>
          </table:table-cell>
          <table:table-cell/>
          <table:table-cell table:formula="of:=[$'ROOT LIST CPU Pin'.F128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4]" office:value-type="float" office:value="73" calcext:value-type="float">
            <text:p>73</text:p>
          </table:table-cell>
          <table:table-cell table:formula="of:=[$'ROOT LIST CPU Pin'.C74]" office:value-type="string" office:string-value="AD1IN_2" calcext:value-type="string">
            <text:p>AD1IN_2</text:p>
          </table:table-cell>
          <table:table-cell table:formula="of:=[$'ROOT LIST CPU Pin'.D74]" office:value-type="string" office:string-value="Current_Fault_U89" calcext:value-type="string">
            <text:p>Current_Fault_U89</text:p>
          </table:table-cell>
          <table:table-cell/>
          <table:table-cell table:formula="of:=[$'ROOT LIST CPU Pin'.F74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5]" office:value-type="float" office:value="74" calcext:value-type="float">
            <text:p>74</text:p>
          </table:table-cell>
          <table:table-cell table:formula="of:=[$'ROOT LIST CPU Pin'.C75]" office:value-type="string" office:string-value="AD1IN_3" calcext:value-type="string">
            <text:p>AD1IN_3</text:p>
          </table:table-cell>
          <table:table-cell table:formula="of:=[$'ROOT LIST CPU Pin'.D75]" office:value-type="string" office:string-value="Current_Fault_U89" calcext:value-type="string">
            <text:p>Current_Fault_U89</text:p>
          </table:table-cell>
          <table:table-cell/>
          <table:table-cell table:formula="of:=[$'ROOT LIST CPU Pin'.F75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8]" office:value-type="float" office:value="117" calcext:value-type="float">
            <text:p>117</text:p>
          </table:table-cell>
          <table:table-cell table:formula="of:=[$'ROOT LIST CPU Pin'.C118]" office:value-type="string" office:string-value="nERROR" calcext:value-type="string">
            <text:p>nERROR</text:p>
          </table:table-cell>
          <table:table-cell table:formula="of:=[$'ROOT LIST CPU Pin'.D118]" office:value-type="string" office:string-value="FAULT_N" calcext:value-type="string">
            <text:p>FAULT_N</text:p>
          </table:table-cell>
          <table:table-cell/>
          <table:table-cell table:formula="of:=[$'ROOT LIST CPU Pin'.F118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42]" office:value-type="float" office:value="41" calcext:value-type="float">
            <text:p>41</text:p>
          </table:table-cell>
          <table:table-cell table:formula="of:=[$'ROOT LIST CPU Pin'.C42]" office:value-type="string" office:string-value="N2HET1_15" calcext:value-type="string">
            <text:p>N2HET1_15</text:p>
          </table:table-cell>
          <table:table-cell table:formula="of:=[$'ROOT LIST CPU Pin'.D42]" office:value-type="string" office:string-value="FCODE_D0" calcext:value-type="string">
            <text:p>FCODE_D0</text:p>
          </table:table-cell>
          <table:table-cell/>
          <table:table-cell table:formula="of:=[$'ROOT LIST CPU Pin'.F42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40]" office:value-type="float" office:value="139" calcext:value-type="float">
            <text:p>139</text:p>
          </table:table-cell>
          <table:table-cell table:formula="of:=[$'ROOT LIST CPU Pin'.C140]" office:value-type="string" office:string-value="N2HET1_16" calcext:value-type="string">
            <text:p>N2HET1_16</text:p>
          </table:table-cell>
          <table:table-cell table:formula="of:=[$'ROOT LIST CPU Pin'.D140]" office:value-type="string" office:string-value="FCODE_D3" calcext:value-type="string">
            <text:p>FCODE_D3</text:p>
          </table:table-cell>
          <table:table-cell/>
          <table:table-cell table:formula="of:=[$'ROOT LIST CPU Pin'.F140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]" office:value-type="float" office:value="2" calcext:value-type="float">
            <text:p>2</text:p>
          </table:table-cell>
          <table:table-cell table:formula="of:=[$'ROOT LIST CPU Pin'.C3]" office:value-type="string" office:string-value="GIOA_0" calcext:value-type="string">
            <text:p>GIOA_0</text:p>
          </table:table-cell>
          <table:table-cell table:formula="of:=[$'ROOT LIST CPU Pin'.D3]" office:value-type="string" office:string-value="FCODE_STROBE" calcext:value-type="string">
            <text:p>FCODE_STROBE</text:p>
          </table:table-cell>
          <table:table-cell/>
          <table:table-cell table:formula="of:=[$'ROOT LIST CPU Pin'.F3]" office:value-type="string" office:string-value="PC104-56" calcext:value-type="string">
            <text:p>PC104-56</text:p>
          </table:table-cell>
          <table:table-cell/>
          <table:table-cell table:formula="of:=[$'ROOT LIST CPU Pin'.H3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31]" office:value-type="float" office:value="130" calcext:value-type="float">
            <text:p>130</text:p>
          </table:table-cell>
          <table:table-cell table:formula="of:=[$'ROOT LIST CPU Pin'.C131]" office:value-type="string" office:string-value="MIBSPINCS_1" calcext:value-type="string">
            <text:p>MIBSPINCS_1</text:p>
          </table:table-cell>
          <table:table-cell table:formula="of:=[$'ROOT LIST CPU Pin'.D131]" office:value-type="string" office:string-value="FEED_WATCHDOG" calcext:value-type="string">
            <text:p>FEED_WATCHDOG</text:p>
          </table:table-cell>
          <table:table-cell/>
          <table:table-cell table:formula="of:=[$'ROOT LIST CPU Pin'.F131]" office:value-type="string" office:string-value="U90-4, U95-4" calcext:value-type="string">
            <text:p>U90-4, U95-4</text:p>
          </table:table-cell>
          <table:table-cell/>
          <table:table-cell table:formula="of:=[$'ROOT LIST CPU Pin'.H131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/>
          <table:table-cell table:formula="of:=[$'ROOT LIST CPU Pin'.B10]" office:value-type="float" office:value="9" calcext:value-type="float">
            <text:p>9</text:p>
          </table:table-cell>
          <table:table-cell table:formula="of:=[$'ROOT LIST CPU Pin'.C10]" office:value-type="string" office:string-value="GIOA_2" calcext:value-type="string">
            <text:p>GIOA_2</text:p>
          </table:table-cell>
          <table:table-cell table:formula="of:=[$'ROOT LIST CPU Pin'.D10]" office:value-type="string" office:string-value="GIOA_2" calcext:value-type="string">
            <text:p>GIOA_2</text:p>
          </table:table-cell>
          <table:table-cell/>
          <table:table-cell table:formula="of:=[$'ROOT LIST CPU Pin'.F10]" office:value-type="string" office:string-value="PC104-14" calcext:value-type="string">
            <text:p>PC104-14</text:p>
          </table:table-cell>
          <table:table-cell/>
          <table:table-cell table:formula="of:=[$'ROOT LIST CPU Pin'.H10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7]" office:value-type="float" office:value="16" calcext:value-type="float">
            <text:p>16</text:p>
          </table:table-cell>
          <table:table-cell table:formula="of:=[$'ROOT LIST CPU Pin'.C17]" office:value-type="string" office:string-value="GIOA_6" calcext:value-type="string">
            <text:p>GIOA_6</text:p>
          </table:table-cell>
          <table:table-cell table:formula="of:=[$'ROOT LIST CPU Pin'.D17]" office:value-type="string" office:string-value="GIOA_6" calcext:value-type="string">
            <text:p>GIOA_6</text:p>
          </table:table-cell>
          <table:table-cell/>
          <table:table-cell table:formula="of:=[$'ROOT LIST CPU Pin'.F17]" office:value-type="string" office:string-value="PC104-17" calcext:value-type="string">
            <text:p>PC104-17</text:p>
          </table:table-cell>
          <table:table-cell/>
          <table:table-cell table:formula="of:=[$'ROOT LIST CPU Pin'.H17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2]" office:value-type="float" office:value="1" calcext:value-type="float">
            <text:p>1</text:p>
          </table:table-cell>
          <table:table-cell table:formula="of:=[$'ROOT LIST CPU Pin'.C2]" office:value-type="string" office:string-value="GIOB_3" calcext:value-type="string">
            <text:p>GIOB_3</text:p>
          </table:table-cell>
          <table:table-cell table:formula="of:=[$'ROOT LIST CPU Pin'.D2]" office:value-type="string" office:string-value="GIOB_3" calcext:value-type="string">
            <text:p>GIOB_3</text:p>
          </table:table-cell>
          <table:table-cell/>
          <table:table-cell table:formula="of:=[$'ROOT LIST CPU Pin'.F2]" office:value-type="string" office:string-value="PC104-14" calcext:value-type="string">
            <text:p>PC104-14</text:p>
          </table:table-cell>
          <table:table-cell/>
          <table:table-cell table:formula="of:=[$'ROOT LIST CPU Pin'.H2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89]" office:value-type="float" office:value="88" calcext:value-type="float">
            <text:p>88</text:p>
          </table:table-cell>
          <table:table-cell table:formula="of:=[$'ROOT LIST CPU Pin'.C89]" office:value-type="string" office:string-value="VSS" calcext:value-type="string">
            <text:p>VSS</text:p>
          </table:table-cell>
          <table:table-cell table:formula="of:=[$'ROOT LIST CPU Pin'.D8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]" office:value-type="float" office:value="11" calcext:value-type="float">
            <text:p>11</text:p>
          </table:table-cell>
          <table:table-cell table:formula="of:=[$'ROOT LIST CPU Pin'.C12]" office:value-type="string" office:string-value="VSS" calcext:value-type="string">
            <text:p>VSS</text:p>
          </table:table-cell>
          <table:table-cell table:formula="of:=[$'ROOT LIST CPU Pin'.D1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0]" office:value-type="float" office:value="19" calcext:value-type="float">
            <text:p>19</text:p>
          </table:table-cell>
          <table:table-cell table:formula="of:=[$'ROOT LIST CPU Pin'.C20]" office:value-type="string" office:string-value="Kelvin GNS" calcext:value-type="string">
            <text:p>Kelvin GNS</text:p>
          </table:table-cell>
          <table:table-cell table:formula="of:=[$'ROOT LIST CPU Pin'.D2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2]" office:value-type="float" office:value="21" calcext:value-type="float">
            <text:p>21</text:p>
          </table:table-cell>
          <table:table-cell table:formula="of:=[$'ROOT LIST CPU Pin'.C22]" office:value-type="string" office:string-value="VSS" calcext:value-type="string">
            <text:p>VS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8]" office:value-type="float" office:value="27" calcext:value-type="float">
            <text:p>27</text:p>
          </table:table-cell>
          <table:table-cell table:formula="of:=[$'ROOT LIST CPU Pin'.C28]" office:value-type="string" office:string-value="VSS" calcext:value-type="string">
            <text:p>VSS</text:p>
          </table:table-cell>
          <table:table-cell table:formula="of:=[$'ROOT LIST CPU Pin'.D2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9]" office:value-type="float" office:value="28" calcext:value-type="float">
            <text:p>28</text:p>
          </table:table-cell>
          <table:table-cell table:formula="of:=[$'ROOT LIST CPU Pin'.C29]" office:value-type="string" office:string-value="VSS" calcext:value-type="string">
            <text:p>VSS</text:p>
          </table:table-cell>
          <table:table-cell table:formula="of:=[$'ROOT LIST CPU Pin'.D2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5]" office:value-type="float" office:value="34" calcext:value-type="float">
            <text:p>34</text:p>
          </table:table-cell>
          <table:table-cell table:formula="of:=[$'ROOT LIST CPU Pin'.C35]" office:value-type="string" office:string-value="TEST" calcext:value-type="string">
            <text:p>TEST</text:p>
          </table:table-cell>
          <table:table-cell table:formula="of:=[$'ROOT LIST CPU Pin'.D3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4]" office:value-type="float" office:value="43" calcext:value-type="float">
            <text:p>43</text:p>
          </table:table-cell>
          <table:table-cell table:formula="of:=[$'ROOT LIST CPU Pin'.C44]" office:value-type="string" office:string-value="VSS" calcext:value-type="string">
            <text:p>VSS</text:p>
          </table:table-cell>
          <table:table-cell table:formula="of:=[$'ROOT LIST CPU Pin'.D4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5]" office:value-type="float" office:value="44" calcext:value-type="float">
            <text:p>44</text:p>
          </table:table-cell>
          <table:table-cell table:formula="of:=[$'ROOT LIST CPU Pin'.C45]" office:value-type="string" office:string-value="VSS" calcext:value-type="string">
            <text:p>VSS</text:p>
          </table:table-cell>
          <table:table-cell table:formula="of:=[$'ROOT LIST CPU Pin'.D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8]" office:value-type="float" office:value="47" calcext:value-type="float">
            <text:p>47</text:p>
          </table:table-cell>
          <table:table-cell table:formula="of:=[$'ROOT LIST CPU Pin'.C48]" office:value-type="string" office:string-value="VSS" calcext:value-type="string">
            <text:p>VSS</text:p>
          </table:table-cell>
          <table:table-cell table:formula="of:=[$'ROOT LIST CPU Pin'.D4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1]" office:value-type="float" office:value="50" calcext:value-type="float">
            <text:p>50</text:p>
          </table:table-cell>
          <table:table-cell table:formula="of:=[$'ROOT LIST CPU Pin'.C51]" office:value-type="string" office:string-value="VSS" calcext:value-type="string">
            <text:p>VSS</text:p>
          </table:table-cell>
          <table:table-cell table:formula="of:=[$'ROOT LIST CPU Pin'.D5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7]" office:value-type="float" office:value="56" calcext:value-type="float">
            <text:p>56</text:p>
          </table:table-cell>
          <table:table-cell table:formula="of:=[$'ROOT LIST CPU Pin'.C57]" office:value-type="string" office:string-value="VSS" calcext:value-type="string">
            <text:p>VSS</text:p>
          </table:table-cell>
          <table:table-cell table:formula="of:=[$'ROOT LIST CPU Pin'.D5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8]" office:value-type="float" office:value="67" calcext:value-type="float">
            <text:p>67</text:p>
          </table:table-cell>
          <table:table-cell table:formula="of:=[$'ROOT LIST CPU Pin'.C68]" office:value-type="string" office:string-value="ADREFLO" calcext:value-type="string">
            <text:p>ADREFLO</text:p>
          </table:table-cell>
          <table:table-cell table:formula="of:=[$'ROOT LIST CPU Pin'.D6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9]" office:value-type="float" office:value="68" calcext:value-type="float">
            <text:p>68</text:p>
          </table:table-cell>
          <table:table-cell table:formula="of:=[$'ROOT LIST CPU Pin'.C69]" office:value-type="string" office:string-value="VSSAD" calcext:value-type="string">
            <text:p>VSSAD</text:p>
          </table:table-cell>
          <table:table-cell table:formula="of:=[$'ROOT LIST CPU Pin'.D6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3]" office:value-type="float" office:value="102" calcext:value-type="float">
            <text:p>102</text:p>
          </table:table-cell>
          <table:table-cell table:formula="of:=[$'ROOT LIST CPU Pin'.C103]" office:value-type="string" office:string-value="VSS" calcext:value-type="string">
            <text:p>VSS</text:p>
          </table:table-cell>
          <table:table-cell table:formula="of:=[$'ROOT LIST CPU Pin'.D10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4]" office:value-type="float" office:value="103" calcext:value-type="float">
            <text:p>103</text:p>
          </table:table-cell>
          <table:table-cell table:formula="of:=[$'ROOT LIST CPU Pin'.C104]" office:value-type="string" office:string-value="VSS" calcext:value-type="string">
            <text:p>VSS</text:p>
          </table:table-cell>
          <table:table-cell table:formula="of:=[$'ROOT LIST CPU Pin'.D10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6]" office:value-type="float" office:value="115" calcext:value-type="float">
            <text:p>115</text:p>
          </table:table-cell>
          <table:table-cell table:formula="of:=[$'ROOT LIST CPU Pin'.C116]" office:value-type="string" office:string-value="VSS" calcext:value-type="string">
            <text:p>VSS</text:p>
          </table:table-cell>
          <table:table-cell table:formula="of:=[$'ROOT LIST CPU Pin'.D11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2]" office:value-type="float" office:value="121" calcext:value-type="float">
            <text:p>121</text:p>
          </table:table-cell>
          <table:table-cell table:formula="of:=[$'ROOT LIST CPU Pin'.C122]" office:value-type="string" office:string-value="VSS" calcext:value-type="string">
            <text:p>VSS</text:p>
          </table:table-cell>
          <table:table-cell table:formula="of:=[$'ROOT LIST CPU Pin'.D1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3]" office:value-type="float" office:value="122" calcext:value-type="float">
            <text:p>122</text:p>
          </table:table-cell>
          <table:table-cell table:formula="of:=[$'ROOT LIST CPU Pin'.C123]" office:value-type="string" office:string-value="VSS" calcext:value-type="string">
            <text:p>VSS</text:p>
          </table:table-cell>
          <table:table-cell table:formula="of:=[$'ROOT LIST CPU Pin'.D12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6]" office:value-type="float" office:value="135" calcext:value-type="float">
            <text:p>135</text:p>
          </table:table-cell>
          <table:table-cell table:formula="of:=[$'ROOT LIST CPU Pin'.C136]" office:value-type="string" office:string-value="VSS" calcext:value-type="string">
            <text:p>VSS</text:p>
          </table:table-cell>
          <table:table-cell table:formula="of:=[$'ROOT LIST CPU Pin'.D13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9]" office:value-type="float" office:value="138" calcext:value-type="float">
            <text:p>138</text:p>
          </table:table-cell>
          <table:table-cell table:formula="of:=[$'ROOT LIST CPU Pin'.C139]" office:value-type="string" office:string-value="VSS" calcext:value-type="string">
            <text:p>VSS</text:p>
          </table:table-cell>
          <table:table-cell table:formula="of:=[$'ROOT LIST CPU Pin'.D13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5]" office:value-type="float" office:value="144" calcext:value-type="float">
            <text:p>144</text:p>
          </table:table-cell>
          <table:table-cell table:formula="of:=[$'ROOT LIST CPU Pin'.C145]" office:value-type="string" office:string-value="VSS" calcext:value-type="string">
            <text:p>VSS</text:p>
          </table:table-cell>
          <table:table-cell table:formula="of:=[$'ROOT LIST CPU Pin'.D1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4]" office:value-type="float" office:value="133" calcext:value-type="float">
            <text:p>133</text:p>
          </table:table-cell>
          <table:table-cell table:formula="of:=[$'ROOT LIST CPU Pin'.C134]" office:value-type="string" office:string-value="GIOB_1" calcext:value-type="string">
            <text:p>GIOB_1</text:p>
          </table:table-cell>
          <table:table-cell table:formula="of:=[$'ROOT LIST CPU Pin'.D134]" office:value-type="string" office:string-value="GOIB_1" calcext:value-type="string">
            <text:p>GOIB_1</text:p>
          </table:table-cell>
          <table:table-cell/>
          <table:table-cell table:formula="of:=[$'ROOT LIST CPU Pin'.F134]" office:value-type="string" office:string-value="PC104-16" calcext:value-type="string">
            <text:p>PC104-16</text:p>
          </table:table-cell>
          <table:table-cell table:formula="of:=[$'ROOT LIST CPU Pin'.G134]" office:value-type="float" office:value="0" calcext:value-type="float">
            <text:p>0</text:p>
          </table:table-cell>
          <table:table-cell table:formula="of:=[$'ROOT LIST CPU Pin'.H134]" office:value-type="string" office:string-value="IO Bit" calcext:value-type="string">
            <text:p>IO Bit</text:p>
          </table:table-cell>
        </table:table-row>
        <table:table-row table:style-name="ro1">
          <table:table-cell/>
          <table:table-cell table:formula="of:=[$'ROOT LIST CPU Pin'.B14]" office:value-type="float" office:value="13" calcext:value-type="float">
            <text:p>13</text:p>
          </table:table-cell>
          <table:table-cell table:formula="of:=[$'ROOT LIST CPU Pin'.C14]" office:value-type="string" office:string-value="CAN3TX" calcext:value-type="string">
            <text:p>CAN3TX</text:p>
          </table:table-cell>
          <table:table-cell table:formula="of:=[$'ROOT LIST CPU Pin'.D14]" office:value-type="string" office:string-value="HW_POWER_OFF_N" calcext:value-type="string">
            <text:p>HW_POWER_OFF_N</text:p>
          </table:table-cell>
          <table:table-cell/>
          <table:table-cell table:formula="of:=[$'ROOT LIST CPU Pin'.F14]" office:value-type="string" office:string-value="PC104-23" calcext:value-type="string">
            <text:p>PC104-23</text:p>
          </table:table-cell>
          <table:table-cell table:formula="of:=[$'ROOT LIST CPU Pin'.G14]" office:value-type="float" office:value="0" calcext:value-type="float">
            <text:p>0</text:p>
          </table:table-cell>
          <table:table-cell table:formula="of:=[$'ROOT LIST CPU Pin'.H14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7]" office:value-type="float" office:value="6" calcext:value-type="float">
            <text:p>6</text:p>
          </table:table-cell>
          <table:table-cell table:formula="of:=[$'ROOT LIST CPU Pin'.C7]" office:value-type="string" office:string-value="N2HET_11" calcext:value-type="string">
            <text:p>N2HET_11</text:p>
          </table:table-cell>
          <table:table-cell table:formula="of:=[$'ROOT LIST CPU Pin'.D7]" office:value-type="string" office:string-value="HW_Sense" calcext:value-type="string">
            <text:p>HW_Sense</text:p>
          </table:table-cell>
          <table:table-cell/>
          <table:table-cell table:formula="of:=[$'ROOT LIST CPU Pin'.F7]" office:value-type="string" office:string-value="Pull Up" calcext:value-type="string">
            <text:p>Pull Up</text:p>
          </table:table-cell>
          <table:table-cell table:formula="of:=[$'ROOT LIST CPU Pin'.G7]" office:value-type="float" office:value="0" calcext:value-type="float">
            <text:p>0</text:p>
          </table:table-cell>
          <table:table-cell table:formula="of:=[$'ROOT LIST CPU Pin'.H7]" office:value-type="string" office:string-value="Not USED" calcext:value-type="string">
            <text:p>Not USED</text:p>
          </table:table-cell>
        </table:table-row>
        <table:table-row table:style-name="ro1">
          <table:table-cell/>
          <table:table-cell table:formula="of:=[$'ROOT LIST CPU Pin'.B4]" office:value-type="float" office:value="3" calcext:value-type="float">
            <text:p>3</text:p>
          </table:table-cell>
          <table:table-cell table:formula="of:=[$'ROOT LIST CPU Pin'.C4]" office:value-type="string" office:string-value="MIBSPI3NCS_3" calcext:value-type="string">
            <text:p>MIBSPI3NCS_3</text:p>
          </table:table-cell>
          <table:table-cell table:formula="of:=[$'ROOT LIST CPU Pin'.D4]" office:value-type="string" office:string-value="I2C_SCL" calcext:value-type="string">
            <text:p>I2C_SCL</text:p>
          </table:table-cell>
          <table:table-cell/>
          <table:table-cell table:formula="of:=[$'ROOT LIST CPU Pin'.F4]" office:value-type="string" office:string-value="U30-2" calcext:value-type="string">
            <text:p>U30-2</text:p>
          </table:table-cell>
          <table:table-cell table:formula="of:=[$'ROOT LIST CPU Pin'.G4]" office:value-type="float" office:value="0" calcext:value-type="float">
            <text:p>0</text:p>
          </table:table-cell>
          <table:table-cell table:formula="of:=[$'ROOT LIST CPU Pin'.H4]" office:value-type="string" office:string-value="Temp Susnor" calcext:value-type="string">
            <text:p>Temp Susnor</text:p>
          </table:table-cell>
        </table:table-row>
        <table:table-row table:style-name="ro1">
          <table:table-cell/>
          <table:table-cell table:formula="of:=[$'ROOT LIST CPU Pin'.B5]" office:value-type="float" office:value="4" calcext:value-type="float">
            <text:p>4</text:p>
          </table:table-cell>
          <table:table-cell table:formula="of:=[$'ROOT LIST CPU Pin'.C5]" office:value-type="string" office:string-value="MIBSPI3NCS_2" calcext:value-type="string">
            <text:p>MIBSPI3NCS_2</text:p>
          </table:table-cell>
          <table:table-cell table:formula="of:=[$'ROOT LIST CPU Pin'.D5]" office:value-type="string" office:string-value="I2C_SDA" calcext:value-type="string">
            <text:p>I2C_SDA</text:p>
          </table:table-cell>
          <table:table-cell/>
          <table:table-cell table:formula="of:=[$'ROOT LIST CPU Pin'.F5]" office:value-type="string" office:string-value="U30-1" calcext:value-type="string">
            <text:p>U30-1</text:p>
          </table:table-cell>
          <table:table-cell table:formula="of:=[$'ROOT LIST CPU Pin'.G5]" office:value-type="float" office:value="0" calcext:value-type="float">
            <text:p>0</text:p>
          </table:table-cell>
          <table:table-cell table:formula="of:=[$'ROOT LIST CPU Pin'.H5]" office:value-type="string" office:string-value="Temp Sensor" calcext:value-type="string">
            <text:p>Temp Sensor</text:p>
          </table:table-cell>
        </table:table-row>
        <table:table-row table:style-name="ro1">
          <table:table-cell/>
          <table:table-cell table:formula="of:=[$'ROOT LIST CPU Pin'.B114]" office:value-type="float" office:value="113" calcext:value-type="float">
            <text:p>113</text:p>
          </table:table-cell>
          <table:table-cell table:formula="of:=[$'ROOT LIST CPU Pin'.C114]" office:value-type="string" office:string-value="RTCK" calcext:value-type="string">
            <text:p>RTCK</text:p>
          </table:table-cell>
          <table:table-cell table:formula="of:=[$'ROOT LIST CPU Pin'.D114]" office:value-type="string" office:string-value="JTAG_RTCK" calcext:value-type="string">
            <text:p>JTAG_RTCK</text:p>
          </table:table-cell>
          <table:table-cell/>
          <table:table-cell table:formula="of:=[$'ROOT LIST CPU Pin'.F114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3]" office:value-type="float" office:value="112" calcext:value-type="float">
            <text:p>112</text:p>
          </table:table-cell>
          <table:table-cell table:formula="of:=[$'ROOT LIST CPU Pin'.C113]" office:value-type="string" office:string-value="TCK" calcext:value-type="string">
            <text:p>TCK</text:p>
          </table:table-cell>
          <table:table-cell table:formula="of:=[$'ROOT LIST CPU Pin'.D113]" office:value-type="string" office:string-value="JTAG_TCK" calcext:value-type="string">
            <text:p>JTAG_TCK</text:p>
          </table:table-cell>
          <table:table-cell/>
          <table:table-cell table:formula="of:=[$'ROOT LIST CPU Pin'.F113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1]" office:value-type="float" office:value="110" calcext:value-type="float">
            <text:p>110</text:p>
          </table:table-cell>
          <table:table-cell table:formula="of:=[$'ROOT LIST CPU Pin'.C111]" office:value-type="string" office:string-value="TDI" calcext:value-type="string">
            <text:p>TDI</text:p>
          </table:table-cell>
          <table:table-cell table:formula="of:=[$'ROOT LIST CPU Pin'.D111]" office:value-type="string" office:string-value="JTAG_TDI" calcext:value-type="string">
            <text:p>JTAG_TDI</text:p>
          </table:table-cell>
          <table:table-cell/>
          <table:table-cell table:formula="of:=[$'ROOT LIST CPU Pin'.F111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2]" office:value-type="float" office:value="111" calcext:value-type="float">
            <text:p>111</text:p>
          </table:table-cell>
          <table:table-cell table:formula="of:=[$'ROOT LIST CPU Pin'.C112]" office:value-type="string" office:string-value="TDO" calcext:value-type="string">
            <text:p>TDO</text:p>
          </table:table-cell>
          <table:table-cell table:formula="of:=[$'ROOT LIST CPU Pin'.D112]" office:value-type="string" office:string-value="JTAG_TDO" calcext:value-type="string">
            <text:p>JTAG_TDO</text:p>
          </table:table-cell>
          <table:table-cell/>
          <table:table-cell table:formula="of:=[$'ROOT LIST CPU Pin'.F112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09]" office:value-type="float" office:value="108" calcext:value-type="float">
            <text:p>108</text:p>
          </table:table-cell>
          <table:table-cell table:formula="of:=[$'ROOT LIST CPU Pin'.C109]" office:value-type="string" office:string-value="TMS" calcext:value-type="string">
            <text:p>TMS</text:p>
          </table:table-cell>
          <table:table-cell table:formula="of:=[$'ROOT LIST CPU Pin'.D109]" office:value-type="string" office:string-value="JTAG_TMS" calcext:value-type="string">
            <text:p>JTAG_TMS</text:p>
          </table:table-cell>
          <table:table-cell/>
          <table:table-cell table:formula="of:=[$'ROOT LIST CPU Pin'.F109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26]" office:value-type="float" office:value="25" calcext:value-type="float">
            <text:p>25</text:p>
          </table:table-cell>
          <table:table-cell table:formula="of:=[$'ROOT LIST CPU Pin'.C26]" office:value-type="string" office:string-value="N2HET1_0" calcext:value-type="string">
            <text:p>N2HET1_0</text:p>
          </table:table-cell>
          <table:table-cell table:formula="of:=[$'ROOT LIST CPU Pin'.D26]" office:value-type="string" office:string-value="LED D2 RED" calcext:value-type="string">
            <text:p>LED D2 RED</text:p>
          </table:table-cell>
          <table:table-cell/>
          <table:table-cell table:formula="of:=[$'ROOT LIST CPU Pin'.F26]" office:value-type="string" office:string-value="D2-1" calcext:value-type="string">
            <text:p>D2-1</text:p>
          </table:table-cell>
          <table:table-cell table:formula="of:=[$'ROOT LIST CPU Pin'.G26]" office:value-type="float" office:value="0" calcext:value-type="float">
            <text:p>0</text:p>
          </table:table-cell>
          <table:table-cell table:formula="of:=[$'ROOT LIST CPU Pin'.H26]" office:value-type="string" office:string-value="LED RED" calcext:value-type="string">
            <text:p>LED RED</text:p>
          </table:table-cell>
        </table:table-row>
        <table:table-row table:style-name="ro1">
          <table:table-cell/>
          <table:table-cell table:formula="of:=[$'ROOT LIST CPU Pin'.B24]" office:value-type="float" office:value="23" calcext:value-type="float">
            <text:p>23</text:p>
          </table:table-cell>
          <table:table-cell table:formula="of:=[$'ROOT LIST CPU Pin'.C24]" office:value-type="string" office:string-value="N2HET1_1" calcext:value-type="string">
            <text:p>N2HET1_1</text:p>
          </table:table-cell>
          <table:table-cell table:formula="of:=[$'ROOT LIST CPU Pin'.D24]" office:value-type="string" office:string-value="LED D3 YEL" calcext:value-type="string">
            <text:p>LED D3 YEL</text:p>
          </table:table-cell>
          <table:table-cell/>
          <table:table-cell table:formula="of:=[$'ROOT LIST CPU Pin'.F24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1]" office:value-type="float" office:value="30" calcext:value-type="float">
            <text:p>30</text:p>
          </table:table-cell>
          <table:table-cell table:formula="of:=[$'ROOT LIST CPU Pin'.C31]" office:value-type="string" office:string-value="N2HET1_2" calcext:value-type="string">
            <text:p>N2HET1_2</text:p>
          </table:table-cell>
          <table:table-cell table:formula="of:=[$'ROOT LIST CPU Pin'.D31]" office:value-type="string" office:string-value="LED D4 GRN" calcext:value-type="string">
            <text:p>LED D4 GRN</text:p>
          </table:table-cell>
          <table:table-cell/>
          <table:table-cell table:formula="of:=[$'ROOT LIST CPU Pin'.F31]" office:value-type="string" office:string-value="D4-1" calcext:value-type="string">
            <text:p>D4-1</text:p>
          </table:table-cell>
          <table:table-cell table:formula="of:=[$'ROOT LIST CPU Pin'.G31]" office:value-type="float" office:value="0" calcext:value-type="float">
            <text:p>0</text:p>
          </table:table-cell>
          <table:table-cell table:formula="of:=[$'ROOT LIST CPU Pin'.H31]" office:value-type="string" office:string-value="LED-GRN" calcext:value-type="string">
            <text:p>LED-GRN</text:p>
          </table:table-cell>
        </table:table-row>
        <table:table-row table:style-name="ro1">
          <table:table-cell/>
          <table:table-cell table:formula="of:=[$'ROOT LIST CPU Pin'.B95]" office:value-type="float" office:value="94" calcext:value-type="float">
            <text:p>94</text:p>
          </table:table-cell>
          <table:table-cell table:formula="of:=[$'ROOT LIST CPU Pin'.C95]" office:value-type="string" office:string-value="MIBSP1SMI" calcext:value-type="string">
            <text:p>MIBSP1SMI</text:p>
          </table:table-cell>
          <table:table-cell table:formula="of:=[$'ROOT LIST CPU Pin'.D95]" office:value-type="string" office:string-value="MRAM_CLK" calcext:value-type="string">
            <text:p>MRAM_CLK</text:p>
          </table:table-cell>
          <table:table-cell/>
          <table:table-cell table:formula="of:=[$'ROOT LIST CPU Pin'.F95]" office:value-type="string" office:string-value="U76-6, U77-6, U78-6, U79 -6" calcext:value-type="string">
            <text:p>U76-6, U77-6, U78-6, U79 -6</text:p>
          </table:table-cell>
          <table:table-cell table:formula="of:=[$'ROOT LIST CPU Pin'.G95]" office:value-type="float" office:value="0" calcext:value-type="float">
            <text:p>0</text:p>
          </table:table-cell>
          <table:table-cell table:formula="of:=[$'ROOT LIST CPU Pin'.H95]" office:value-type="string" office:string-value="MRAM SCK" calcext:value-type="string">
            <text:p>MRAM SCK</text:p>
          </table:table-cell>
        </table:table-row>
        <table:table-row table:style-name="ro1">
          <table:table-cell/>
          <table:table-cell table:formula="of:=[$'ROOT LIST CPU Pin'.B94]" office:value-type="float" office:value="93" calcext:value-type="float">
            <text:p>93</text:p>
          </table:table-cell>
          <table:table-cell table:formula="of:=[$'ROOT LIST CPU Pin'.C94]" office:value-type="string" office:string-value="MIBSP1SMO" calcext:value-type="string">
            <text:p>MIBSP1SMO</text:p>
          </table:table-cell>
          <table:table-cell table:formula="of:=[$'ROOT LIST CPU Pin'.D94]" office:value-type="string" office:string-value="MRAM_MOSI" calcext:value-type="string">
            <text:p>MRAM_MOSI</text:p>
          </table:table-cell>
          <table:table-cell table:formula="of:=[$'ROOT LIST CPU Pin'.E94]" office:value-type="float" office:value="0" calcext:value-type="float">
            <text:p>0</text:p>
          </table:table-cell>
          <table:table-cell table:formula="of:=[$'ROOT LIST CPU Pin'.F94]" office:value-type="string" office:string-value="U76-5" calcext:value-type="string">
            <text:p>U76-5</text:p>
          </table:table-cell>
          <table:table-cell table:formula="of:=[$'ROOT LIST CPU Pin'.G94]" office:value-type="float" office:value="0" calcext:value-type="float">
            <text:p>0</text:p>
          </table:table-cell>
          <table:table-cell table:formula="of:=[$'ROOT LIST CPU Pin'.H94]" office:value-type="string" office:string-value="MRAM SI" calcext:value-type="string">
            <text:p>MRAM SI</text:p>
          </table:table-cell>
        </table:table-row>
        <table:table-row table:style-name="ro1">
          <table:table-cell/>
          <table:table-cell table:formula="of:=[$'ROOT LIST CPU Pin'.B106]" office:value-type="float" office:value="105" calcext:value-type="float">
            <text:p>105</text:p>
          </table:table-cell>
          <table:table-cell table:formula="of:=[$'ROOT LIST CPU Pin'.C106]" office:value-type="string" office:string-value="MIBSPI1NCS_0" calcext:value-type="string">
            <text:p>MIBSPI1NCS_0</text:p>
          </table:table-cell>
          <table:table-cell table:formula="of:=[$'ROOT LIST CPU Pin'.D106]" office:value-type="string" office:string-value="MRAM_NCS0" calcext:value-type="string">
            <text:p>MRAM_NCS0</text:p>
          </table:table-cell>
          <table:table-cell/>
          <table:table-cell table:formula="of:=[$'ROOT LIST CPU Pin'.F106]" office:value-type="string" office:string-value="U76-1" calcext:value-type="string">
            <text:p>U76-1</text:p>
          </table:table-cell>
          <table:table-cell table:formula="of:=[$'ROOT LIST CPU Pin'.G106]" office:value-type="float" office:value="0" calcext:value-type="float">
            <text:p>0</text:p>
          </table:table-cell>
          <table:table-cell table:formula="of:=[$'ROOT LIST CPU Pin'.H106]" office:value-type="string" office:string-value="MRAM 0 CS" calcext:value-type="string">
            <text:p>MRAM 0 CS</text:p>
          </table:table-cell>
        </table:table-row>
        <table:table-row table:style-name="ro1">
          <table:table-cell/>
          <table:table-cell table:formula="of:=[$'ROOT LIST CPU Pin'.B56]" office:value-type="float" office:value="55" calcext:value-type="float">
            <text:p>55</text:p>
          </table:table-cell>
          <table:table-cell table:formula="of:=[$'ROOT LIST CPU Pin'.C56]" office:value-type="string" office:string-value="MIBSPI3NCS_0" calcext:value-type="string">
            <text:p>MIBSPI3NCS_0</text:p>
          </table:table-cell>
          <table:table-cell table:formula="of:=[$'ROOT LIST CPU Pin'.D56]" office:value-type="string" office:string-value="MRAM_NCS1" calcext:value-type="string">
            <text:p>MRAM_NCS1</text:p>
          </table:table-cell>
          <table:table-cell/>
          <table:table-cell table:formula="of:=[$'ROOT LIST CPU Pin'.F56]" office:value-type="string" office:string-value="U78-1" calcext:value-type="string">
            <text:p>U78-1</text:p>
          </table:table-cell>
          <table:table-cell table:formula="of:=[$'ROOT LIST CPU Pin'.G56]" office:value-type="float" office:value="0" calcext:value-type="float">
            <text:p>0</text:p>
          </table:table-cell>
          <table:table-cell table:formula="of:=[$'ROOT LIST CPU Pin'.H56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41]" office:value-type="float" office:value="40" calcext:value-type="float">
            <text:p>40</text:p>
          </table:table-cell>
          <table:table-cell table:formula="of:=[$'ROOT LIST CPU Pin'.C41]" office:value-type="string" office:string-value="MIBSPI1NCS_2" calcext:value-type="string">
            <text:p>MIBSPI1NCS_2</text:p>
          </table:table-cell>
          <table:table-cell table:formula="of:=[$'ROOT LIST CPU Pin'.D41]" office:value-type="string" office:string-value="MRAM_NCS2" calcext:value-type="string">
            <text:p>MRAM_NCS2</text:p>
          </table:table-cell>
          <table:table-cell/>
          <table:table-cell table:formula="of:=[$'ROOT LIST CPU Pin'.F41]" office:value-type="string" office:string-value="U77-1" calcext:value-type="string">
            <text:p>U77-1</text:p>
          </table:table-cell>
          <table:table-cell table:formula="of:=[$'ROOT LIST CPU Pin'.G41]" office:value-type="float" office:value="0" calcext:value-type="float">
            <text:p>0</text:p>
          </table:table-cell>
          <table:table-cell table:formula="of:=[$'ROOT LIST CPU Pin'.H41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33]" office:value-type="float" office:value="32" calcext:value-type="float">
            <text:p>32</text:p>
          </table:table-cell>
          <table:table-cell table:formula="of:=[$'ROOT LIST CPU Pin'.C33]" office:value-type="string" office:string-value="MIBSP15NCS_0" calcext:value-type="string">
            <text:p>MIBSP15NCS_0</text:p>
          </table:table-cell>
          <table:table-cell table:formula="of:=[$'ROOT LIST CPU Pin'.D33]" office:value-type="string" office:string-value="MRAM_NCS3" calcext:value-type="string">
            <text:p>MRAM_NCS3</text:p>
          </table:table-cell>
          <table:table-cell/>
          <table:table-cell table:formula="of:=[$'ROOT LIST CPU Pin'.F33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90]" office:value-type="float" office:value="89" calcext:value-type="float">
            <text:p>89</text:p>
          </table:table-cell>
          <table:table-cell table:formula="of:=[$'ROOT LIST CPU Pin'.C90]" office:value-type="string" office:string-value="CAN1TX" calcext:value-type="string">
            <text:p>CAN1TX</text:p>
          </table:table-cell>
          <table:table-cell table:formula="of:=[$'ROOT LIST CPU Pin'.D9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6]" office:value-type="float" office:value="95" calcext:value-type="float">
            <text:p>95</text:p>
          </table:table-cell>
          <table:table-cell table:formula="of:=[$'ROOT LIST CPU Pin'.C96]" office:value-type="string" office:string-value="MIBSP1CLK" calcext:value-type="string">
            <text:p>MIBSP1CLK</text:p>
          </table:table-cell>
          <table:table-cell table:formula="of:=[$'ROOT LIST CPU Pin'.D96]" office:value-type="string" office:string-value="No Connection" calcext:value-type="string">
            <text:p>No Connection</text:p>
          </table:table-cell>
          <table:table-cell/>
          <table:table-cell table:formula="of:=[$'ROOT LIST CPU Pin'.F96]" office:value-type="float" office:value="0" calcext:value-type="float">
            <text:p>0</text:p>
          </table:table-cell>
          <table:table-cell table:formula="of:=[$'ROOT LIST CPU Pin'.G96]" office:value-type="float" office:value="0" calcext:value-type="float">
            <text:p>0</text:p>
          </table:table-cell>
          <table:table-cell table:formula="of:=[$'ROOT LIST CPU Pin'.H9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8]" office:value-type="float" office:value="7" calcext:value-type="float">
            <text:p>7</text:p>
          </table:table-cell>
          <table:table-cell table:formula="of:=[$'ROOT LIST CPU Pin'.C8]" office:value-type="string" office:string-value="FLTP1" calcext:value-type="string">
            <text:p>FLTP1</text:p>
          </table:table-cell>
          <table:table-cell table:formula="of:=[$'ROOT LIST CPU Pin'.D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]" office:value-type="float" office:value="8" calcext:value-type="float">
            <text:p>8</text:p>
          </table:table-cell>
          <table:table-cell table:formula="of:=[$'ROOT LIST CPU Pin'.C9]" office:value-type="string" office:string-value="FLTP2" calcext:value-type="string">
            <text:p>FLTP2</text:p>
          </table:table-cell>
          <table:table-cell table:formula="of:=[$'ROOT LIST CPU Pin'.D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]" office:value-type="float" office:value="12" calcext:value-type="float">
            <text:p>12</text:p>
          </table:table-cell>
          <table:table-cell table:formula="of:=[$'ROOT LIST CPU Pin'.C13]" office:value-type="string" office:string-value="CAN3RX" calcext:value-type="string">
            <text:p>CAN3RX</text:p>
          </table:table-cell>
          <table:table-cell table:formula="of:=[$'ROOT LIST CPU Pin'.D1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1]" office:value-type="float" office:value="20" calcext:value-type="float">
            <text:p>20</text:p>
          </table:table-cell>
          <table:table-cell table:formula="of:=[$'ROOT LIST CPU Pin'.C21]" office:value-type="string" office:string-value="OSCOUT" calcext:value-type="string">
            <text:p>OSCOUT</text:p>
          </table:table-cell>
          <table:table-cell table:formula="of:=[$'ROOT LIST CPU Pin'.D2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8]" office:value-type="float" office:value="37" calcext:value-type="float">
            <text:p>37</text:p>
          </table:table-cell>
          <table:table-cell table:formula="of:=[$'ROOT LIST CPU Pin'.C38]" office:value-type="string" office:string-value="MIBSP13NCS_1" calcext:value-type="string">
            <text:p>MIBSP13NCS_1</text:p>
          </table:table-cell>
          <table:table-cell table:formula="of:=[$'ROOT LIST CPU Pin'.D3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5]" office:value-type="float" office:value="54" calcext:value-type="float">
            <text:p>54</text:p>
          </table:table-cell>
          <table:table-cell table:formula="of:=[$'ROOT LIST CPU Pin'.C55]" office:value-type="string" office:string-value="MIBSPI3NENA" calcext:value-type="string">
            <text:p>MIBSPI3NENA</text:p>
          </table:table-cell>
          <table:table-cell table:formula="of:=[$'ROOT LIST CPU Pin'.D5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9]" office:value-type="float" office:value="58" calcext:value-type="float">
            <text:p>58</text:p>
          </table:table-cell>
          <table:table-cell table:formula="of:=[$'ROOT LIST CPU Pin'.C59]" office:value-type="string" office:string-value="AD1IN16" calcext:value-type="string">
            <text:p>AD1IN16</text:p>
          </table:table-cell>
          <table:table-cell table:formula="of:=[$'ROOT LIST CPU Pin'.D5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0]" office:value-type="float" office:value="59" calcext:value-type="float">
            <text:p>59</text:p>
          </table:table-cell>
          <table:table-cell table:formula="of:=[$'ROOT LIST CPU Pin'.C60]" office:value-type="string" office:string-value="AD1IN17" calcext:value-type="string">
            <text:p>AD1IN17</text:p>
          </table:table-cell>
          <table:table-cell table:formula="of:=[$'ROOT LIST CPU Pin'.D6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1]" office:value-type="float" office:value="60" calcext:value-type="float">
            <text:p>60</text:p>
          </table:table-cell>
          <table:table-cell table:formula="of:=[$'ROOT LIST CPU Pin'.C61]" office:value-type="string" office:string-value="AD1IN_0" calcext:value-type="string">
            <text:p>AD1IN_0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3]" office:value-type="float" office:value="62" calcext:value-type="float">
            <text:p>62</text:p>
          </table:table-cell>
          <table:table-cell table:formula="of:=[$'ROOT LIST CPU Pin'.C63]" office:value-type="string" office:string-value="AD1IN_18" calcext:value-type="string">
            <text:p>AD1IN_18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4]" office:value-type="float" office:value="63" calcext:value-type="float">
            <text:p>63</text:p>
          </table:table-cell>
          <table:table-cell table:formula="of:=[$'ROOT LIST CPU Pin'.C64]" office:value-type="string" office:string-value="AD1IN_19" calcext:value-type="string">
            <text:p>AD1IN_19</text:p>
          </table:table-cell>
          <table:table-cell table:formula="of:=[$'ROOT LIST CPU Pin'.D6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1]" office:value-type="float" office:value="70" calcext:value-type="float">
            <text:p>70</text:p>
          </table:table-cell>
          <table:table-cell table:formula="of:=[$'ROOT LIST CPU Pin'.C71]" office:value-type="string" office:string-value="AD1IN_9" calcext:value-type="string">
            <text:p>AD1IN_9</text:p>
          </table:table-cell>
          <table:table-cell table:formula="of:=[$'ROOT LIST CPU Pin'.D7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2]" office:value-type="float" office:value="71" calcext:value-type="float">
            <text:p>71</text:p>
          </table:table-cell>
          <table:table-cell table:formula="of:=[$'ROOT LIST CPU Pin'.C72]" office:value-type="string" office:string-value="AD1IN_1" calcext:value-type="string">
            <text:p>AD1IN_1</text:p>
          </table:table-cell>
          <table:table-cell table:formula="of:=[$'ROOT LIST CPU Pin'.D7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3]" office:value-type="float" office:value="72" calcext:value-type="float">
            <text:p>72</text:p>
          </table:table-cell>
          <table:table-cell table:formula="of:=[$'ROOT LIST CPU Pin'.C73]" office:value-type="string" office:string-value="AD1IN_10" calcext:value-type="string">
            <text:p>AD1IN_10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6]" office:value-type="float" office:value="75" calcext:value-type="float">
            <text:p>75</text:p>
          </table:table-cell>
          <table:table-cell table:formula="of:=[$'ROOT LIST CPU Pin'.C76]" office:value-type="string" office:string-value="AD1IN_11" calcext:value-type="string">
            <text:p>AD1IN_11</text:p>
          </table:table-cell>
          <table:table-cell table:formula="of:=[$'ROOT LIST CPU Pin'.D7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8]" office:value-type="float" office:value="77" calcext:value-type="float">
            <text:p>77</text:p>
          </table:table-cell>
          <table:table-cell table:formula="of:=[$'ROOT LIST CPU Pin'.C78]" office:value-type="string" office:string-value="AD1IN_12" calcext:value-type="string">
            <text:p>AD1IN_12</text:p>
          </table:table-cell>
          <table:table-cell table:formula="of:=[$'ROOT LIST CPU Pin'.D7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0]" office:value-type="float" office:value="79" calcext:value-type="float">
            <text:p>79</text:p>
          </table:table-cell>
          <table:table-cell table:formula="of:=[$'ROOT LIST CPU Pin'.C80]" office:value-type="string" office:string-value="AD1IN_13" calcext:value-type="string">
            <text:p>AD1IN_13</text:p>
          </table:table-cell>
          <table:table-cell table:formula="of:=[$'ROOT LIST CPU Pin'.D8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1]" office:value-type="float" office:value="80" calcext:value-type="float">
            <text:p>80</text:p>
          </table:table-cell>
          <table:table-cell table:formula="of:=[$'ROOT LIST CPU Pin'.C81]" office:value-type="string" office:string-value="AD1IN_6" calcext:value-type="string">
            <text:p>AD1IN_6</text:p>
          </table:table-cell>
          <table:table-cell table:formula="of:=[$'ROOT LIST CPU Pin'.D8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2]" office:value-type="float" office:value="81" calcext:value-type="float">
            <text:p>81</text:p>
          </table:table-cell>
          <table:table-cell table:formula="of:=[$'ROOT LIST CPU Pin'.C82]" office:value-type="string" office:string-value="AD1IN_22" calcext:value-type="string">
            <text:p>AD1IN_22</text:p>
          </table:table-cell>
          <table:table-cell table:formula="of:=[$'ROOT LIST CPU Pin'.D8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5]" office:value-type="float" office:value="84" calcext:value-type="float">
            <text:p>84</text:p>
          </table:table-cell>
          <table:table-cell table:formula="of:=[$'ROOT LIST CPU Pin'.C85]" office:value-type="string" office:string-value="AD1IN_23" calcext:value-type="string">
            <text:p>AD1IN_23</text:p>
          </table:table-cell>
          <table:table-cell table:formula="of:=[$'ROOT LIST CPU Pin'.D8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1]" office:value-type="float" office:value="90" calcext:value-type="float">
            <text:p>90</text:p>
          </table:table-cell>
          <table:table-cell table:formula="of:=[$'ROOT LIST CPU Pin'.C91]" office:value-type="string" office:string-value="CAN1RX" calcext:value-type="string">
            <text:p>CAN1RX</text:p>
          </table:table-cell>
          <table:table-cell table:formula="of:=[$'ROOT LIST CPU Pin'.D9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7]" office:value-type="float" office:value="96" calcext:value-type="float">
            <text:p>96</text:p>
          </table:table-cell>
          <table:table-cell table:formula="of:=[$'ROOT LIST CPU Pin'.C97]" office:value-type="string" office:string-value="MIBSP11NENA" calcext:value-type="string">
            <text:p>MIBSP11NENA</text:p>
          </table:table-cell>
          <table:table-cell table:formula="of:=[$'ROOT LIST CPU Pin'.D9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8]" office:value-type="float" office:value="97" calcext:value-type="float">
            <text:p>97</text:p>
          </table:table-cell>
          <table:table-cell table:formula="of:=[$'ROOT LIST CPU Pin'.C98]" office:value-type="string" office:string-value="MIBSP15NENA" calcext:value-type="string">
            <text:p>MIBSP15NENA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9]" office:value-type="float" office:value="98" calcext:value-type="float">
            <text:p>98</text:p>
          </table:table-cell>
          <table:table-cell table:formula="of:=[$'ROOT LIST CPU Pin'.C99]" office:value-type="string" office:string-value="MIBSP15SOMI_0" calcext:value-type="string">
            <text:p>MIBSP15SOMI_0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0]" office:value-type="float" office:value="99" calcext:value-type="float">
            <text:p>99</text:p>
          </table:table-cell>
          <table:table-cell table:formula="of:=[$'ROOT LIST CPU Pin'.C100]" office:value-type="string" office:string-value="MIBSP15SIMO_0" calcext:value-type="string">
            <text:p>MIBSP15SIMO_0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1]" office:value-type="float" office:value="100" calcext:value-type="float">
            <text:p>100</text:p>
          </table:table-cell>
          <table:table-cell table:formula="of:=[$'ROOT LIST CPU Pin'.C101]" office:value-type="string" office:string-value="MIBSPI5CLK" calcext:value-type="string">
            <text:p>MIBSPI5CLK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0]" office:value-type="float" office:value="119" calcext:value-type="float">
            <text:p>119</text:p>
          </table:table-cell>
          <table:table-cell table:formula="of:=[$'ROOT LIST CPU Pin'.C120]" office:value-type="string" office:string-value="ECLK" calcext:value-type="string">
            <text:p>ECLK</text:p>
          </table:table-cell>
          <table:table-cell table:formula="of:=[$'ROOT LIST CPU Pin'.D12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9]" office:value-type="float" office:value="128" calcext:value-type="float">
            <text:p>128</text:p>
          </table:table-cell>
          <table:table-cell table:formula="of:=[$'ROOT LIST CPU Pin'.C129]" office:value-type="string" office:string-value="CAN2TX" calcext:value-type="string">
            <text:p>CAN2TX</text:p>
          </table:table-cell>
          <table:table-cell table:formula="of:=[$'ROOT LIST CPU Pin'.D12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0]" office:value-type="float" office:value="129" calcext:value-type="float">
            <text:p>129</text:p>
          </table:table-cell>
          <table:table-cell table:formula="of:=[$'ROOT LIST CPU Pin'.C130]" office:value-type="string" office:string-value="CAN2RX" calcext:value-type="string">
            <text:p>CAN2RX</text:p>
          </table:table-cell>
          <table:table-cell table:formula="of:=[$'ROOT LIST CPU Pin'.D13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2]" office:value-type="float" office:value="141" calcext:value-type="float">
            <text:p>141</text:p>
          </table:table-cell>
          <table:table-cell table:formula="of:=[$'ROOT LIST CPU Pin'.C142]" office:value-type="string" office:string-value="N2HET1_20" calcext:value-type="string">
            <text:p>N2HET1_20</text:p>
          </table:table-cell>
          <table:table-cell table:formula="of:=[$'ROOT LIST CPU Pin'.D14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4]" office:value-type="float" office:value="83" calcext:value-type="float">
            <text:p>83</text:p>
          </table:table-cell>
          <table:table-cell table:formula="of:=[$'ROOT LIST CPU Pin'.C84]" office:value-type="string" office:string-value="AD1IN_8" calcext:value-type="string">
            <text:p>AD1IN_8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formula="of:=[$'ROOT LIST CPU Pin'.E84]" office:value-type="float" office:value="0" calcext:value-type="float">
            <text:p>0</text:p>
          </table:table-cell>
          <table:table-cell table:formula="of:=[$'ROOT LIST CPU Pin'.F84]" office:value-type="float" office:value="0" calcext:value-type="float">
            <text:p>0</text:p>
          </table:table-cell>
          <table:table-cell table:formula="of:=[$'ROOT LIST CPU Pin'.G84]" office:value-type="float" office:value="0" calcext:value-type="float">
            <text:p>0</text:p>
          </table:table-cell>
          <table:table-cell table:formula="of:=[$'ROOT LIST CPU Pin'.H8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87]" office:value-type="float" office:value="86" calcext:value-type="float">
            <text:p>86</text:p>
          </table:table-cell>
          <table:table-cell table:formula="of:=[$'ROOT LIST CPU Pin'.C87]" office:value-type="string" office:string-value="AD1EVT" calcext:value-type="string">
            <text:p>AD1EVT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formula="of:=[$'ROOT LIST CPU Pin'.E87]" office:value-type="float" office:value="0" calcext:value-type="float">
            <text:p>0</text:p>
          </table:table-cell>
          <table:table-cell table:formula="of:=[$'ROOT LIST CPU Pin'.F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26]" office:value-type="float" office:value="125" calcext:value-type="float">
            <text:p>125</text:p>
          </table:table-cell>
          <table:table-cell table:formula="of:=[$'ROOT LIST CPU Pin'.C126]" office:value-type="string" office:string-value="N2HET1_14" calcext:value-type="string">
            <text:p>N2HET1_14</text:p>
          </table:table-cell>
          <table:table-cell table:formula="of:=[$'ROOT LIST CPU Pin'.D126]" office:value-type="string" office:string-value="ONEWIRE" calcext:value-type="string">
            <text:p>ONEWIRE</text:p>
          </table:table-cell>
          <table:table-cell table:formula="of:=[$'ROOT LIST CPU Pin'.E126]" office:value-type="float" office:value="0" calcext:value-type="float">
            <text:p>0</text:p>
          </table:table-cell>
          <table:table-cell table:formula="of:=[$'ROOT LIST CPU Pin'.F126]" office:value-type="string" office:string-value="U26-2" calcext:value-type="string">
            <text:p>U26-2</text:p>
          </table:table-cell>
          <table:table-cell table:formula="of:=[$'ROOT LIST CPU Pin'.G126]" office:value-type="float" office:value="0" calcext:value-type="float">
            <text:p>0</text:p>
          </table:table-cell>
          <table:table-cell table:formula="of:=[$'ROOT LIST CPU Pin'.H126]" office:value-type="string" office:string-value="Secure Byte IO" calcext:value-type="string">
            <text:p>Secure Byte IO</text:p>
          </table:table-cell>
        </table:table-row>
        <table:table-row table:style-name="ro1">
          <table:table-cell/>
          <table:table-cell table:formula="of:=[$'ROOT LIST CPU Pin'.B108]" office:value-type="float" office:value="107" calcext:value-type="float">
            <text:p>107</text:p>
          </table:table-cell>
          <table:table-cell table:formula="of:=[$'ROOT LIST CPU Pin'.C108]" office:value-type="string" office:string-value="N2HET1_28" calcext:value-type="string">
            <text:p>N2HET1_28</text:p>
          </table:table-cell>
          <table:table-cell table:formula="of:=[$'ROOT LIST CPU Pin'.D108]" office:value-type="string" office:string-value="PB_ENABLE" calcext:value-type="string">
            <text:p>PB_ENABLE</text:p>
          </table:table-cell>
          <table:table-cell table:formula="of:=[$'ROOT LIST CPU Pin'.E108]" office:value-type="float" office:value="0" calcext:value-type="float">
            <text:p>0</text:p>
          </table:table-cell>
          <table:table-cell table:formula="of:=[$'ROOT LIST CPU Pin'.F108]" office:value-type="string" office:string-value="PC104-49" calcext:value-type="string">
            <text:p>PC104-49</text:p>
          </table:table-cell>
          <table:table-cell table:formula="of:=[$'ROOT LIST CPU Pin'.G108]" office:value-type="float" office:value="0" calcext:value-type="float">
            <text:p>0</text:p>
          </table:table-cell>
          <table:table-cell table:formula="of:=[$'ROOT LIST CPU Pin'.H10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47]" office:value-type="float" office:value="46" calcext:value-type="float">
            <text:p>46</text:p>
          </table:table-cell>
          <table:table-cell table:formula="of:=[$'ROOT LIST CPU Pin'.C47]" office:value-type="string" office:string-value="nPORRST" calcext:value-type="string">
            <text:p>nPORRST</text:p>
          </table:table-cell>
          <table:table-cell table:formula="of:=[$'ROOT LIST CPU Pin'.D4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0]" office:value-type="float" office:value="109" calcext:value-type="float">
            <text:p>109</text:p>
          </table:table-cell>
          <table:table-cell table:formula="of:=[$'ROOT LIST CPU Pin'.C110]" office:value-type="string" office:string-value="nTRST" calcext:value-type="string">
            <text:p>nTRST</text:p>
          </table:table-cell>
          <table:table-cell table:formula="of:=[$'ROOT LIST CPU Pin'.D110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7]" office:value-type="float" office:value="116" calcext:value-type="float">
            <text:p>116</text:p>
          </table:table-cell>
          <table:table-cell table:formula="of:=[$'ROOT LIST CPU Pin'.C117]" office:value-type="string" office:string-value="nRST" calcext:value-type="string">
            <text:p>nRST</text:p>
          </table:table-cell>
          <table:table-cell table:formula="of:=[$'ROOT LIST CPU Pin'.D11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2]" office:value-type="float" office:value="61" calcext:value-type="float">
            <text:p>61</text:p>
          </table:table-cell>
          <table:table-cell table:formula="of:=[$'ROOT LIST CPU Pin'.C62]" office:value-type="string" office:string-value="AD1IN_7" calcext:value-type="string">
            <text:p>AD1IN_7</text:p>
          </table:table-cell>
          <table:table-cell table:formula="of:=[$'ROOT LIST CPU Pin'.D62]" office:value-type="string" office:string-value="PWR_FLAG_AX5043" calcext:value-type="string">
            <text:p>PWR_FLAG_AX5043</text:p>
          </table:table-cell>
          <table:table-cell table:formula="of:=[$'ROOT LIST CPU Pin'.E62]" office:value-type="float" office:value="0" calcext:value-type="float">
            <text:p>0</text:p>
          </table:table-cell>
          <table:table-cell table:formula="of:=[$'ROOT LIST CPU Pin'.F62]" office:value-type="string" office:string-value="U93-6" calcext:value-type="string">
            <text:p>U93-6</text:p>
          </table:table-cell>
          <table:table-cell table:formula="of:=[$'ROOT LIST CPU Pin'.G62]" office:value-type="float" office:value="0" calcext:value-type="float">
            <text:p>0</text:p>
          </table:table-cell>
          <table:table-cell table:formula="of:=[$'ROOT LIST CPU Pin'.H62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/>
          <table:table-cell table:formula="of:=[$'ROOT LIST CPU Pin'.B77]" office:value-type="float" office:value="76" calcext:value-type="float">
            <text:p>76</text:p>
          </table:table-cell>
          <table:table-cell table:formula="of:=[$'ROOT LIST CPU Pin'.C77]" office:value-type="string" office:string-value="AD1IN_4" calcext:value-type="string">
            <text:p>AD1IN_4</text:p>
          </table:table-cell>
          <table:table-cell table:formula="of:=[$'ROOT LIST CPU Pin'.D77]" office:value-type="string" office:string-value="PWR_FLAG_SSPA" calcext:value-type="string">
            <text:p>PWR_FLAG_SSPA</text:p>
          </table:table-cell>
          <table:table-cell table:formula="of:=[$'ROOT LIST CPU Pin'.E77]" office:value-type="float" office:value="0" calcext:value-type="float">
            <text:p>0</text:p>
          </table:table-cell>
          <table:table-cell table:formula="of:=[$'ROOT LIST CPU Pin'.F77]" office:value-type="string" office:string-value="U94-6" calcext:value-type="string">
            <text:p>U94-6</text:p>
          </table:table-cell>
          <table:table-cell table:formula="of:=[$'ROOT LIST CPU Pin'.G77]" office:value-type="float" office:value="0" calcext:value-type="float">
            <text:p>0</text:p>
          </table:table-cell>
          <table:table-cell table:formula="of:=[$'ROOT LIST CPU Pin'.H77]" office:value-type="string" office:string-value="SSPA" calcext:value-type="string">
            <text:p>SSPA</text:p>
          </table:table-cell>
        </table:table-row>
        <table:table-row table:style-name="ro1">
          <table:table-cell/>
          <table:table-cell table:formula="of:=[$'ROOT LIST CPU Pin'.B79]" office:value-type="float" office:value="78" calcext:value-type="float">
            <text:p>78</text:p>
          </table:table-cell>
          <table:table-cell table:formula="of:=[$'ROOT LIST CPU Pin'.C79]" office:value-type="string" office:string-value="AD1IN_5" calcext:value-type="string">
            <text:p>AD1IN_5</text:p>
          </table:table-cell>
          <table:table-cell table:formula="of:=[$'ROOT LIST CPU Pin'.D79]" office:value-type="string" office:string-value="PWR_SW_SSPA" calcext:value-type="string">
            <text:p>PWR_SW_SSPA</text:p>
          </table:table-cell>
          <table:table-cell table:formula="of:=[$'ROOT LIST CPU Pin'.E79]" office:value-type="float" office:value="0" calcext:value-type="float">
            <text:p>0</text:p>
          </table:table-cell>
          <table:table-cell table:formula="of:=[$'ROOT LIST CPU Pin'.F79]" office:value-type="string" office:string-value="U94-4" calcext:value-type="string">
            <text:p>U94-4</text:p>
          </table:table-cell>
          <table:table-cell table:formula="of:=[$'ROOT LIST CPU Pin'.G79]" office:value-type="float" office:value="0" calcext:value-type="float">
            <text:p>0</text:p>
          </table:table-cell>
          <table:table-cell table:formula="of:=[$'ROOT LIST CPU Pin'.H79]" office:value-type="string" office:string-value="SSPA Enable" calcext:value-type="string">
            <text:p>SSPA Enable</text:p>
          </table:table-cell>
        </table:table-row>
        <table:table-row table:style-name="ro1">
          <table:table-cell/>
          <table:table-cell table:formula="of:=[$'ROOT LIST CPU Pin'.B32]" office:value-type="float" office:value="31" calcext:value-type="float">
            <text:p>31</text:p>
          </table:table-cell>
          <table:table-cell table:formula="of:=[$'ROOT LIST CPU Pin'.C32]" office:value-type="string" office:string-value="N2HET1_5" calcext:value-type="string">
            <text:p>N2HET1_5</text:p>
          </table:table-cell>
          <table:table-cell table:formula="of:=[$'ROOT LIST CPU Pin'.D32]" office:value-type="string" office:string-value="REG_5V_EN" calcext:value-type="string">
            <text:p>REG_5V_EN</text:p>
          </table:table-cell>
          <table:table-cell table:formula="of:=[$'ROOT LIST CPU Pin'.E32]" office:value-type="float" office:value="0" calcext:value-type="float">
            <text:p>0</text:p>
          </table:table-cell>
          <table:table-cell table:formula="of:=[$'ROOT LIST CPU Pin'.F32]" office:value-type="string" office:string-value="U86-2" calcext:value-type="string">
            <text:p>U86-2</text:p>
          </table:table-cell>
          <table:table-cell table:formula="of:=[$'ROOT LIST CPU Pin'.G32]" office:value-type="float" office:value="0" calcext:value-type="float">
            <text:p>0</text:p>
          </table:table-cell>
          <table:table-cell table:formula="of:=[$'ROOT LIST CPU Pin'.H32]" office:value-type="string" office:string-value="+5V Enable" calcext:value-type="string">
            <text:p>+5V Enable</text:p>
          </table:table-cell>
        </table:table-row>
        <table:table-row table:style-name="ro1">
          <table:table-cell/>
          <table:table-cell table:formula="of:=[$'ROOT LIST CPU Pin'.B92]" office:value-type="float" office:value="91" calcext:value-type="float">
            <text:p>91</text:p>
          </table:table-cell>
          <table:table-cell table:formula="of:=[$'ROOT LIST CPU Pin'.C92]" office:value-type="string" office:string-value="N2HET1_24" calcext:value-type="string">
            <text:p>N2HET1_24</text:p>
          </table:table-cell>
          <table:table-cell table:formula="of:=[$'ROOT LIST CPU Pin'.D92]" office:value-type="string" office:string-value="UART_CTS" calcext:value-type="string">
            <text:p>UART_CTS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3]" office:value-type="float" office:value="92" calcext:value-type="float">
            <text:p>92</text:p>
          </table:table-cell>
          <table:table-cell table:formula="of:=[$'ROOT LIST CPU Pin'.C93]" office:value-type="string" office:string-value="N2HET1_26" calcext:value-type="string">
            <text:p>N2HET1_26</text:p>
          </table:table-cell>
          <table:table-cell table:formula="of:=[$'ROOT LIST CPU Pin'.D93]" office:value-type="string" office:string-value="UART_RTS" calcext:value-type="string">
            <text:p>UART_RTS</text:p>
          </table:table-cell>
          <table:table-cell table:formula="of:=[$'ROOT LIST CPU Pin'.E93]" office:value-type="float" office:value="0" calcext:value-type="float">
            <text:p>0</text:p>
          </table:table-cell>
          <table:table-cell table:formula="of:=[$'ROOT LIST CPU Pin'.F93]" office:value-type="string" office:string-value="PC104-96" calcext:value-type="string">
            <text:p>PC104-96</text:p>
          </table:table-cell>
          <table:table-cell table:formula="of:=[$'ROOT LIST CPU Pin'.G93]" office:value-type="float" office:value="0" calcext:value-type="float">
            <text:p>0</text:p>
          </table:table-cell>
          <table:table-cell table:formula="of:=[$'ROOT LIST CPU Pin'.H93]" office:value-type="string" office:string-value="USB RTS" calcext:value-type="string">
            <text:p>USB RTS</text:p>
          </table:table-cell>
        </table:table-row>
        <table:table-row table:style-name="ro1">
          <table:table-cell/>
          <table:table-cell table:formula="of:=[$'ROOT LIST CPU Pin'.B39]" office:value-type="float" office:value="38" calcext:value-type="float">
            <text:p>38</text:p>
          </table:table-cell>
          <table:table-cell table:formula="of:=[$'ROOT LIST CPU Pin'.C39]" office:value-type="string" office:string-value="N2HET1_6" calcext:value-type="string">
            <text:p>N2HET1_6</text:p>
          </table:table-cell>
          <table:table-cell table:formula="of:=[$'ROOT LIST CPU Pin'.D39]" office:value-type="string" office:string-value="UART_RX1" calcext:value-type="string">
            <text:p>UART_RX1</text:p>
          </table:table-cell>
          <table:table-cell table:formula="of:=[$'ROOT LIST CPU Pin'.E39]" office:value-type="float" office:value="0" calcext:value-type="float">
            <text:p>0</text:p>
          </table:table-cell>
          <table:table-cell table:formula="of:=[$'ROOT LIST CPU Pin'.F39]" office:value-type="string" office:string-value="PC104-92" calcext:value-type="string">
            <text:p>PC104-92</text:p>
          </table:table-cell>
          <table:table-cell table:formula="of:=[$'ROOT LIST CPU Pin'.G39]" office:value-type="float" office:value="0" calcext:value-type="float">
            <text:p>0</text:p>
          </table:table-cell>
          <table:table-cell table:formula="of:=[$'ROOT LIST CPU Pin'.H39]" office:value-type="string" office:string-value="USB RX" calcext:value-type="string">
            <text:p>USB RX</text:p>
          </table:table-cell>
        </table:table-row>
        <table:table-row table:style-name="ro1">
          <table:table-cell/>
          <table:table-cell table:formula="of:=[$'ROOT LIST CPU Pin'.B132]" office:value-type="float" office:value="131" calcext:value-type="float">
            <text:p>131</text:p>
          </table:table-cell>
          <table:table-cell table:formula="of:=[$'ROOT LIST CPU Pin'.C132]" office:value-type="string" office:string-value="LINRX" calcext:value-type="string">
            <text:p>LINRX</text:p>
          </table:table-cell>
          <table:table-cell table:formula="of:=[$'ROOT LIST CPU Pin'.D132]" office:value-type="string" office:string-value="UART_RX2" calcext:value-type="string">
            <text:p>UART_RX2</text:p>
          </table:table-cell>
          <table:table-cell table:formula="of:=[$'ROOT LIST CPU Pin'.E132]" office:value-type="float" office:value="0" calcext:value-type="float">
            <text:p>0</text:p>
          </table:table-cell>
          <table:table-cell table:formula="of:=[$'ROOT LIST CPU Pin'.F132]" office:value-type="string" office:string-value="PC104-36" calcext:value-type="string">
            <text:p>PC104-36</text:p>
          </table:table-cell>
          <table:table-cell table:formula="of:=[$'ROOT LIST CPU Pin'.G132]" office:value-type="float" office:value="0" calcext:value-type="float">
            <text:p>0</text:p>
          </table:table-cell>
          <table:table-cell table:formula="of:=[$'ROOT LIST CPU Pin'.H132]" office:value-type="string" office:string-value="UART RX2" calcext:value-type="string">
            <text:p>UART RX2</text:p>
          </table:table-cell>
        </table:table-row>
        <table:table-row table:style-name="ro1">
          <table:table-cell/>
          <table:table-cell table:formula="of:=[$'ROOT LIST CPU Pin'.B40]" office:value-type="float" office:value="39" calcext:value-type="float">
            <text:p>39</text:p>
          </table:table-cell>
          <table:table-cell table:formula="of:=[$'ROOT LIST CPU Pin'.C40]" office:value-type="string" office:string-value="N2HET1_13" calcext:value-type="string">
            <text:p>N2HET1_13</text:p>
          </table:table-cell>
          <table:table-cell table:formula="of:=[$'ROOT LIST CPU Pin'.D40]" office:value-type="string" office:string-value="UART_TX1" calcext:value-type="string">
            <text:p>UART_TX1</text:p>
          </table:table-cell>
          <table:table-cell table:formula="of:=[$'ROOT LIST CPU Pin'.E40]" office:value-type="float" office:value="0" calcext:value-type="float">
            <text:p>0</text:p>
          </table:table-cell>
          <table:table-cell table:formula="of:=[$'ROOT LIST CPU Pin'.F40]" office:value-type="string" office:string-value="PC104-88" calcext:value-type="string">
            <text:p>PC104-88</text:p>
          </table:table-cell>
          <table:table-cell table:formula="of:=[$'ROOT LIST CPU Pin'.G40]" office:value-type="float" office:value="0" calcext:value-type="float">
            <text:p>0</text:p>
          </table:table-cell>
          <table:table-cell table:formula="of:=[$'ROOT LIST CPU Pin'.H40]" office:value-type="string" office:string-value="USB TX" calcext:value-type="string">
            <text:p>USB TX</text:p>
          </table:table-cell>
        </table:table-row>
        <table:table-row table:style-name="ro1">
          <table:table-cell/>
          <table:table-cell table:formula="of:=[$'ROOT LIST CPU Pin'.B133]" office:value-type="float" office:value="132" calcext:value-type="float">
            <text:p>132</text:p>
          </table:table-cell>
          <table:table-cell table:formula="of:=[$'ROOT LIST CPU Pin'.C133]" office:value-type="string" office:string-value="LINTX" calcext:value-type="string">
            <text:p>LINTX</text:p>
          </table:table-cell>
          <table:table-cell table:formula="of:=[$'ROOT LIST CPU Pin'.D133]" office:value-type="string" office:string-value="UART_TX2" calcext:value-type="string">
            <text:p>UART_TX2</text:p>
          </table:table-cell>
          <table:table-cell table:formula="of:=[$'ROOT LIST CPU Pin'.E133]" office:value-type="float" office:value="0" calcext:value-type="float">
            <text:p>0</text:p>
          </table:table-cell>
          <table:table-cell table:formula="of:=[$'ROOT LIST CPU Pin'.F133]" office:value-type="string" office:string-value="PC104-32" calcext:value-type="string">
            <text:p>PC104-32</text:p>
          </table:table-cell>
          <table:table-cell table:formula="of:=[$'ROOT LIST CPU Pin'.G133]" office:value-type="float" office:value="0" calcext:value-type="float">
            <text:p>0</text:p>
          </table:table-cell>
          <table:table-cell table:formula="of:=[$'ROOT LIST CPU Pin'.H133]" office:value-type="string" office:string-value="UART TX2" calcext:value-type="string">
            <text:p>UART TX2</text:p>
          </table:table-cell>
        </table:table-row>
        <table:table-row table:style-name="ro1">
          <table:table-cell/>
          <table:table-cell table:formula="of:=[$'ROOT LIST CPU Pin'.B141]" office:value-type="float" office:value="140" calcext:value-type="float">
            <text:p>140</text:p>
          </table:table-cell>
          <table:table-cell table:formula="of:=[$'ROOT LIST CPU Pin'.C141]" office:value-type="string" office:string-value="N2HET1_18" calcext:value-type="string">
            <text:p>N2HET1_18</text:p>
          </table:table-cell>
          <table:table-cell table:formula="of:=[$'ROOT LIST CPU Pin'.D141]" office:value-type="string" office:string-value="USB_Suspend_Low" calcext:value-type="string">
            <text:p>USB_Suspend_Low</text:p>
          </table:table-cell>
          <table:table-cell table:formula="of:=[$'ROOT LIST CPU Pin'.E141]" office:value-type="float" office:value="0" calcext:value-type="float">
            <text:p>0</text:p>
          </table:table-cell>
          <table:table-cell table:formula="of:=[$'ROOT LIST CPU Pin'.F141]" office:value-type="string" office:string-value="PC104-104" calcext:value-type="string">
            <text:p>PC104-104</text:p>
          </table:table-cell>
          <table:table-cell table:formula="of:=[$'ROOT LIST CPU Pin'.G141]" office:value-type="float" office:value="0" calcext:value-type="float">
            <text:p>0</text:p>
          </table:table-cell>
          <table:table-cell table:formula="of:=[$'ROOT LIST CPU Pin'.H141]" office:value-type="string" office:string-value="USB Control" calcext:value-type="string">
            <text:p>USB Control</text:p>
          </table:table-cell>
        </table:table-row>
        <table:table-row table:style-name="ro1">
          <table:table-cell/>
          <table:table-cell table:formula="of:=[$'ROOT LIST CPU Pin'.B65]" office:value-type="float" office:value="64" calcext:value-type="float">
            <text:p>64</text:p>
          </table:table-cell>
          <table:table-cell table:formula="of:=[$'ROOT LIST CPU Pin'.C65]" office:value-type="string" office:string-value="AD1IN_20" calcext:value-type="string">
            <text:p>AD1IN_20</text:p>
          </table:table-cell>
          <table:table-cell table:formula="of:=[$'ROOT LIST CPU Pin'.D65]" office:value-type="string" office:string-value="VER_BIT0" calcext:value-type="string">
            <text:p>VER_BIT0</text:p>
          </table:table-cell>
          <table:table-cell table:formula="of:=[$'ROOT LIST CPU Pin'.E65]" office:value-type="float" office:value="0" calcext:value-type="float">
            <text:p>0</text:p>
          </table:table-cell>
          <table:table-cell table:formula="of:=[$'ROOT LIST CPU Pin'.F6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66]" office:value-type="float" office:value="65" calcext:value-type="float">
            <text:p>65</text:p>
          </table:table-cell>
          <table:table-cell table:formula="of:=[$'ROOT LIST CPU Pin'.C66]" office:value-type="string" office:string-value="AD1IN_21" calcext:value-type="string">
            <text:p>AD1IN_21</text:p>
          </table:table-cell>
          <table:table-cell table:formula="of:=[$'ROOT LIST CPU Pin'.D66]" office:value-type="string" office:string-value="VER_BIT1" calcext:value-type="string">
            <text:p>VER_BIT1</text:p>
          </table:table-cell>
          <table:table-cell table:formula="of:=[$'ROOT LIST CPU Pin'.E66]" office:value-type="float" office:value="0" calcext:value-type="float">
            <text:p>0</text:p>
          </table:table-cell>
          <table:table-cell table:formula="of:=[$'ROOT LIST CPU Pin'.F66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3]" office:value-type="float" office:value="82" calcext:value-type="float">
            <text:p>82</text:p>
          </table:table-cell>
          <table:table-cell table:formula="of:=[$'ROOT LIST CPU Pin'.C83]" office:value-type="string" office:string-value="AD1IN_14" calcext:value-type="string">
            <text:p>AD1IN_14</text:p>
          </table:table-cell>
          <table:table-cell table:formula="of:=[$'ROOT LIST CPU Pin'.D83]" office:value-type="string" office:string-value="VER_BIT2" calcext:value-type="string">
            <text:p>VER_BIT2</text:p>
          </table:table-cell>
          <table:table-cell table:formula="of:=[$'ROOT LIST CPU Pin'.E83]" office:value-type="float" office:value="0" calcext:value-type="float">
            <text:p>0</text:p>
          </table:table-cell>
          <table:table-cell table:formula="of:=[$'ROOT LIST CPU Pin'.F83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6]" office:value-type="float" office:value="85" calcext:value-type="float">
            <text:p>85</text:p>
          </table:table-cell>
          <table:table-cell table:formula="of:=[$'ROOT LIST CPU Pin'.C86]" office:value-type="string" office:string-value="AD1IN_15" calcext:value-type="string">
            <text:p>AD1IN_15</text:p>
          </table:table-cell>
          <table:table-cell table:formula="of:=[$'ROOT LIST CPU Pin'.D86]" office:value-type="string" office:string-value="VER_BIT3" calcext:value-type="string">
            <text:p>VER_BIT3</text:p>
          </table:table-cell>
          <table:table-cell table:number-columns-repeated="4"/>
        </table:table-row>
      </table:table>
      <table:table table:name="Sort By Functio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formula="of:=[$'ROOT LIST CPU Pin'.B87]" office:value-type="float" office:value="86" calcext:value-type="float">
            <text:p>86</text:p>
          </table:table-cell>
          <table:table-cell table:formula="of:=[$'ROOT LIST CPU Pin'.C87]" office:value-type="string" office:string-value="AD1EVT" calcext:value-type="string">
            <text:p>AD1EVT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4]" office:value-type="float" office:value="83" calcext:value-type="float">
            <text:p>83</text:p>
          </table:table-cell>
          <table:table-cell table:formula="of:=[$'ROOT LIST CPU Pin'.C84]" office:value-type="string" office:string-value="AD1IN_8" calcext:value-type="string">
            <text:p>AD1IN_8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6]" office:value-type="float" office:value="95" calcext:value-type="float">
            <text:p>95</text:p>
          </table:table-cell>
          <table:table-cell table:formula="of:=[$'ROOT LIST CPU Pin'.C96]" office:value-type="string" office:string-value="MIBSP1CLK" calcext:value-type="string">
            <text:p>MIBSP1CLK</text:p>
          </table:table-cell>
          <table:table-cell table:formula="of:=[$'ROOT LIST CPU Pin'.D9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]" office:value-type="string" office:string-value="CPU Pin #" calcext:value-type="string">
            <text:p>CPU Pin #</text:p>
          </table:table-cell>
          <table:table-cell table:formula="of:=[$'ROOT LIST CPU Pin'.C1]" office:value-type="string" office:string-value="Discription" calcext:value-type="string">
            <text:p>Discription</text:p>
          </table:table-cell>
          <table:table-cell table:formula="of:=[$'ROOT LIST CPU Pin'.D1]" office:value-type="string" office:string-value="Signal" calcext:value-type="string">
            <text:p>Signal</text:p>
          </table:table-cell>
          <table:table-cell/>
          <table:table-cell table:formula="of:=[$'ROOT LIST CPU Pin'.F1]" office:value-type="string" office:string-value="Connection " calcext:value-type="string">
            <text:p>Connection 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26]" office:value-type="float" office:value="25" calcext:value-type="float">
            <text:p>25</text:p>
          </table:table-cell>
          <table:table-cell table:formula="of:=[$'ROOT LIST CPU Pin'.C26]" office:value-type="string" office:string-value="N2HET1_0" calcext:value-type="string">
            <text:p>N2HET1_0</text:p>
          </table:table-cell>
          <table:table-cell table:formula="of:=[$'ROOT LIST CPU Pin'.D26]" office:value-type="string" office:string-value="LED D2 RED" calcext:value-type="string">
            <text:p>LED D2 RED</text:p>
          </table:table-cell>
          <table:table-cell/>
          <table:table-cell table:formula="of:=[$'ROOT LIST CPU Pin'.F26]" office:value-type="string" office:string-value="D2-1" calcext:value-type="string">
            <text:p>D2-1</text:p>
          </table:table-cell>
          <table:table-cell/>
          <table:table-cell table:formula="of:=[$'ROOT LIST CPU Pin'.H26]" office:value-type="string" office:string-value="LED RED" calcext:value-type="string">
            <text:p>LED RED</text:p>
          </table:table-cell>
        </table:table-row>
        <table:table-row table:style-name="ro1">
          <table:table-cell table:number-columns-repeated="2"/>
          <table:table-cell table:formula="of:=[$'ROOT LIST CPU Pin'.B24]" office:value-type="float" office:value="23" calcext:value-type="float">
            <text:p>23</text:p>
          </table:table-cell>
          <table:table-cell table:formula="of:=[$'ROOT LIST CPU Pin'.C24]" office:value-type="string" office:string-value="N2HET1_1" calcext:value-type="string">
            <text:p>N2HET1_1</text:p>
          </table:table-cell>
          <table:table-cell table:formula="of:=[$'ROOT LIST CPU Pin'.D24]" office:value-type="string" office:string-value="LED D3 YEL" calcext:value-type="string">
            <text:p>LED D3 YEL</text:p>
          </table:table-cell>
          <table:table-cell/>
          <table:table-cell table:formula="of:=[$'ROOT LIST CPU Pin'.F24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31]" office:value-type="float" office:value="30" calcext:value-type="float">
            <text:p>30</text:p>
          </table:table-cell>
          <table:table-cell table:formula="of:=[$'ROOT LIST CPU Pin'.C31]" office:value-type="string" office:string-value="N2HET1_2" calcext:value-type="string">
            <text:p>N2HET1_2</text:p>
          </table:table-cell>
          <table:table-cell table:formula="of:=[$'ROOT LIST CPU Pin'.D31]" office:value-type="string" office:string-value="LED D4 GRN" calcext:value-type="string">
            <text:p>LED D4 GRN</text:p>
          </table:table-cell>
          <table:table-cell/>
          <table:table-cell table:formula="of:=[$'ROOT LIST CPU Pin'.F31]" office:value-type="string" office:string-value="D4-1" calcext:value-type="string">
            <text:p>D4-1</text:p>
          </table:table-cell>
          <table:table-cell/>
          <table:table-cell table:formula="of:=[$'ROOT LIST CPU Pin'.H31]" office:value-type="string" office:string-value="LED-GRN" calcext:value-type="string">
            <text:p>LED-GRN</text:p>
          </table:table-cell>
        </table:table-row>
        <table:table-row table:style-name="ro1">
          <table:table-cell table:number-columns-repeated="2"/>
          <table:table-cell table:formula="of:=[$'ROOT LIST CPU Pin'.B109]" office:value-type="float" office:value="108" calcext:value-type="float">
            <text:p>108</text:p>
          </table:table-cell>
          <table:table-cell table:formula="of:=[$'ROOT LIST CPU Pin'.C109]" office:value-type="string" office:string-value="TMS" calcext:value-type="string">
            <text:p>TMS</text:p>
          </table:table-cell>
          <table:table-cell table:formula="of:=[$'ROOT LIST CPU Pin'.D109]" office:value-type="string" office:string-value="JTAG_TMS" calcext:value-type="string">
            <text:p>JTAG_TMS</text:p>
          </table:table-cell>
          <table:table-cell/>
          <table:table-cell table:formula="of:=[$'ROOT LIST CPU Pin'.F109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13]" office:value-type="float" office:value="112" calcext:value-type="float">
            <text:p>112</text:p>
          </table:table-cell>
          <table:table-cell table:formula="of:=[$'ROOT LIST CPU Pin'.C113]" office:value-type="string" office:string-value="TCK" calcext:value-type="string">
            <text:p>TCK</text:p>
          </table:table-cell>
          <table:table-cell table:formula="of:=[$'ROOT LIST CPU Pin'.D113]" office:value-type="string" office:string-value="JTAG_TCK" calcext:value-type="string">
            <text:p>JTAG_TCK</text:p>
          </table:table-cell>
          <table:table-cell/>
          <table:table-cell table:formula="of:=[$'ROOT LIST CPU Pin'.F113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12]" office:value-type="float" office:value="111" calcext:value-type="float">
            <text:p>111</text:p>
          </table:table-cell>
          <table:table-cell table:formula="of:=[$'ROOT LIST CPU Pin'.C112]" office:value-type="string" office:string-value="TDO" calcext:value-type="string">
            <text:p>TDO</text:p>
          </table:table-cell>
          <table:table-cell table:formula="of:=[$'ROOT LIST CPU Pin'.D112]" office:value-type="string" office:string-value="JTAG_TDO" calcext:value-type="string">
            <text:p>JTAG_TDO</text:p>
          </table:table-cell>
          <table:table-cell/>
          <table:table-cell table:formula="of:=[$'ROOT LIST CPU Pin'.F112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14]" office:value-type="float" office:value="113" calcext:value-type="float">
            <text:p>113</text:p>
          </table:table-cell>
          <table:table-cell table:formula="of:=[$'ROOT LIST CPU Pin'.C114]" office:value-type="string" office:string-value="RTCK" calcext:value-type="string">
            <text:p>RTCK</text:p>
          </table:table-cell>
          <table:table-cell table:formula="of:=[$'ROOT LIST CPU Pin'.D114]" office:value-type="string" office:string-value="JTAG_RTCK" calcext:value-type="string">
            <text:p>JTAG_RTCK</text:p>
          </table:table-cell>
          <table:table-cell/>
          <table:table-cell table:formula="of:=[$'ROOT LIST CPU Pin'.F114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11]" office:value-type="float" office:value="110" calcext:value-type="float">
            <text:p>110</text:p>
          </table:table-cell>
          <table:table-cell table:formula="of:=[$'ROOT LIST CPU Pin'.C111]" office:value-type="string" office:string-value="TDI" calcext:value-type="string">
            <text:p>TDI</text:p>
          </table:table-cell>
          <table:table-cell table:formula="of:=[$'ROOT LIST CPU Pin'.D111]" office:value-type="string" office:string-value="JTAG_TDI" calcext:value-type="string">
            <text:p>JTAG_TDI</text:p>
          </table:table-cell>
          <table:table-cell/>
          <table:table-cell table:formula="of:=[$'ROOT LIST CPU Pin'.F111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74]" office:value-type="float" office:value="73" calcext:value-type="float">
            <text:p>73</text:p>
          </table:table-cell>
          <table:table-cell table:formula="of:=[$'ROOT LIST CPU Pin'.C74]" office:value-type="string" office:string-value="AD1IN_2" calcext:value-type="string">
            <text:p>AD1IN_2</text:p>
          </table:table-cell>
          <table:table-cell table:formula="of:=[$'ROOT LIST CPU Pin'.D74]" office:value-type="string" office:string-value="Current_Fault_U89" calcext:value-type="string">
            <text:p>Current_Fault_U89</text:p>
          </table:table-cell>
          <table:table-cell/>
          <table:table-cell table:formula="of:=[$'ROOT LIST CPU Pin'.F74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75]" office:value-type="float" office:value="74" calcext:value-type="float">
            <text:p>74</text:p>
          </table:table-cell>
          <table:table-cell table:formula="of:=[$'ROOT LIST CPU Pin'.C75]" office:value-type="string" office:string-value="AD1IN_3" calcext:value-type="string">
            <text:p>AD1IN_3</text:p>
          </table:table-cell>
          <table:table-cell table:formula="of:=[$'ROOT LIST CPU Pin'.D75]" office:value-type="string" office:string-value="Current_Fault_U89" calcext:value-type="string">
            <text:p>Current_Fault_U89</text:p>
          </table:table-cell>
          <table:table-cell/>
          <table:table-cell table:formula="of:=[$'ROOT LIST CPU Pin'.F75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41]" office:value-type="float" office:value="140" calcext:value-type="float">
            <text:p>140</text:p>
          </table:table-cell>
          <table:table-cell table:formula="of:=[$'ROOT LIST CPU Pin'.C141]" office:value-type="string" office:string-value="N2HET1_18" calcext:value-type="string">
            <text:p>N2HET1_18</text:p>
          </table:table-cell>
          <table:table-cell table:formula="of:=[$'ROOT LIST CPU Pin'.D141]" office:value-type="string" office:string-value="USB_Suspend_Low" calcext:value-type="string">
            <text:p>USB_Suspend_Low</text:p>
          </table:table-cell>
          <table:table-cell/>
          <table:table-cell table:formula="of:=[$'ROOT LIST CPU Pin'.F141]" office:value-type="string" office:string-value="PC104-104" calcext:value-type="string">
            <text:p>PC104-104</text:p>
          </table:table-cell>
          <table:table-cell/>
          <table:table-cell table:formula="of:=[$'ROOT LIST CPU Pin'.H141]" office:value-type="string" office:string-value="USB Control" calcext:value-type="string">
            <text:p>USB Control</text:p>
          </table:table-cell>
        </table:table-row>
        <table:table-row table:style-name="ro1">
          <table:table-cell table:number-columns-repeated="2"/>
          <table:table-cell table:formula="of:=[$'ROOT LIST CPU Pin'.B2]" office:value-type="float" office:value="1" calcext:value-type="float">
            <text:p>1</text:p>
          </table:table-cell>
          <table:table-cell table:formula="of:=[$'ROOT LIST CPU Pin'.C2]" office:value-type="string" office:string-value="GIOB_3" calcext:value-type="string">
            <text:p>GIOB_3</text:p>
          </table:table-cell>
          <table:table-cell table:formula="of:=[$'ROOT LIST CPU Pin'.D2]" office:value-type="string" office:string-value="GIOB_3" calcext:value-type="string">
            <text:p>GIOB_3</text:p>
          </table:table-cell>
          <table:table-cell/>
          <table:table-cell table:formula="of:=[$'ROOT LIST CPU Pin'.F2]" office:value-type="string" office:string-value="PC104-14" calcext:value-type="string">
            <text:p>PC104-14</text:p>
          </table:table-cell>
          <table:table-cell/>
          <table:table-cell table:formula="of:=[$'ROOT LIST CPU Pin'.H2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10]" office:value-type="float" office:value="9" calcext:value-type="float">
            <text:p>9</text:p>
          </table:table-cell>
          <table:table-cell table:formula="of:=[$'ROOT LIST CPU Pin'.C10]" office:value-type="string" office:string-value="GIOA_2" calcext:value-type="string">
            <text:p>GIOA_2</text:p>
          </table:table-cell>
          <table:table-cell table:formula="of:=[$'ROOT LIST CPU Pin'.D10]" office:value-type="string" office:string-value="GIOA_2" calcext:value-type="string">
            <text:p>GIOA_2</text:p>
          </table:table-cell>
          <table:table-cell/>
          <table:table-cell table:formula="of:=[$'ROOT LIST CPU Pin'.F10]" office:value-type="string" office:string-value="PC104-14" calcext:value-type="string">
            <text:p>PC104-14</text:p>
          </table:table-cell>
          <table:table-cell/>
          <table:table-cell table:formula="of:=[$'ROOT LIST CPU Pin'.H10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134]" office:value-type="float" office:value="133" calcext:value-type="float">
            <text:p>133</text:p>
          </table:table-cell>
          <table:table-cell table:formula="of:=[$'ROOT LIST CPU Pin'.C134]" office:value-type="string" office:string-value="GIOB_1" calcext:value-type="string">
            <text:p>GIOB_1</text:p>
          </table:table-cell>
          <table:table-cell table:formula="of:=[$'ROOT LIST CPU Pin'.D134]" office:value-type="string" office:string-value="GOIB_1" calcext:value-type="string">
            <text:p>GOIB_1</text:p>
          </table:table-cell>
          <table:table-cell/>
          <table:table-cell table:formula="of:=[$'ROOT LIST CPU Pin'.F134]" office:value-type="string" office:string-value="PC104-16" calcext:value-type="string">
            <text:p>PC104-16</text:p>
          </table:table-cell>
          <table:table-cell/>
          <table:table-cell table:formula="of:=[$'ROOT LIST CPU Pin'.H134]" office:value-type="string" office:string-value="IO Bit" calcext:value-type="string">
            <text:p>IO Bit</text:p>
          </table:table-cell>
        </table:table-row>
        <table:table-row table:style-name="ro1">
          <table:table-cell table:number-columns-repeated="2"/>
          <table:table-cell table:formula="of:=[$'ROOT LIST CPU Pin'.B17]" office:value-type="float" office:value="16" calcext:value-type="float">
            <text:p>16</text:p>
          </table:table-cell>
          <table:table-cell table:formula="of:=[$'ROOT LIST CPU Pin'.C17]" office:value-type="string" office:string-value="GIOA_6" calcext:value-type="string">
            <text:p>GIOA_6</text:p>
          </table:table-cell>
          <table:table-cell table:formula="of:=[$'ROOT LIST CPU Pin'.D17]" office:value-type="string" office:string-value="GIOA_6" calcext:value-type="string">
            <text:p>GIOA_6</text:p>
          </table:table-cell>
          <table:table-cell/>
          <table:table-cell table:formula="of:=[$'ROOT LIST CPU Pin'.F17]" office:value-type="string" office:string-value="PC104-17" calcext:value-type="string">
            <text:p>PC104-17</text:p>
          </table:table-cell>
          <table:table-cell/>
          <table:table-cell table:formula="of:=[$'ROOT LIST CPU Pin'.H17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118]" office:value-type="float" office:value="117" calcext:value-type="float">
            <text:p>117</text:p>
          </table:table-cell>
          <table:table-cell table:formula="of:=[$'ROOT LIST CPU Pin'.C118]" office:value-type="string" office:string-value="nERROR" calcext:value-type="string">
            <text:p>nERROR</text:p>
          </table:table-cell>
          <table:table-cell table:formula="of:=[$'ROOT LIST CPU Pin'.D118]" office:value-type="string" office:string-value="FAULT_N" calcext:value-type="string">
            <text:p>FAULT_N</text:p>
          </table:table-cell>
          <table:table-cell/>
          <table:table-cell table:formula="of:=[$'ROOT LIST CPU Pin'.F118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4]" office:value-type="float" office:value="13" calcext:value-type="float">
            <text:p>13</text:p>
          </table:table-cell>
          <table:table-cell table:formula="of:=[$'ROOT LIST CPU Pin'.C14]" office:value-type="string" office:string-value="CAN3TX" calcext:value-type="string">
            <text:p>CAN3TX</text:p>
          </table:table-cell>
          <table:table-cell table:formula="of:=[$'ROOT LIST CPU Pin'.D14]" office:value-type="string" office:string-value="HW_POWER_OFF_N" calcext:value-type="string">
            <text:p>HW_POWER_OFF_N</text:p>
          </table:table-cell>
          <table:table-cell/>
          <table:table-cell table:formula="of:=[$'ROOT LIST CPU Pin'.F14]" office:value-type="string" office:string-value="PC104-23" calcext:value-type="string">
            <text:p>PC104-23</text:p>
          </table:table-cell>
          <table:table-cell/>
          <table:table-cell table:formula="of:=[$'ROOT LIST CPU Pin'.H14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128]" office:value-type="float" office:value="127" calcext:value-type="float">
            <text:p>127</text:p>
          </table:table-cell>
          <table:table-cell table:formula="of:=[$'ROOT LIST CPU Pin'.C128]" office:value-type="string" office:string-value="N2HET1_30" calcext:value-type="string">
            <text:p>N2HET1_30</text:p>
          </table:table-cell>
          <table:table-cell table:formula="of:=[$'ROOT LIST CPU Pin'.D128]" office:value-type="string" office:string-value="CMD_MODE" calcext:value-type="string">
            <text:p>CMD_MODE</text:p>
          </table:table-cell>
          <table:table-cell/>
          <table:table-cell table:formula="of:=[$'ROOT LIST CPU Pin'.F128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07]" office:value-type="float" office:value="106" calcext:value-type="float">
            <text:p>106</text:p>
          </table:table-cell>
          <table:table-cell table:formula="of:=[$'ROOT LIST CPU Pin'.C107]" office:value-type="string" office:string-value="N2HET1_8" calcext:value-type="string">
            <text:p>N2HET1_8</text:p>
          </table:table-cell>
          <table:table-cell table:formula="of:=[$'ROOT LIST CPU Pin'.D107]" office:value-type="string" office:string-value="ATTACHED" calcext:value-type="string">
            <text:p>ATTACHED</text:p>
          </table:table-cell>
          <table:table-cell/>
          <table:table-cell table:formula="of:=[$'ROOT LIST CPU Pin'.F107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33]" office:value-type="float" office:value="132" calcext:value-type="float">
            <text:p>132</text:p>
          </table:table-cell>
          <table:table-cell table:formula="of:=[$'ROOT LIST CPU Pin'.C133]" office:value-type="string" office:string-value="LINTX" calcext:value-type="string">
            <text:p>LINTX</text:p>
          </table:table-cell>
          <table:table-cell table:formula="of:=[$'ROOT LIST CPU Pin'.D133]" office:value-type="string" office:string-value="UART_TX2" calcext:value-type="string">
            <text:p>UART_TX2</text:p>
          </table:table-cell>
          <table:table-cell/>
          <table:table-cell table:formula="of:=[$'ROOT LIST CPU Pin'.F133]" office:value-type="string" office:string-value="PC104-32" calcext:value-type="string">
            <text:p>PC104-32</text:p>
          </table:table-cell>
          <table:table-cell/>
          <table:table-cell table:formula="of:=[$'ROOT LIST CPU Pin'.H133]" office:value-type="string" office:string-value="UART TX2" calcext:value-type="string">
            <text:p>UART TX2</text:p>
          </table:table-cell>
        </table:table-row>
        <table:table-row table:style-name="ro1">
          <table:table-cell table:number-columns-repeated="2"/>
          <table:table-cell table:formula="of:=[$'ROOT LIST CPU Pin'.B132]" office:value-type="float" office:value="131" calcext:value-type="float">
            <text:p>131</text:p>
          </table:table-cell>
          <table:table-cell table:formula="of:=[$'ROOT LIST CPU Pin'.C132]" office:value-type="string" office:string-value="LINRX" calcext:value-type="string">
            <text:p>LINRX</text:p>
          </table:table-cell>
          <table:table-cell table:formula="of:=[$'ROOT LIST CPU Pin'.D132]" office:value-type="string" office:string-value="UART_RX2" calcext:value-type="string">
            <text:p>UART_RX2</text:p>
          </table:table-cell>
          <table:table-cell/>
          <table:table-cell table:formula="of:=[$'ROOT LIST CPU Pin'.F132]" office:value-type="string" office:string-value="PC104-36" calcext:value-type="string">
            <text:p>PC104-36</text:p>
          </table:table-cell>
          <table:table-cell/>
          <table:table-cell table:formula="of:=[$'ROOT LIST CPU Pin'.H132]" office:value-type="string" office:string-value="UART RX2" calcext:value-type="string">
            <text:p>UART RX2</text:p>
          </table:table-cell>
        </table:table-row>
        <table:table-row table:style-name="ro1">
          <table:table-cell table:number-columns-repeated="2"/>
          <table:table-cell table:formula="of:=[$'ROOT LIST CPU Pin'.B108]" office:value-type="float" office:value="107" calcext:value-type="float">
            <text:p>107</text:p>
          </table:table-cell>
          <table:table-cell table:formula="of:=[$'ROOT LIST CPU Pin'.C108]" office:value-type="string" office:string-value="N2HET1_28" calcext:value-type="string">
            <text:p>N2HET1_28</text:p>
          </table:table-cell>
          <table:table-cell table:formula="of:=[$'ROOT LIST CPU Pin'.D108]" office:value-type="string" office:string-value="PB_ENABLE" calcext:value-type="string">
            <text:p>PB_ENABLE</text:p>
          </table:table-cell>
          <table:table-cell/>
          <table:table-cell table:formula="of:=[$'ROOT LIST CPU Pin'.F108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6]" office:value-type="float" office:value="15" calcext:value-type="float">
            <text:p>15</text:p>
          </table:table-cell>
          <table:table-cell table:formula="of:=[$'ROOT LIST CPU Pin'.C16]" office:value-type="string" office:string-value="N2HET1_22" calcext:value-type="string">
            <text:p>N2HET1_22</text:p>
          </table:table-cell>
          <table:table-cell table:formula="of:=[$'ROOT LIST CPU Pin'.D16]" office:value-type="string" office:string-value="ALERT_SIGNAL" calcext:value-type="string">
            <text:p>ALERT_SIGNAL</text:p>
          </table:table-cell>
          <table:table-cell/>
          <table:table-cell table:formula="of:=[$'ROOT LIST CPU Pin'.F16]" office:value-type="string" office:string-value="PC104-49" calcext:value-type="string">
            <text:p>PC104-49</text:p>
          </table:table-cell>
          <table:table-cell/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3]" office:value-type="float" office:value="2" calcext:value-type="float">
            <text:p>2</text:p>
          </table:table-cell>
          <table:table-cell table:formula="of:=[$'ROOT LIST CPU Pin'.C3]" office:value-type="string" office:string-value="GIOA_0" calcext:value-type="string">
            <text:p>GIOA_0</text:p>
          </table:table-cell>
          <table:table-cell table:formula="of:=[$'ROOT LIST CPU Pin'.D3]" office:value-type="string" office:string-value="FCODE_STROBE" calcext:value-type="string">
            <text:p>FCODE_STROBE</text:p>
          </table:table-cell>
          <table:table-cell/>
          <table:table-cell table:formula="of:=[$'ROOT LIST CPU Pin'.F3]" office:value-type="string" office:string-value="PC104-56" calcext:value-type="string">
            <text:p>PC104-56</text:p>
          </table:table-cell>
          <table:table-cell/>
          <table:table-cell table:formula="of:=[$'ROOT LIST CPU Pin'.H3]" office:value-type="string" office:string-value="IO" calcext:value-type="string">
            <text:p>IO</text:p>
          </table:table-cell>
        </table:table-row>
        <table:table-row table:style-name="ro1">
          <table:table-cell table:number-columns-repeated="2"/>
          <table:table-cell table:formula="of:=[$'ROOT LIST CPU Pin'.B140]" office:value-type="float" office:value="139" calcext:value-type="float">
            <text:p>139</text:p>
          </table:table-cell>
          <table:table-cell table:formula="of:=[$'ROOT LIST CPU Pin'.C140]" office:value-type="string" office:string-value="N2HET1_16" calcext:value-type="string">
            <text:p>N2HET1_16</text:p>
          </table:table-cell>
          <table:table-cell table:formula="of:=[$'ROOT LIST CPU Pin'.D140]" office:value-type="string" office:string-value="FCODE_D3" calcext:value-type="string">
            <text:p>FCODE_D3</text:p>
          </table:table-cell>
          <table:table-cell/>
          <table:table-cell table:formula="of:=[$'ROOT LIST CPU Pin'.F140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42]" office:value-type="float" office:value="41" calcext:value-type="float">
            <text:p>41</text:p>
          </table:table-cell>
          <table:table-cell table:formula="of:=[$'ROOT LIST CPU Pin'.C42]" office:value-type="string" office:string-value="N2HET1_15" calcext:value-type="string">
            <text:p>N2HET1_15</text:p>
          </table:table-cell>
          <table:table-cell table:formula="of:=[$'ROOT LIST CPU Pin'.D42]" office:value-type="string" office:string-value="FCODE_D0" calcext:value-type="string">
            <text:p>FCODE_D0</text:p>
          </table:table-cell>
          <table:table-cell/>
          <table:table-cell table:formula="of:=[$'ROOT LIST CPU Pin'.F42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40]" office:value-type="float" office:value="39" calcext:value-type="float">
            <text:p>39</text:p>
          </table:table-cell>
          <table:table-cell table:formula="of:=[$'ROOT LIST CPU Pin'.C40]" office:value-type="string" office:string-value="N2HET1_13" calcext:value-type="string">
            <text:p>N2HET1_13</text:p>
          </table:table-cell>
          <table:table-cell table:formula="of:=[$'ROOT LIST CPU Pin'.D40]" office:value-type="string" office:string-value="UART_TX1" calcext:value-type="string">
            <text:p>UART_TX1</text:p>
          </table:table-cell>
          <table:table-cell/>
          <table:table-cell table:formula="of:=[$'ROOT LIST CPU Pin'.F40]" office:value-type="string" office:string-value="PC104-88" calcext:value-type="string">
            <text:p>PC104-88</text:p>
          </table:table-cell>
          <table:table-cell/>
          <table:table-cell table:formula="of:=[$'ROOT LIST CPU Pin'.H40]" office:value-type="string" office:string-value="USB TX" calcext:value-type="string">
            <text:p>USB TX</text:p>
          </table:table-cell>
        </table:table-row>
        <table:table-row table:style-name="ro1">
          <table:table-cell table:number-columns-repeated="2"/>
          <table:table-cell table:formula="of:=[$'ROOT LIST CPU Pin'.B39]" office:value-type="float" office:value="38" calcext:value-type="float">
            <text:p>38</text:p>
          </table:table-cell>
          <table:table-cell table:formula="of:=[$'ROOT LIST CPU Pin'.C39]" office:value-type="string" office:string-value="N2HET1_6" calcext:value-type="string">
            <text:p>N2HET1_6</text:p>
          </table:table-cell>
          <table:table-cell table:formula="of:=[$'ROOT LIST CPU Pin'.D39]" office:value-type="string" office:string-value="UART_RX1" calcext:value-type="string">
            <text:p>UART_RX1</text:p>
          </table:table-cell>
          <table:table-cell/>
          <table:table-cell table:formula="of:=[$'ROOT LIST CPU Pin'.F39]" office:value-type="string" office:string-value="PC104-92" calcext:value-type="string">
            <text:p>PC104-92</text:p>
          </table:table-cell>
          <table:table-cell/>
          <table:table-cell table:formula="of:=[$'ROOT LIST CPU Pin'.H39]" office:value-type="string" office:string-value="USB RX" calcext:value-type="string">
            <text:p>USB RX</text:p>
          </table:table-cell>
        </table:table-row>
        <table:table-row table:style-name="ro1">
          <table:table-cell table:number-columns-repeated="2"/>
          <table:table-cell table:formula="of:=[$'ROOT LIST CPU Pin'.B93]" office:value-type="float" office:value="92" calcext:value-type="float">
            <text:p>92</text:p>
          </table:table-cell>
          <table:table-cell table:formula="of:=[$'ROOT LIST CPU Pin'.C93]" office:value-type="string" office:string-value="N2HET1_26" calcext:value-type="string">
            <text:p>N2HET1_26</text:p>
          </table:table-cell>
          <table:table-cell table:formula="of:=[$'ROOT LIST CPU Pin'.D93]" office:value-type="string" office:string-value="UART_RTS" calcext:value-type="string">
            <text:p>UART_RTS</text:p>
          </table:table-cell>
          <table:table-cell/>
          <table:table-cell table:formula="of:=[$'ROOT LIST CPU Pin'.F93]" office:value-type="string" office:string-value="PC104-96" calcext:value-type="string">
            <text:p>PC104-96</text:p>
          </table:table-cell>
          <table:table-cell/>
          <table:table-cell table:formula="of:=[$'ROOT LIST CPU Pin'.H93]" office:value-type="string" office:string-value="USB RTS" calcext:value-type="string">
            <text:p>USB RTS</text:p>
          </table:table-cell>
        </table:table-row>
        <table:table-row table:style-name="ro1">
          <table:table-cell table:number-columns-repeated="2"/>
          <table:table-cell table:formula="of:=[$'ROOT LIST CPU Pin'.B7]" office:value-type="float" office:value="6" calcext:value-type="float">
            <text:p>6</text:p>
          </table:table-cell>
          <table:table-cell table:formula="of:=[$'ROOT LIST CPU Pin'.C7]" office:value-type="string" office:string-value="N2HET_11" calcext:value-type="string">
            <text:p>N2HET_11</text:p>
          </table:table-cell>
          <table:table-cell table:formula="of:=[$'ROOT LIST CPU Pin'.D7]" office:value-type="string" office:string-value="HW_Sense" calcext:value-type="string">
            <text:p>HW_Sense</text:p>
          </table:table-cell>
          <table:table-cell/>
          <table:table-cell table:formula="of:=[$'ROOT LIST CPU Pin'.F7]" office:value-type="string" office:string-value="Pull Up" calcext:value-type="string">
            <text:p>Pull Up</text:p>
          </table:table-cell>
          <table:table-cell/>
          <table:table-cell table:formula="of:=[$'ROOT LIST CPU Pin'.H7]" office:value-type="string" office:string-value="Not USED" calcext:value-type="string">
            <text:p>Not USED</text:p>
          </table:table-cell>
        </table:table-row>
        <table:table-row table:style-name="ro1">
          <table:table-cell table:number-columns-repeated="2"/>
          <table:table-cell table:formula="of:=[$'ROOT LIST CPU Pin'.B65]" office:value-type="float" office:value="64" calcext:value-type="float">
            <text:p>64</text:p>
          </table:table-cell>
          <table:table-cell table:formula="of:=[$'ROOT LIST CPU Pin'.C65]" office:value-type="string" office:string-value="AD1IN_20" calcext:value-type="string">
            <text:p>AD1IN_20</text:p>
          </table:table-cell>
          <table:table-cell table:formula="of:=[$'ROOT LIST CPU Pin'.D65]" office:value-type="string" office:string-value="VER_BIT0" calcext:value-type="string">
            <text:p>VER_BIT0</text:p>
          </table:table-cell>
          <table:table-cell/>
          <table:table-cell table:formula="of:=[$'ROOT LIST CPU Pin'.F6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66]" office:value-type="float" office:value="65" calcext:value-type="float">
            <text:p>65</text:p>
          </table:table-cell>
          <table:table-cell table:formula="of:=[$'ROOT LIST CPU Pin'.C66]" office:value-type="string" office:string-value="AD1IN_21" calcext:value-type="string">
            <text:p>AD1IN_21</text:p>
          </table:table-cell>
          <table:table-cell table:formula="of:=[$'ROOT LIST CPU Pin'.D66]" office:value-type="string" office:string-value="VER_BIT1" calcext:value-type="string">
            <text:p>VER_BIT1</text:p>
          </table:table-cell>
          <table:table-cell/>
          <table:table-cell table:formula="of:=[$'ROOT LIST CPU Pin'.F66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83]" office:value-type="float" office:value="82" calcext:value-type="float">
            <text:p>82</text:p>
          </table:table-cell>
          <table:table-cell table:formula="of:=[$'ROOT LIST CPU Pin'.C83]" office:value-type="string" office:string-value="AD1IN_14" calcext:value-type="string">
            <text:p>AD1IN_14</text:p>
          </table:table-cell>
          <table:table-cell table:formula="of:=[$'ROOT LIST CPU Pin'.D83]" office:value-type="string" office:string-value="VER_BIT2" calcext:value-type="string">
            <text:p>VER_BIT2</text:p>
          </table:table-cell>
          <table:table-cell/>
          <table:table-cell table:formula="of:=[$'ROOT LIST CPU Pin'.F83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125]" office:value-type="float" office:value="124" calcext:value-type="float">
            <text:p>124</text:p>
          </table:table-cell>
          <table:table-cell table:formula="of:=[$'ROOT LIST CPU Pin'.C125]" office:value-type="string" office:string-value="N2HET1_12" calcext:value-type="string">
            <text:p>N2HET1_12</text:p>
          </table:table-cell>
          <table:table-cell table:formula="of:=[$'ROOT LIST CPU Pin'.D125]" office:value-type="string" office:string-value="AX5043_SEL_TX" calcext:value-type="string">
            <text:p>AX5043_SEL_TX</text:p>
          </table:table-cell>
          <table:table-cell/>
          <table:table-cell table:formula="of:=[$'ROOT LIST CPU Pin'.F125]" office:value-type="string" office:string-value="U156-14" calcext:value-type="string">
            <text:p>U156-14</text:p>
          </table:table-cell>
          <table:table-cell/>
          <table:table-cell table:formula="of:=[$'ROOT LIST CPU Pin'.H125]" office:value-type="string" office:string-value="AX5043 TX SEL" calcext:value-type="string">
            <text:p>AX5043 TX SEL</text:p>
          </table:table-cell>
        </table:table-row>
        <table:table-row table:style-name="ro1">
          <table:table-cell table:number-columns-repeated="2"/>
          <table:table-cell table:formula="of:=[$'ROOT LIST CPU Pin'.B143]" office:value-type="float" office:value="142" calcext:value-type="float">
            <text:p>142</text:p>
          </table:table-cell>
          <table:table-cell table:formula="of:=[$'ROOT LIST CPU Pin'.C143]" office:value-type="string" office:string-value="GIOB_2" calcext:value-type="string">
            <text:p>GIOB_2</text:p>
          </table:table-cell>
          <table:table-cell table:formula="of:=[$'ROOT LIST CPU Pin'.D143]" office:value-type="string" office:string-value="AX5043_IRQ_TX" calcext:value-type="string">
            <text:p>AX5043_IRQ_TX</text:p>
          </table:table-cell>
          <table:table-cell/>
          <table:table-cell table:formula="of:=[$'ROOT LIST CPU Pin'.F143]" office:value-type="string" office:string-value="U156-19" calcext:value-type="string">
            <text:p>U156-19</text:p>
          </table:table-cell>
          <table:table-cell/>
          <table:table-cell table:formula="of:=[$'ROOT LIST CPU Pin'.H143]" office:value-type="string" office:string-value="AX5043 TX IRQ" calcext:value-type="string">
            <text:p>AX5043 TX IRQ</text:p>
          </table:table-cell>
        </table:table-row>
        <table:table-row table:style-name="ro1">
          <table:table-cell table:number-columns-repeated="2"/>
          <table:table-cell table:formula="of:=[$'ROOT LIST CPU Pin'.B25]" office:value-type="float" office:value="24" calcext:value-type="float">
            <text:p>24</text:p>
          </table:table-cell>
          <table:table-cell table:formula="of:=[$'ROOT LIST CPU Pin'.C25]" office:value-type="string" office:string-value="N2HET1_3" calcext:value-type="string">
            <text:p>N2HET1_3</text:p>
          </table:table-cell>
          <table:table-cell table:formula="of:=[$'ROOT LIST CPU Pin'.D25]" office:value-type="string" office:string-value="AX5043_SEL1" calcext:value-type="string">
            <text:p>AX5043_SEL1</text:p>
          </table:table-cell>
          <table:table-cell/>
          <table:table-cell table:formula="of:=[$'ROOT LIST CPU Pin'.F25]" office:value-type="string" office:string-value="U205-14" calcext:value-type="string">
            <text:p>U205-14</text:p>
          </table:table-cell>
          <table:table-cell/>
          <table:table-cell table:formula="of:=[$'ROOT LIST CPU Pin'.H25]" office:value-type="string" office:string-value="RX1_SEL" calcext:value-type="string">
            <text:p>RX1_SEL</text:p>
          </table:table-cell>
        </table:table-row>
        <table:table-row table:style-name="ro1">
          <table:table-cell table:number-columns-repeated="2"/>
          <table:table-cell table:formula="of:=[$'ROOT LIST CPU Pin'.B54]" office:value-type="float" office:value="53" calcext:value-type="float">
            <text:p>53</text:p>
          </table:table-cell>
          <table:table-cell table:formula="of:=[$'ROOT LIST CPU Pin'.C54]" office:value-type="string" office:string-value="MIBSPI3CLK" calcext:value-type="string">
            <text:p>MIBSPI3CLK</text:p>
          </table:table-cell>
          <table:table-cell table:formula="of:=[$'ROOT LIST CPU Pin'.D54]" office:value-type="string" office:string-value="AX5043_CLK" calcext:value-type="string">
            <text:p>AX5043_CLK</text:p>
          </table:table-cell>
          <table:table-cell/>
          <table:table-cell table:formula="of:=[$'ROOT LIST CPU Pin'.F54]" office:value-type="string" office:string-value="U205-15,U156-15,U405-15,J801-8,U505-15" calcext:value-type="string">
            <text:p>U205-15,U156-15,U405-15,J801-8,U505-15</text:p>
          </table:table-cell>
          <table:table-cell/>
          <table:table-cell table:formula="of:=[$'ROOT LIST CPU Pin'.H54]" office:value-type="string" office:string-value="AX5043 CLK" calcext:value-type="string">
            <text:p>AX5043 CLK</text:p>
          </table:table-cell>
        </table:table-row>
        <table:table-row table:style-name="ro1">
          <table:table-cell table:number-columns-repeated="2"/>
          <table:table-cell table:formula="of:=[$'ROOT LIST CPU Pin'.B52]" office:value-type="float" office:value="51" calcext:value-type="float">
            <text:p>51</text:p>
          </table:table-cell>
          <table:table-cell table:formula="of:=[$'ROOT LIST CPU Pin'.C52]" office:value-type="string" office:string-value="MIBSPI3SOMI" calcext:value-type="string">
            <text:p>MIBSPI3SOMI</text:p>
          </table:table-cell>
          <table:table-cell table:formula="of:=[$'ROOT LIST CPU Pin'.D52]" office:value-type="string" office:string-value="AX5043_MISO" calcext:value-type="string">
            <text:p>AX5043_MISO</text:p>
          </table:table-cell>
          <table:table-cell/>
          <table:table-cell table:formula="of:=[$'ROOT LIST CPU Pin'.F52]" office:value-type="string" office:string-value="U205-16,U156-16,U405-16,J801-6,U505-16" calcext:value-type="string">
            <text:p>U205-16,U156-16,U405-16,J801-6,U505-16</text:p>
          </table:table-cell>
          <table:table-cell/>
          <table:table-cell table:formula="of:=[$'ROOT LIST CPU Pin'.H52]" office:value-type="string" office:string-value="AX5043 MISO" calcext:value-type="string">
            <text:p>AX5043 MISO</text:p>
          </table:table-cell>
        </table:table-row>
        <table:table-row table:style-name="ro1">
          <table:table-cell table:number-columns-repeated="2"/>
          <table:table-cell table:formula="of:=[$'ROOT LIST CPU Pin'.B53]" office:value-type="float" office:value="52" calcext:value-type="float">
            <text:p>52</text:p>
          </table:table-cell>
          <table:table-cell table:formula="of:=[$'ROOT LIST CPU Pin'.C53]" office:value-type="string" office:string-value="MIBSPI3SOMO" calcext:value-type="string">
            <text:p>MIBSPI3SOMO</text:p>
          </table:table-cell>
          <table:table-cell table:formula="of:=[$'ROOT LIST CPU Pin'.D53]" office:value-type="string" office:string-value="AX5043_MOSI" calcext:value-type="string">
            <text:p>AX5043_MOSI</text:p>
          </table:table-cell>
          <table:table-cell/>
          <table:table-cell table:formula="of:=[$'ROOT LIST CPU Pin'.F53]" office:value-type="string" office:string-value="U205-17,U156-17,U405-17,J801-4,U505-17" calcext:value-type="string">
            <text:p>U205-17,U156-17,U405-17,J801-4,U505-17</text:p>
          </table:table-cell>
          <table:table-cell/>
          <table:table-cell table:formula="of:=[$'ROOT LIST CPU Pin'.H53]" office:value-type="string" office:string-value="AX5043 MOSI" calcext:value-type="string">
            <text:p>AX5043 MOSI</text:p>
          </table:table-cell>
        </table:table-row>
        <table:table-row table:style-name="ro1">
          <table:table-cell table:number-columns-repeated="2"/>
          <table:table-cell table:formula="of:=[$'ROOT LIST CPU Pin'.B6]" office:value-type="float" office:value="5" calcext:value-type="float">
            <text:p>5</text:p>
          </table:table-cell>
          <table:table-cell table:formula="of:=[$'ROOT LIST CPU Pin'.C6]" office:value-type="string" office:string-value="GIOA_1" calcext:value-type="string">
            <text:p>GIOA_1</text:p>
          </table:table-cell>
          <table:table-cell table:formula="of:=[$'ROOT LIST CPU Pin'.D6]" office:value-type="string" office:string-value="AX5043_IRQ_RX1" calcext:value-type="string">
            <text:p>AX5043_IRQ_RX1</text:p>
          </table:table-cell>
          <table:table-cell/>
          <table:table-cell table:formula="of:=[$'ROOT LIST CPU Pin'.F6]" office:value-type="string" office:string-value="U205-19" calcext:value-type="string">
            <text:p>U205-19</text:p>
          </table:table-cell>
          <table:table-cell/>
          <table:table-cell table:formula="of:=[$'ROOT LIST CPU Pin'.H6]" office:value-type="string" office:string-value="RX1_IRQ" calcext:value-type="string">
            <text:p>RX1_IRQ</text:p>
          </table:table-cell>
        </table:table-row>
        <table:table-row table:style-name="ro1">
          <table:table-cell table:number-columns-repeated="2"/>
          <table:table-cell table:formula="of:=[$'ROOT LIST CPU Pin'.B126]" office:value-type="float" office:value="125" calcext:value-type="float">
            <text:p>125</text:p>
          </table:table-cell>
          <table:table-cell table:formula="of:=[$'ROOT LIST CPU Pin'.C126]" office:value-type="string" office:string-value="N2HET1_14" calcext:value-type="string">
            <text:p>N2HET1_14</text:p>
          </table:table-cell>
          <table:table-cell table:formula="of:=[$'ROOT LIST CPU Pin'.D126]" office:value-type="string" office:string-value="ONEWIRE" calcext:value-type="string">
            <text:p>ONEWIRE</text:p>
          </table:table-cell>
          <table:table-cell/>
          <table:table-cell table:formula="of:=[$'ROOT LIST CPU Pin'.F126]" office:value-type="string" office:string-value="U26-2" calcext:value-type="string">
            <text:p>U26-2</text:p>
          </table:table-cell>
          <table:table-cell/>
          <table:table-cell table:formula="of:=[$'ROOT LIST CPU Pin'.H126]" office:value-type="string" office:string-value="Secure Byte IO" calcext:value-type="string">
            <text:p>Secure Byte IO</text:p>
          </table:table-cell>
        </table:table-row>
        <table:table-row table:style-name="ro1">
          <table:table-cell table:number-columns-repeated="2"/>
          <table:table-cell table:formula="of:=[$'ROOT LIST CPU Pin'.B119]" office:value-type="float" office:value="118" calcext:value-type="float">
            <text:p>118</text:p>
          </table:table-cell>
          <table:table-cell table:formula="of:=[$'ROOT LIST CPU Pin'.C119]" office:value-type="string" office:string-value="N2HET1_10" calcext:value-type="string">
            <text:p>N2HET1_10</text:p>
          </table:table-cell>
          <table:table-cell table:formula="of:=[$'ROOT LIST CPU Pin'.D119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19]" office:value-type="string" office:string-value="U28-5, U89-3" calcext:value-type="string">
            <text:p>U28-5, U89-3</text:p>
          </table:table-cell>
          <table:table-cell/>
          <table:table-cell table:formula="of:=[$'ROOT LIST CPU Pin'.H119]" office:value-type="string" office:string-value="Ral Time Clock INTA_N, Turns off Power to Transmit" calcext:value-type="string">
            <text:p>Ral Time Clock INTA_N, Turns off Power to Transmit</text:p>
          </table:table-cell>
        </table:table-row>
        <table:table-row table:style-name="ro1">
          <table:table-cell table:number-columns-repeated="2"/>
          <table:table-cell table:formula="of:=[$'ROOT LIST CPU Pin'.B5]" office:value-type="float" office:value="4" calcext:value-type="float">
            <text:p>4</text:p>
          </table:table-cell>
          <table:table-cell table:formula="of:=[$'ROOT LIST CPU Pin'.C5]" office:value-type="string" office:string-value="MIBSPI3NCS_2" calcext:value-type="string">
            <text:p>MIBSPI3NCS_2</text:p>
          </table:table-cell>
          <table:table-cell table:formula="of:=[$'ROOT LIST CPU Pin'.D5]" office:value-type="string" office:string-value="I2C_SDA" calcext:value-type="string">
            <text:p>I2C_SDA</text:p>
          </table:table-cell>
          <table:table-cell/>
          <table:table-cell table:formula="of:=[$'ROOT LIST CPU Pin'.F5]" office:value-type="string" office:string-value="U30-1" calcext:value-type="string">
            <text:p>U30-1</text:p>
          </table:table-cell>
          <table:table-cell/>
          <table:table-cell table:formula="of:=[$'ROOT LIST CPU Pin'.H5]" office:value-type="string" office:string-value="Temp Sensor" calcext:value-type="string">
            <text:p>Temp Sensor</text:p>
          </table:table-cell>
        </table:table-row>
        <table:table-row table:style-name="ro1">
          <table:table-cell table:number-columns-repeated="2"/>
          <table:table-cell table:formula="of:=[$'ROOT LIST CPU Pin'.B4]" office:value-type="float" office:value="3" calcext:value-type="float">
            <text:p>3</text:p>
          </table:table-cell>
          <table:table-cell table:formula="of:=[$'ROOT LIST CPU Pin'.C4]" office:value-type="string" office:string-value="MIBSPI3NCS_3" calcext:value-type="string">
            <text:p>MIBSPI3NCS_3</text:p>
          </table:table-cell>
          <table:table-cell table:formula="of:=[$'ROOT LIST CPU Pin'.D4]" office:value-type="string" office:string-value="I2C_SCL" calcext:value-type="string">
            <text:p>I2C_SCL</text:p>
          </table:table-cell>
          <table:table-cell/>
          <table:table-cell table:formula="of:=[$'ROOT LIST CPU Pin'.F4]" office:value-type="string" office:string-value="U30-2" calcext:value-type="string">
            <text:p>U30-2</text:p>
          </table:table-cell>
          <table:table-cell/>
          <table:table-cell table:formula="of:=[$'ROOT LIST CPU Pin'.H4]" office:value-type="string" office:string-value="Temp Susnor" calcext:value-type="string">
            <text:p>Temp Susnor</text:p>
          </table:table-cell>
        </table:table-row>
        <table:table-row table:style-name="ro1">
          <table:table-cell table:number-columns-repeated="2"/>
          <table:table-cell table:formula="of:=[$'ROOT LIST CPU Pin'.B34]" office:value-type="float" office:value="33" calcext:value-type="float">
            <text:p>33</text:p>
          </table:table-cell>
          <table:table-cell table:formula="of:=[$'ROOT LIST CPU Pin'.C34]" office:value-type="string" office:string-value="N2HET1_7" calcext:value-type="string">
            <text:p>N2HET1_7</text:p>
          </table:table-cell>
          <table:table-cell table:formula="of:=[$'ROOT LIST CPU Pin'.D34]" office:value-type="string" office:string-value="AX5043_SEL2" calcext:value-type="string">
            <text:p>AX5043_SEL2</text:p>
          </table:table-cell>
          <table:table-cell/>
          <table:table-cell table:formula="of:=[$'ROOT LIST CPU Pin'.F34]" office:value-type="string" office:string-value="U305-1" calcext:value-type="string">
            <text:p>U305-1</text:p>
          </table:table-cell>
          <table:table-cell/>
          <table:table-cell table:formula="of:=[$'ROOT LIST CPU Pin'.H34]" office:value-type="string" office:string-value="RX2 Select" calcext:value-type="string">
            <text:p>RX2 Select</text:p>
          </table:table-cell>
        </table:table-row>
        <table:table-row table:style-name="ro1">
          <table:table-cell table:number-columns-repeated="2"/>
          <table:table-cell table:formula="of:=[$'ROOT LIST CPU Pin'.B127]" office:value-type="float" office:value="126" calcext:value-type="float">
            <text:p>126</text:p>
          </table:table-cell>
          <table:table-cell table:formula="of:=[$'ROOT LIST CPU Pin'.C127]" office:value-type="string" office:string-value="GOIB_0" calcext:value-type="string">
            <text:p>GOIB_0</text:p>
          </table:table-cell>
          <table:table-cell table:formula="of:=[$'ROOT LIST CPU Pin'.D127]" office:value-type="string" office:string-value="AX5043_IRQ_RX2" calcext:value-type="string">
            <text:p>AX5043_IRQ_RX2</text:p>
          </table:table-cell>
          <table:table-cell/>
          <table:table-cell table:formula="of:=[$'ROOT LIST CPU Pin'.F127]" office:value-type="string" office:string-value="U305-19" calcext:value-type="string">
            <text:p>U305-19</text:p>
          </table:table-cell>
          <table:table-cell/>
          <table:table-cell table:formula="of:=[$'ROOT LIST CPU Pin'.H127]" office:value-type="string" office:string-value="RX2 IRQ" calcext:value-type="string">
            <text:p>RX2 IRQ</text:p>
          </table:table-cell>
        </table:table-row>
        <table:table-row table:style-name="ro1">
          <table:table-cell table:number-columns-repeated="2"/>
          <table:table-cell table:formula="of:=[$'ROOT LIST CPU Pin'.B36]" office:value-type="float" office:value="35" calcext:value-type="float">
            <text:p>35</text:p>
          </table:table-cell>
          <table:table-cell table:formula="of:=[$'ROOT LIST CPU Pin'.C36]" office:value-type="string" office:string-value="N2HET1_9" calcext:value-type="string">
            <text:p>N2HET1_9</text:p>
          </table:table-cell>
          <table:table-cell table:formula="of:=[$'ROOT LIST CPU Pin'.D36]" office:value-type="string" office:string-value="AX5043_SEL3" calcext:value-type="string">
            <text:p>AX5043_SEL3</text:p>
          </table:table-cell>
          <table:table-cell/>
          <table:table-cell table:formula="of:=[$'ROOT LIST CPU Pin'.F36]" office:value-type="string" office:string-value="U405-14" calcext:value-type="string">
            <text:p>U405-14</text:p>
          </table:table-cell>
          <table:table-cell table:formula="of:=[$'ROOT LIST CPU Pin'.G36]" office:value-type="string" office:string-value="J801-7" calcext:value-type="string">
            <text:p>J801-7</text:p>
          </table:table-cell>
          <table:table-cell table:formula="of:=[$'ROOT LIST CPU Pin'.H36]" office:value-type="string" office:string-value="RX3 SEL" calcext:value-type="string">
            <text:p>RX3 SEL</text:p>
          </table:table-cell>
        </table:table-row>
        <table:table-row table:style-name="ro1">
          <table:table-cell table:number-columns-repeated="2"/>
          <table:table-cell table:formula="of:=[$'ROOT LIST CPU Pin'.B23]" office:value-type="float" office:value="22" calcext:value-type="float">
            <text:p>22</text:p>
          </table:table-cell>
          <table:table-cell table:formula="of:=[$'ROOT LIST CPU Pin'.C23]" office:value-type="string" office:string-value="GIOA_7" calcext:value-type="string">
            <text:p>GIOA_7</text:p>
          </table:table-cell>
          <table:table-cell table:formula="of:=[$'ROOT LIST CPU Pin'.D23]" office:value-type="string" office:string-value="AX5043_IRQ_RX3" calcext:value-type="string">
            <text:p>AX5043_IRQ_RX3</text:p>
          </table:table-cell>
          <table:table-cell/>
          <table:table-cell table:formula="of:=[$'ROOT LIST CPU Pin'.F23]" office:value-type="string" office:string-value="U405-19" calcext:value-type="string">
            <text:p>U405-19</text:p>
          </table:table-cell>
          <table:table-cell/>
          <table:table-cell table:formula="of:=[$'ROOT LIST CPU Pin'.H23]" office:value-type="string" office:string-value="RX3_IRQ" calcext:value-type="string">
            <text:p>RX3_IRQ</text:p>
          </table:table-cell>
        </table:table-row>
        <table:table-row table:style-name="ro1">
          <table:table-cell table:number-columns-repeated="2"/>
          <table:table-cell table:formula="of:=[$'ROOT LIST CPU Pin'.B37]" office:value-type="float" office:value="36" calcext:value-type="float">
            <text:p>36</text:p>
          </table:table-cell>
          <table:table-cell table:formula="of:=[$'ROOT LIST CPU Pin'.C37]" office:value-type="string" office:string-value="N2HET1_4" calcext:value-type="string">
            <text:p>N2HET1_4</text:p>
          </table:table-cell>
          <table:table-cell table:formula="of:=[$'ROOT LIST CPU Pin'.D37]" office:value-type="string" office:string-value="AX5042_SEL4" calcext:value-type="string">
            <text:p>AX5042_SEL4</text:p>
          </table:table-cell>
          <table:table-cell/>
          <table:table-cell table:formula="of:=[$'ROOT LIST CPU Pin'.F37]" office:value-type="string" office:string-value="U505-14" calcext:value-type="string">
            <text:p>U505-14</text:p>
          </table:table-cell>
          <table:table-cell table:formula="of:=[$'ROOT LIST CPU Pin'.G37]" office:value-type="string" office:string-value="J801-9" calcext:value-type="string">
            <text:p>J801-9</text:p>
          </table:table-cell>
          <table:table-cell table:formula="of:=[$'ROOT LIST CPU Pin'.H37]" office:value-type="string" office:string-value="RX4 SEL" calcext:value-type="string">
            <text:p>RX4 SEL</text:p>
          </table:table-cell>
        </table:table-row>
        <table:table-row table:style-name="ro1">
          <table:table-cell table:number-columns-repeated="2"/>
          <table:table-cell table:formula="of:=[$'ROOT LIST CPU Pin'.B15]" office:value-type="float" office:value="14" calcext:value-type="float">
            <text:p>14</text:p>
          </table:table-cell>
          <table:table-cell table:formula="of:=[$'ROOT LIST CPU Pin'.C15]" office:value-type="string" office:string-value="GIOA_5" calcext:value-type="string">
            <text:p>GIOA_5</text:p>
          </table:table-cell>
          <table:table-cell table:formula="of:=[$'ROOT LIST CPU Pin'.D15]" office:value-type="string" office:string-value="AX5043_IRQ_RX4" calcext:value-type="string">
            <text:p>AX5043_IRQ_RX4</text:p>
          </table:table-cell>
          <table:table-cell/>
          <table:table-cell table:formula="of:=[$'ROOT LIST CPU Pin'.F15]" office:value-type="string" office:string-value="U505-19" calcext:value-type="string">
            <text:p>U505-19</text:p>
          </table:table-cell>
          <table:table-cell/>
          <table:table-cell table:formula="of:=[$'ROOT LIST CPU Pin'.H15]" office:value-type="string" office:string-value="RX4_IRQ" calcext:value-type="string">
            <text:p>RX4_IRQ</text:p>
          </table:table-cell>
        </table:table-row>
        <table:table-row table:style-name="ro1">
          <table:table-cell table:number-columns-repeated="2"/>
          <table:table-cell table:formula="of:=[$'ROOT LIST CPU Pin'.B106]" office:value-type="float" office:value="105" calcext:value-type="float">
            <text:p>105</text:p>
          </table:table-cell>
          <table:table-cell table:formula="of:=[$'ROOT LIST CPU Pin'.C106]" office:value-type="string" office:string-value="MIBSPI1NCS_0" calcext:value-type="string">
            <text:p>MIBSPI1NCS_0</text:p>
          </table:table-cell>
          <table:table-cell table:formula="of:=[$'ROOT LIST CPU Pin'.D106]" office:value-type="string" office:string-value="MRAM_NCS0" calcext:value-type="string">
            <text:p>MRAM_NCS0</text:p>
          </table:table-cell>
          <table:table-cell/>
          <table:table-cell table:formula="of:=[$'ROOT LIST CPU Pin'.F106]" office:value-type="string" office:string-value="U76-1" calcext:value-type="string">
            <text:p>U76-1</text:p>
          </table:table-cell>
          <table:table-cell/>
          <table:table-cell table:formula="of:=[$'ROOT LIST CPU Pin'.H106]" office:value-type="string" office:string-value="MRAM 0 CS" calcext:value-type="string">
            <text:p>MRAM 0 CS</text:p>
          </table:table-cell>
        </table:table-row>
        <table:table-row table:style-name="ro1">
          <table:table-cell table:number-columns-repeated="2"/>
          <table:table-cell table:formula="of:=[$'ROOT LIST CPU Pin'.B94]" office:value-type="float" office:value="93" calcext:value-type="float">
            <text:p>93</text:p>
          </table:table-cell>
          <table:table-cell table:formula="of:=[$'ROOT LIST CPU Pin'.C94]" office:value-type="string" office:string-value="MIBSP1SMO" calcext:value-type="string">
            <text:p>MIBSP1SMO</text:p>
          </table:table-cell>
          <table:table-cell table:formula="of:=[$'ROOT LIST CPU Pin'.D94]" office:value-type="string" office:string-value="MRAM_MOSI" calcext:value-type="string">
            <text:p>MRAM_MOSI</text:p>
          </table:table-cell>
          <table:table-cell/>
          <table:table-cell table:formula="of:=[$'ROOT LIST CPU Pin'.F94]" office:value-type="string" office:string-value="U76-5" calcext:value-type="string">
            <text:p>U76-5</text:p>
          </table:table-cell>
          <table:table-cell/>
          <table:table-cell table:formula="of:=[$'ROOT LIST CPU Pin'.H94]" office:value-type="string" office:string-value="MRAM SI" calcext:value-type="string">
            <text:p>MRAM SI</text:p>
          </table:table-cell>
        </table:table-row>
        <table:table-row table:style-name="ro1">
          <table:table-cell table:number-columns-repeated="2"/>
          <table:table-cell table:formula="of:=[$'ROOT LIST CPU Pin'.B95]" office:value-type="float" office:value="94" calcext:value-type="float">
            <text:p>94</text:p>
          </table:table-cell>
          <table:table-cell table:formula="of:=[$'ROOT LIST CPU Pin'.C95]" office:value-type="string" office:string-value="MIBSP1SMI" calcext:value-type="string">
            <text:p>MIBSP1SMI</text:p>
          </table:table-cell>
          <table:table-cell table:formula="of:=[$'ROOT LIST CPU Pin'.D95]" office:value-type="string" office:string-value="MRAM_CLK" calcext:value-type="string">
            <text:p>MRAM_CLK</text:p>
          </table:table-cell>
          <table:table-cell/>
          <table:table-cell table:formula="of:=[$'ROOT LIST CPU Pin'.F95]" office:value-type="string" office:string-value="U76-6, U77-6, U78-6, U79 -6" calcext:value-type="string">
            <text:p>U76-6, U77-6, U78-6, U79 -6</text:p>
          </table:table-cell>
          <table:table-cell/>
          <table:table-cell table:formula="of:=[$'ROOT LIST CPU Pin'.H95]" office:value-type="string" office:string-value="MRAM SCK" calcext:value-type="string">
            <text:p>MRAM SCK</text:p>
          </table:table-cell>
        </table:table-row>
        <table:table-row table:style-name="ro1">
          <table:table-cell table:number-columns-repeated="2"/>
          <table:table-cell table:formula="of:=[$'ROOT LIST CPU Pin'.B41]" office:value-type="float" office:value="40" calcext:value-type="float">
            <text:p>40</text:p>
          </table:table-cell>
          <table:table-cell table:formula="of:=[$'ROOT LIST CPU Pin'.C41]" office:value-type="string" office:string-value="MIBSPI1NCS_2" calcext:value-type="string">
            <text:p>MIBSPI1NCS_2</text:p>
          </table:table-cell>
          <table:table-cell table:formula="of:=[$'ROOT LIST CPU Pin'.D41]" office:value-type="string" office:string-value="MRAM_NCS2" calcext:value-type="string">
            <text:p>MRAM_NCS2</text:p>
          </table:table-cell>
          <table:table-cell/>
          <table:table-cell table:formula="of:=[$'ROOT LIST CPU Pin'.F41]" office:value-type="string" office:string-value="U77-1" calcext:value-type="string">
            <text:p>U77-1</text:p>
          </table:table-cell>
          <table:table-cell/>
          <table:table-cell table:formula="of:=[$'ROOT LIST CPU Pin'.H41]" office:value-type="string" office:string-value="MRAM CS" calcext:value-type="string">
            <text:p>MRAM CS</text:p>
          </table:table-cell>
        </table:table-row>
        <table:table-row table:style-name="ro1">
          <table:table-cell table:number-columns-repeated="2"/>
          <table:table-cell table:formula="of:=[$'ROOT LIST CPU Pin'.B56]" office:value-type="float" office:value="55" calcext:value-type="float">
            <text:p>55</text:p>
          </table:table-cell>
          <table:table-cell table:formula="of:=[$'ROOT LIST CPU Pin'.C56]" office:value-type="string" office:string-value="MIBSPI3NCS_0" calcext:value-type="string">
            <text:p>MIBSPI3NCS_0</text:p>
          </table:table-cell>
          <table:table-cell table:formula="of:=[$'ROOT LIST CPU Pin'.D56]" office:value-type="string" office:string-value="MRAM_NCS1" calcext:value-type="string">
            <text:p>MRAM_NCS1</text:p>
          </table:table-cell>
          <table:table-cell/>
          <table:table-cell table:formula="of:=[$'ROOT LIST CPU Pin'.F56]" office:value-type="string" office:string-value="U78-1" calcext:value-type="string">
            <text:p>U78-1</text:p>
          </table:table-cell>
          <table:table-cell/>
          <table:table-cell table:formula="of:=[$'ROOT LIST CPU Pin'.H56]" office:value-type="string" office:string-value="MRAM CS" calcext:value-type="string">
            <text:p>MRAM CS</text:p>
          </table:table-cell>
        </table:table-row>
        <table:table-row table:style-name="ro1">
          <table:table-cell table:number-columns-repeated="2"/>
          <table:table-cell table:formula="of:=[$'ROOT LIST CPU Pin'.B33]" office:value-type="float" office:value="32" calcext:value-type="float">
            <text:p>32</text:p>
          </table:table-cell>
          <table:table-cell table:formula="of:=[$'ROOT LIST CPU Pin'.C33]" office:value-type="string" office:string-value="MIBSP15NCS_0" calcext:value-type="string">
            <text:p>MIBSP15NCS_0</text:p>
          </table:table-cell>
          <table:table-cell table:formula="of:=[$'ROOT LIST CPU Pin'.D33]" office:value-type="string" office:string-value="MRAM_NCS3" calcext:value-type="string">
            <text:p>MRAM_NCS3</text:p>
          </table:table-cell>
          <table:table-cell/>
          <table:table-cell table:formula="of:=[$'ROOT LIST CPU Pin'.F33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ROOT LIST CPU Pin'.B32]" office:value-type="float" office:value="31" calcext:value-type="float">
            <text:p>31</text:p>
          </table:table-cell>
          <table:table-cell table:formula="of:=[$'ROOT LIST CPU Pin'.C32]" office:value-type="string" office:string-value="N2HET1_5" calcext:value-type="string">
            <text:p>N2HET1_5</text:p>
          </table:table-cell>
          <table:table-cell table:formula="of:=[$'ROOT LIST CPU Pin'.D32]" office:value-type="string" office:string-value="REG_5V_EN" calcext:value-type="string">
            <text:p>REG_5V_EN</text:p>
          </table:table-cell>
          <table:table-cell/>
          <table:table-cell table:formula="of:=[$'ROOT LIST CPU Pin'.F32]" office:value-type="string" office:string-value="U86-2" calcext:value-type="string">
            <text:p>U86-2</text:p>
          </table:table-cell>
          <table:table-cell/>
          <table:table-cell table:formula="of:=[$'ROOT LIST CPU Pin'.H32]" office:value-type="string" office:string-value="+5V Enable" calcext:value-type="string">
            <text:p>+5V Enable</text:p>
          </table:table-cell>
        </table:table-row>
        <table:table-row table:style-name="ro1">
          <table:table-cell table:number-columns-repeated="2"/>
          <table:table-cell table:formula="of:=[$'ROOT LIST CPU Pin'.B131]" office:value-type="float" office:value="130" calcext:value-type="float">
            <text:p>130</text:p>
          </table:table-cell>
          <table:table-cell table:formula="of:=[$'ROOT LIST CPU Pin'.C131]" office:value-type="string" office:string-value="MIBSPINCS_1" calcext:value-type="string">
            <text:p>MIBSPINCS_1</text:p>
          </table:table-cell>
          <table:table-cell table:formula="of:=[$'ROOT LIST CPU Pin'.D131]" office:value-type="string" office:string-value="FEED_WATCHDOG" calcext:value-type="string">
            <text:p>FEED_WATCHDOG</text:p>
          </table:table-cell>
          <table:table-cell/>
          <table:table-cell table:formula="of:=[$'ROOT LIST CPU Pin'.F131]" office:value-type="string" office:string-value="U90-4, U95-4" calcext:value-type="string">
            <text:p>U90-4, U95-4</text:p>
          </table:table-cell>
          <table:table-cell/>
          <table:table-cell table:formula="of:=[$'ROOT LIST CPU Pin'.H131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 table:number-columns-repeated="2"/>
          <table:table-cell table:formula="of:=[$'ROOT LIST CPU Pin'.B62]" office:value-type="float" office:value="61" calcext:value-type="float">
            <text:p>61</text:p>
          </table:table-cell>
          <table:table-cell table:formula="of:=[$'ROOT LIST CPU Pin'.C62]" office:value-type="string" office:string-value="AD1IN_7" calcext:value-type="string">
            <text:p>AD1IN_7</text:p>
          </table:table-cell>
          <table:table-cell table:formula="of:=[$'ROOT LIST CPU Pin'.D62]" office:value-type="string" office:string-value="PWR_FLAG_AX5043" calcext:value-type="string">
            <text:p>PWR_FLAG_AX5043</text:p>
          </table:table-cell>
          <table:table-cell/>
          <table:table-cell table:formula="of:=[$'ROOT LIST CPU Pin'.F62]" office:value-type="string" office:string-value="U93-6" calcext:value-type="string">
            <text:p>U93-6</text:p>
          </table:table-cell>
          <table:table-cell/>
          <table:table-cell table:formula="of:=[$'ROOT LIST CPU Pin'.H62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 table:number-columns-repeated="2"/>
          <table:table-cell table:formula="of:=[$'ROOT LIST CPU Pin'.B79]" office:value-type="float" office:value="78" calcext:value-type="float">
            <text:p>78</text:p>
          </table:table-cell>
          <table:table-cell table:formula="of:=[$'ROOT LIST CPU Pin'.C79]" office:value-type="string" office:string-value="AD1IN_5" calcext:value-type="string">
            <text:p>AD1IN_5</text:p>
          </table:table-cell>
          <table:table-cell table:formula="of:=[$'ROOT LIST CPU Pin'.D79]" office:value-type="string" office:string-value="PWR_SW_SSPA" calcext:value-type="string">
            <text:p>PWR_SW_SSPA</text:p>
          </table:table-cell>
          <table:table-cell/>
          <table:table-cell table:formula="of:=[$'ROOT LIST CPU Pin'.F79]" office:value-type="string" office:string-value="U94-4" calcext:value-type="string">
            <text:p>U94-4</text:p>
          </table:table-cell>
          <table:table-cell/>
          <table:table-cell table:formula="of:=[$'ROOT LIST CPU Pin'.H79]" office:value-type="string" office:string-value="SSPA Enable" calcext:value-type="string">
            <text:p>SSPA Enable</text:p>
          </table:table-cell>
        </table:table-row>
        <table:table-row table:style-name="ro1">
          <table:table-cell table:number-columns-repeated="2"/>
          <table:table-cell table:formula="of:=[$'ROOT LIST CPU Pin'.B77]" office:value-type="float" office:value="76" calcext:value-type="float">
            <text:p>76</text:p>
          </table:table-cell>
          <table:table-cell table:formula="of:=[$'ROOT LIST CPU Pin'.C77]" office:value-type="string" office:string-value="AD1IN_4" calcext:value-type="string">
            <text:p>AD1IN_4</text:p>
          </table:table-cell>
          <table:table-cell table:formula="of:=[$'ROOT LIST CPU Pin'.D77]" office:value-type="string" office:string-value="PWR_FLAG_SSPA" calcext:value-type="string">
            <text:p>PWR_FLAG_SSPA</text:p>
          </table:table-cell>
          <table:table-cell/>
          <table:table-cell table:formula="of:=[$'ROOT LIST CPU Pin'.F77]" office:value-type="string" office:string-value="U94-6" calcext:value-type="string">
            <text:p>U94-6</text:p>
          </table:table-cell>
          <table:table-cell table:formula="of:=[$'ROOT LIST CPU Pin'.G77]" office:value-type="float" office:value="0" calcext:value-type="float">
            <text:p>0</text:p>
          </table:table-cell>
          <table:table-cell table:formula="of:=[$'ROOT LIST CPU Pin'.H77]" office:value-type="string" office:string-value="SSPA" calcext:value-type="string">
            <text:p>SSPA</text:p>
          </table:table-cell>
        </table:table-row>
        <table:table-row table:style-name="ro1">
          <table:table-cell table:number-columns-repeated="2"/>
          <table:table-cell table:formula="of:=[$'ROOT LIST CPU Pin'.B8]" office:value-type="float" office:value="7" calcext:value-type="float">
            <text:p>7</text:p>
          </table:table-cell>
          <table:table-cell table:formula="of:=[$'ROOT LIST CPU Pin'.C8]" office:value-type="string" office:string-value="FLTP1" calcext:value-type="string">
            <text:p>FLTP1</text:p>
          </table:table-cell>
          <table:table-cell table:formula="of:=[$'ROOT LIST CPU Pin'.D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]" office:value-type="float" office:value="8" calcext:value-type="float">
            <text:p>8</text:p>
          </table:table-cell>
          <table:table-cell table:formula="of:=[$'ROOT LIST CPU Pin'.C9]" office:value-type="string" office:string-value="FLTP2" calcext:value-type="string">
            <text:p>FLTP2</text:p>
          </table:table-cell>
          <table:table-cell table:formula="of:=[$'ROOT LIST CPU Pin'.D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1]" office:value-type="float" office:value="10" calcext:value-type="float">
            <text:p>10</text:p>
          </table:table-cell>
          <table:table-cell table:formula="of:=[$'ROOT LIST CPU Pin'.C11]" office:value-type="string" office:string-value="VCCIO" calcext:value-type="string">
            <text:p>VCCIO</text:p>
          </table:table-cell>
          <table:table-cell table:formula="of:=[$'ROOT LIST CPU Pin'.D1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]" office:value-type="float" office:value="11" calcext:value-type="float">
            <text:p>11</text:p>
          </table:table-cell>
          <table:table-cell table:formula="of:=[$'ROOT LIST CPU Pin'.C12]" office:value-type="string" office:string-value="VSS" calcext:value-type="string">
            <text:p>VSS</text:p>
          </table:table-cell>
          <table:table-cell table:formula="of:=[$'ROOT LIST CPU Pin'.D1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]" office:value-type="float" office:value="12" calcext:value-type="float">
            <text:p>12</text:p>
          </table:table-cell>
          <table:table-cell table:formula="of:=[$'ROOT LIST CPU Pin'.C13]" office:value-type="string" office:string-value="CAN3RX" calcext:value-type="string">
            <text:p>CAN3RX</text:p>
          </table:table-cell>
          <table:table-cell table:formula="of:=[$'ROOT LIST CPU Pin'.D1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8]" office:value-type="float" office:value="17" calcext:value-type="float">
            <text:p>17</text:p>
          </table:table-cell>
          <table:table-cell table:formula="of:=[$'ROOT LIST CPU Pin'.C18]" office:value-type="string" office:string-value="VCC" calcext:value-type="string">
            <text:p>VCC</text:p>
          </table:table-cell>
          <table:table-cell table:formula="of:=[$'ROOT LIST CPU Pin'.D18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9]" office:value-type="float" office:value="18" calcext:value-type="float">
            <text:p>18</text:p>
          </table:table-cell>
          <table:table-cell table:formula="of:=[$'ROOT LIST CPU Pin'.C19]" office:value-type="string" office:string-value="OSCN" calcext:value-type="string">
            <text:p>OSCN</text:p>
          </table:table-cell>
          <table:table-cell table:formula="of:=[$'ROOT LIST CPU Pin'.D19]" office:value-type="string" office:string-value="Clock5" calcext:value-type="string">
            <text:p>Clock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0]" office:value-type="float" office:value="19" calcext:value-type="float">
            <text:p>19</text:p>
          </table:table-cell>
          <table:table-cell table:formula="of:=[$'ROOT LIST CPU Pin'.C20]" office:value-type="string" office:string-value="Kelvin GNS" calcext:value-type="string">
            <text:p>Kelvin GNS</text:p>
          </table:table-cell>
          <table:table-cell table:formula="of:=[$'ROOT LIST CPU Pin'.D2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1]" office:value-type="float" office:value="20" calcext:value-type="float">
            <text:p>20</text:p>
          </table:table-cell>
          <table:table-cell table:formula="of:=[$'ROOT LIST CPU Pin'.C21]" office:value-type="string" office:string-value="OSCOUT" calcext:value-type="string">
            <text:p>OSCOUT</text:p>
          </table:table-cell>
          <table:table-cell table:formula="of:=[$'ROOT LIST CPU Pin'.D2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2]" office:value-type="float" office:value="21" calcext:value-type="float">
            <text:p>21</text:p>
          </table:table-cell>
          <table:table-cell table:formula="of:=[$'ROOT LIST CPU Pin'.C22]" office:value-type="string" office:string-value="VSS" calcext:value-type="string">
            <text:p>VS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7]" office:value-type="float" office:value="26" calcext:value-type="float">
            <text:p>26</text:p>
          </table:table-cell>
          <table:table-cell table:formula="of:=[$'ROOT LIST CPU Pin'.C27]" office:value-type="string" office:string-value="VCCIO" calcext:value-type="string">
            <text:p>VCCIO</text:p>
          </table:table-cell>
          <table:table-cell table:formula="of:=[$'ROOT LIST CPU Pin'.D27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8]" office:value-type="float" office:value="27" calcext:value-type="float">
            <text:p>27</text:p>
          </table:table-cell>
          <table:table-cell table:formula="of:=[$'ROOT LIST CPU Pin'.C28]" office:value-type="string" office:string-value="VSS" calcext:value-type="string">
            <text:p>VSS</text:p>
          </table:table-cell>
          <table:table-cell table:formula="of:=[$'ROOT LIST CPU Pin'.D2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29]" office:value-type="float" office:value="28" calcext:value-type="float">
            <text:p>28</text:p>
          </table:table-cell>
          <table:table-cell table:formula="of:=[$'ROOT LIST CPU Pin'.C29]" office:value-type="string" office:string-value="VSS" calcext:value-type="string">
            <text:p>VSS</text:p>
          </table:table-cell>
          <table:table-cell table:formula="of:=[$'ROOT LIST CPU Pin'.D2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30]" office:value-type="float" office:value="29" calcext:value-type="float">
            <text:p>29</text:p>
          </table:table-cell>
          <table:table-cell table:formula="of:=[$'ROOT LIST CPU Pin'.C30]" office:value-type="string" office:string-value="VCC " calcext:value-type="string">
            <text:p>VCC </text:p>
          </table:table-cell>
          <table:table-cell table:formula="of:=[$'ROOT LIST CPU Pin'.D3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35]" office:value-type="float" office:value="34" calcext:value-type="float">
            <text:p>34</text:p>
          </table:table-cell>
          <table:table-cell table:formula="of:=[$'ROOT LIST CPU Pin'.C35]" office:value-type="string" office:string-value="TEST" calcext:value-type="string">
            <text:p>TEST</text:p>
          </table:table-cell>
          <table:table-cell table:formula="of:=[$'ROOT LIST CPU Pin'.D3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38]" office:value-type="float" office:value="37" calcext:value-type="float">
            <text:p>37</text:p>
          </table:table-cell>
          <table:table-cell table:formula="of:=[$'ROOT LIST CPU Pin'.C38]" office:value-type="string" office:string-value="MIBSP13NCS_1" calcext:value-type="string">
            <text:p>MIBSP13NCS_1</text:p>
          </table:table-cell>
          <table:table-cell table:formula="of:=[$'ROOT LIST CPU Pin'.D3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3]" office:value-type="float" office:value="42" calcext:value-type="float">
            <text:p>42</text:p>
          </table:table-cell>
          <table:table-cell table:formula="of:=[$'ROOT LIST CPU Pin'.C43]" office:value-type="string" office:string-value="VCCIO" calcext:value-type="string">
            <text:p>VCCIO</text:p>
          </table:table-cell>
          <table:table-cell table:formula="of:=[$'ROOT LIST CPU Pin'.D43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4]" office:value-type="float" office:value="43" calcext:value-type="float">
            <text:p>43</text:p>
          </table:table-cell>
          <table:table-cell table:formula="of:=[$'ROOT LIST CPU Pin'.C44]" office:value-type="string" office:string-value="VSS" calcext:value-type="string">
            <text:p>VSS</text:p>
          </table:table-cell>
          <table:table-cell table:formula="of:=[$'ROOT LIST CPU Pin'.D4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5]" office:value-type="float" office:value="44" calcext:value-type="float">
            <text:p>44</text:p>
          </table:table-cell>
          <table:table-cell table:formula="of:=[$'ROOT LIST CPU Pin'.C45]" office:value-type="string" office:string-value="VSS" calcext:value-type="string">
            <text:p>VSS</text:p>
          </table:table-cell>
          <table:table-cell table:formula="of:=[$'ROOT LIST CPU Pin'.D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6]" office:value-type="float" office:value="45" calcext:value-type="float">
            <text:p>45</text:p>
          </table:table-cell>
          <table:table-cell table:formula="of:=[$'ROOT LIST CPU Pin'.C46]" office:value-type="string" office:string-value="VCC" calcext:value-type="string">
            <text:p>VCC</text:p>
          </table:table-cell>
          <table:table-cell table:formula="of:=[$'ROOT LIST CPU Pin'.D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7]" office:value-type="float" office:value="46" calcext:value-type="float">
            <text:p>46</text:p>
          </table:table-cell>
          <table:table-cell table:formula="of:=[$'ROOT LIST CPU Pin'.C47]" office:value-type="string" office:string-value="nPORRST" calcext:value-type="string">
            <text:p>nPORRST</text:p>
          </table:table-cell>
          <table:table-cell table:formula="of:=[$'ROOT LIST CPU Pin'.D4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8]" office:value-type="float" office:value="47" calcext:value-type="float">
            <text:p>47</text:p>
          </table:table-cell>
          <table:table-cell table:formula="of:=[$'ROOT LIST CPU Pin'.C48]" office:value-type="string" office:string-value="VSS" calcext:value-type="string">
            <text:p>VSS</text:p>
          </table:table-cell>
          <table:table-cell table:formula="of:=[$'ROOT LIST CPU Pin'.D4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49]" office:value-type="float" office:value="48" calcext:value-type="float">
            <text:p>48</text:p>
          </table:table-cell>
          <table:table-cell table:formula="of:=[$'ROOT LIST CPU Pin'.C49]" office:value-type="string" office:string-value="VCC" calcext:value-type="string">
            <text:p>VCC</text:p>
          </table:table-cell>
          <table:table-cell table:formula="of:=[$'ROOT LIST CPU Pin'.D49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0]" office:value-type="float" office:value="49" calcext:value-type="float">
            <text:p>49</text:p>
          </table:table-cell>
          <table:table-cell table:formula="of:=[$'ROOT LIST CPU Pin'.C50]" office:value-type="string" office:string-value="VCC" calcext:value-type="string">
            <text:p>VCC</text:p>
          </table:table-cell>
          <table:table-cell table:formula="of:=[$'ROOT LIST CPU Pin'.D5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1]" office:value-type="float" office:value="50" calcext:value-type="float">
            <text:p>50</text:p>
          </table:table-cell>
          <table:table-cell table:formula="of:=[$'ROOT LIST CPU Pin'.C51]" office:value-type="string" office:string-value="VSS" calcext:value-type="string">
            <text:p>VSS</text:p>
          </table:table-cell>
          <table:table-cell table:formula="of:=[$'ROOT LIST CPU Pin'.D5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5]" office:value-type="float" office:value="54" calcext:value-type="float">
            <text:p>54</text:p>
          </table:table-cell>
          <table:table-cell table:formula="of:=[$'ROOT LIST CPU Pin'.C55]" office:value-type="string" office:string-value="MIBSPI3NENA" calcext:value-type="string">
            <text:p>MIBSPI3NENA</text:p>
          </table:table-cell>
          <table:table-cell table:formula="of:=[$'ROOT LIST CPU Pin'.D5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7]" office:value-type="float" office:value="56" calcext:value-type="float">
            <text:p>56</text:p>
          </table:table-cell>
          <table:table-cell table:formula="of:=[$'ROOT LIST CPU Pin'.C57]" office:value-type="string" office:string-value="VSS" calcext:value-type="string">
            <text:p>VSS</text:p>
          </table:table-cell>
          <table:table-cell table:formula="of:=[$'ROOT LIST CPU Pin'.D5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8]" office:value-type="float" office:value="57" calcext:value-type="float">
            <text:p>57</text:p>
          </table:table-cell>
          <table:table-cell table:formula="of:=[$'ROOT LIST CPU Pin'.C58]" office:value-type="string" office:string-value="VCC" calcext:value-type="string">
            <text:p>VCC</text:p>
          </table:table-cell>
          <table:table-cell table:formula="of:=[$'ROOT LIST CPU Pin'.D5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59]" office:value-type="float" office:value="58" calcext:value-type="float">
            <text:p>58</text:p>
          </table:table-cell>
          <table:table-cell table:formula="of:=[$'ROOT LIST CPU Pin'.C59]" office:value-type="string" office:string-value="AD1IN16" calcext:value-type="string">
            <text:p>AD1IN16</text:p>
          </table:table-cell>
          <table:table-cell table:formula="of:=[$'ROOT LIST CPU Pin'.D5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0]" office:value-type="float" office:value="59" calcext:value-type="float">
            <text:p>59</text:p>
          </table:table-cell>
          <table:table-cell table:formula="of:=[$'ROOT LIST CPU Pin'.C60]" office:value-type="string" office:string-value="AD1IN17" calcext:value-type="string">
            <text:p>AD1IN17</text:p>
          </table:table-cell>
          <table:table-cell table:formula="of:=[$'ROOT LIST CPU Pin'.D6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1]" office:value-type="float" office:value="60" calcext:value-type="float">
            <text:p>60</text:p>
          </table:table-cell>
          <table:table-cell table:formula="of:=[$'ROOT LIST CPU Pin'.C61]" office:value-type="string" office:string-value="AD1IN_0" calcext:value-type="string">
            <text:p>AD1IN_0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3]" office:value-type="float" office:value="62" calcext:value-type="float">
            <text:p>62</text:p>
          </table:table-cell>
          <table:table-cell table:formula="of:=[$'ROOT LIST CPU Pin'.C63]" office:value-type="string" office:string-value="AD1IN_18" calcext:value-type="string">
            <text:p>AD1IN_18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4]" office:value-type="float" office:value="63" calcext:value-type="float">
            <text:p>63</text:p>
          </table:table-cell>
          <table:table-cell table:formula="of:=[$'ROOT LIST CPU Pin'.C64]" office:value-type="string" office:string-value="AD1IN_19" calcext:value-type="string">
            <text:p>AD1IN_19</text:p>
          </table:table-cell>
          <table:table-cell table:formula="of:=[$'ROOT LIST CPU Pin'.D6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7]" office:value-type="float" office:value="66" calcext:value-type="float">
            <text:p>66</text:p>
          </table:table-cell>
          <table:table-cell table:formula="of:=[$'ROOT LIST CPU Pin'.C67]" office:value-type="string" office:string-value="ADREFHI" calcext:value-type="string">
            <text:p>ADREFHI</text:p>
          </table:table-cell>
          <table:table-cell table:formula="of:=[$'ROOT LIST CPU Pin'.D6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8]" office:value-type="float" office:value="67" calcext:value-type="float">
            <text:p>67</text:p>
          </table:table-cell>
          <table:table-cell table:formula="of:=[$'ROOT LIST CPU Pin'.C68]" office:value-type="string" office:string-value="ADREFLO" calcext:value-type="string">
            <text:p>ADREFLO</text:p>
          </table:table-cell>
          <table:table-cell table:formula="of:=[$'ROOT LIST CPU Pin'.D6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69]" office:value-type="float" office:value="68" calcext:value-type="float">
            <text:p>68</text:p>
          </table:table-cell>
          <table:table-cell table:formula="of:=[$'ROOT LIST CPU Pin'.C69]" office:value-type="string" office:string-value="VSSAD" calcext:value-type="string">
            <text:p>VSSAD</text:p>
          </table:table-cell>
          <table:table-cell table:formula="of:=[$'ROOT LIST CPU Pin'.D6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0]" office:value-type="float" office:value="69" calcext:value-type="float">
            <text:p>69</text:p>
          </table:table-cell>
          <table:table-cell table:formula="of:=[$'ROOT LIST CPU Pin'.C70]" office:value-type="string" office:string-value="VCCAD" calcext:value-type="string">
            <text:p>VCCAD</text:p>
          </table:table-cell>
          <table:table-cell table:formula="of:=[$'ROOT LIST CPU Pin'.D70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1]" office:value-type="float" office:value="70" calcext:value-type="float">
            <text:p>70</text:p>
          </table:table-cell>
          <table:table-cell table:formula="of:=[$'ROOT LIST CPU Pin'.C71]" office:value-type="string" office:string-value="AD1IN_9" calcext:value-type="string">
            <text:p>AD1IN_9</text:p>
          </table:table-cell>
          <table:table-cell table:formula="of:=[$'ROOT LIST CPU Pin'.D7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2]" office:value-type="float" office:value="71" calcext:value-type="float">
            <text:p>71</text:p>
          </table:table-cell>
          <table:table-cell table:formula="of:=[$'ROOT LIST CPU Pin'.C72]" office:value-type="string" office:string-value="AD1IN_1" calcext:value-type="string">
            <text:p>AD1IN_1</text:p>
          </table:table-cell>
          <table:table-cell table:formula="of:=[$'ROOT LIST CPU Pin'.D7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3]" office:value-type="float" office:value="72" calcext:value-type="float">
            <text:p>72</text:p>
          </table:table-cell>
          <table:table-cell table:formula="of:=[$'ROOT LIST CPU Pin'.C73]" office:value-type="string" office:string-value="AD1IN_10" calcext:value-type="string">
            <text:p>AD1IN_10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6]" office:value-type="float" office:value="75" calcext:value-type="float">
            <text:p>75</text:p>
          </table:table-cell>
          <table:table-cell table:formula="of:=[$'ROOT LIST CPU Pin'.C76]" office:value-type="string" office:string-value="AD1IN_11" calcext:value-type="string">
            <text:p>AD1IN_11</text:p>
          </table:table-cell>
          <table:table-cell table:formula="of:=[$'ROOT LIST CPU Pin'.D7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78]" office:value-type="float" office:value="77" calcext:value-type="float">
            <text:p>77</text:p>
          </table:table-cell>
          <table:table-cell table:formula="of:=[$'ROOT LIST CPU Pin'.C78]" office:value-type="string" office:string-value="AD1IN_12" calcext:value-type="string">
            <text:p>AD1IN_12</text:p>
          </table:table-cell>
          <table:table-cell table:formula="of:=[$'ROOT LIST CPU Pin'.D7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0]" office:value-type="float" office:value="79" calcext:value-type="float">
            <text:p>79</text:p>
          </table:table-cell>
          <table:table-cell table:formula="of:=[$'ROOT LIST CPU Pin'.C80]" office:value-type="string" office:string-value="AD1IN_13" calcext:value-type="string">
            <text:p>AD1IN_13</text:p>
          </table:table-cell>
          <table:table-cell table:formula="of:=[$'ROOT LIST CPU Pin'.D8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1]" office:value-type="float" office:value="80" calcext:value-type="float">
            <text:p>80</text:p>
          </table:table-cell>
          <table:table-cell table:formula="of:=[$'ROOT LIST CPU Pin'.C81]" office:value-type="string" office:string-value="AD1IN_6" calcext:value-type="string">
            <text:p>AD1IN_6</text:p>
          </table:table-cell>
          <table:table-cell table:formula="of:=[$'ROOT LIST CPU Pin'.D8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2]" office:value-type="float" office:value="81" calcext:value-type="float">
            <text:p>81</text:p>
          </table:table-cell>
          <table:table-cell table:formula="of:=[$'ROOT LIST CPU Pin'.C82]" office:value-type="string" office:string-value="AD1IN_22" calcext:value-type="string">
            <text:p>AD1IN_22</text:p>
          </table:table-cell>
          <table:table-cell table:formula="of:=[$'ROOT LIST CPU Pin'.D8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5]" office:value-type="float" office:value="84" calcext:value-type="float">
            <text:p>84</text:p>
          </table:table-cell>
          <table:table-cell table:formula="of:=[$'ROOT LIST CPU Pin'.C85]" office:value-type="string" office:string-value="AD1IN_23" calcext:value-type="string">
            <text:p>AD1IN_23</text:p>
          </table:table-cell>
          <table:table-cell table:formula="of:=[$'ROOT LIST CPU Pin'.D8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6]" office:value-type="float" office:value="85" calcext:value-type="float">
            <text:p>85</text:p>
          </table:table-cell>
          <table:table-cell table:formula="of:=[$'ROOT LIST CPU Pin'.C86]" office:value-type="string" office:string-value="AD1IN_15" calcext:value-type="string">
            <text:p>AD1IN_15</text:p>
          </table:table-cell>
          <table:table-cell table:formula="of:=[$'ROOT LIST CPU Pin'.D86]" office:value-type="string" office:string-value="VER_BIT3" calcext:value-type="string">
            <text:p>VER_BIT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8]" office:value-type="float" office:value="87" calcext:value-type="float">
            <text:p>87</text:p>
          </table:table-cell>
          <table:table-cell table:formula="of:=[$'ROOT LIST CPU Pin'.C88]" office:value-type="string" office:string-value="VCC" calcext:value-type="string">
            <text:p>VCC</text:p>
          </table:table-cell>
          <table:table-cell table:formula="of:=[$'ROOT LIST CPU Pin'.D8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89]" office:value-type="float" office:value="88" calcext:value-type="float">
            <text:p>88</text:p>
          </table:table-cell>
          <table:table-cell table:formula="of:=[$'ROOT LIST CPU Pin'.C89]" office:value-type="string" office:string-value="VSS" calcext:value-type="string">
            <text:p>VSS</text:p>
          </table:table-cell>
          <table:table-cell table:formula="of:=[$'ROOT LIST CPU Pin'.D8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0]" office:value-type="float" office:value="89" calcext:value-type="float">
            <text:p>89</text:p>
          </table:table-cell>
          <table:table-cell table:formula="of:=[$'ROOT LIST CPU Pin'.C90]" office:value-type="string" office:string-value="CAN1TX" calcext:value-type="string">
            <text:p>CAN1TX</text:p>
          </table:table-cell>
          <table:table-cell table:formula="of:=[$'ROOT LIST CPU Pin'.D9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1]" office:value-type="float" office:value="90" calcext:value-type="float">
            <text:p>90</text:p>
          </table:table-cell>
          <table:table-cell table:formula="of:=[$'ROOT LIST CPU Pin'.C91]" office:value-type="string" office:string-value="CAN1RX" calcext:value-type="string">
            <text:p>CAN1RX</text:p>
          </table:table-cell>
          <table:table-cell table:formula="of:=[$'ROOT LIST CPU Pin'.D9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2]" office:value-type="float" office:value="91" calcext:value-type="float">
            <text:p>91</text:p>
          </table:table-cell>
          <table:table-cell table:formula="of:=[$'ROOT LIST CPU Pin'.C92]" office:value-type="string" office:string-value="N2HET1_24" calcext:value-type="string">
            <text:p>N2HET1_24</text:p>
          </table:table-cell>
          <table:table-cell table:formula="of:=[$'ROOT LIST CPU Pin'.D92]" office:value-type="string" office:string-value="UART_CTS" calcext:value-type="string">
            <text:p>UART_CTS</text:p>
          </table:table-cell>
          <table:table-cell table:number-columns-repeated="3"/>
          <table:table-cell table:formula="of:=[$'ROOT LIST CPU Pin'.H92]" office:value-type="string" office:string-value="USB CTS" calcext:value-type="string">
            <text:p>USB CTS</text:p>
          </table:table-cell>
        </table:table-row>
        <table:table-row table:style-name="ro1">
          <table:table-cell table:number-columns-repeated="2"/>
          <table:table-cell table:formula="of:=[$'ROOT LIST CPU Pin'.B97]" office:value-type="float" office:value="96" calcext:value-type="float">
            <text:p>96</text:p>
          </table:table-cell>
          <table:table-cell table:formula="of:=[$'ROOT LIST CPU Pin'.C97]" office:value-type="string" office:string-value="MIBSP11NENA" calcext:value-type="string">
            <text:p>MIBSP11NENA</text:p>
          </table:table-cell>
          <table:table-cell table:formula="of:=[$'ROOT LIST CPU Pin'.D9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8]" office:value-type="float" office:value="97" calcext:value-type="float">
            <text:p>97</text:p>
          </table:table-cell>
          <table:table-cell table:formula="of:=[$'ROOT LIST CPU Pin'.C98]" office:value-type="string" office:string-value="MIBSP15NENA" calcext:value-type="string">
            <text:p>MIBSP15NENA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99]" office:value-type="float" office:value="98" calcext:value-type="float">
            <text:p>98</text:p>
          </table:table-cell>
          <table:table-cell table:formula="of:=[$'ROOT LIST CPU Pin'.C99]" office:value-type="string" office:string-value="MIBSP15SOMI_0" calcext:value-type="string">
            <text:p>MIBSP15SOMI_0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0]" office:value-type="float" office:value="99" calcext:value-type="float">
            <text:p>99</text:p>
          </table:table-cell>
          <table:table-cell table:formula="of:=[$'ROOT LIST CPU Pin'.C100]" office:value-type="string" office:string-value="MIBSP15SIMO_0" calcext:value-type="string">
            <text:p>MIBSP15SIMO_0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1]" office:value-type="float" office:value="100" calcext:value-type="float">
            <text:p>100</text:p>
          </table:table-cell>
          <table:table-cell table:formula="of:=[$'ROOT LIST CPU Pin'.C101]" office:value-type="string" office:string-value="MIBSPI5CLK" calcext:value-type="string">
            <text:p>MIBSPI5CLK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2]" office:value-type="float" office:value="101" calcext:value-type="float">
            <text:p>101</text:p>
          </table:table-cell>
          <table:table-cell table:formula="of:=[$'ROOT LIST CPU Pin'.C102]" office:value-type="string" office:string-value="VCC" calcext:value-type="string">
            <text:p>VCC</text:p>
          </table:table-cell>
          <table:table-cell table:formula="of:=[$'ROOT LIST CPU Pin'.D10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3]" office:value-type="float" office:value="102" calcext:value-type="float">
            <text:p>102</text:p>
          </table:table-cell>
          <table:table-cell table:formula="of:=[$'ROOT LIST CPU Pin'.C103]" office:value-type="string" office:string-value="VSS" calcext:value-type="string">
            <text:p>VSS</text:p>
          </table:table-cell>
          <table:table-cell table:formula="of:=[$'ROOT LIST CPU Pin'.D10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4]" office:value-type="float" office:value="103" calcext:value-type="float">
            <text:p>103</text:p>
          </table:table-cell>
          <table:table-cell table:formula="of:=[$'ROOT LIST CPU Pin'.C104]" office:value-type="string" office:string-value="VSS" calcext:value-type="string">
            <text:p>VSS</text:p>
          </table:table-cell>
          <table:table-cell table:formula="of:=[$'ROOT LIST CPU Pin'.D10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05]" office:value-type="float" office:value="104" calcext:value-type="float">
            <text:p>104</text:p>
          </table:table-cell>
          <table:table-cell table:formula="of:=[$'ROOT LIST CPU Pin'.C105]" office:value-type="string" office:string-value="VCCIO" calcext:value-type="string">
            <text:p>VCCIO</text:p>
          </table:table-cell>
          <table:table-cell table:formula="of:=[$'ROOT LIST CPU Pin'.D10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10]" office:value-type="float" office:value="109" calcext:value-type="float">
            <text:p>109</text:p>
          </table:table-cell>
          <table:table-cell table:formula="of:=[$'ROOT LIST CPU Pin'.C110]" office:value-type="string" office:string-value="nTRST" calcext:value-type="string">
            <text:p>nTRST</text:p>
          </table:table-cell>
          <table:table-cell table:formula="of:=[$'ROOT LIST CPU Pin'.D110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15]" office:value-type="float" office:value="114" calcext:value-type="float">
            <text:p>114</text:p>
          </table:table-cell>
          <table:table-cell table:formula="of:=[$'ROOT LIST CPU Pin'.C115]" office:value-type="string" office:string-value="VCC" calcext:value-type="string">
            <text:p>VCC</text:p>
          </table:table-cell>
          <table:table-cell table:formula="of:=[$'ROOT LIST CPU Pin'.D115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16]" office:value-type="float" office:value="115" calcext:value-type="float">
            <text:p>115</text:p>
          </table:table-cell>
          <table:table-cell table:formula="of:=[$'ROOT LIST CPU Pin'.C116]" office:value-type="string" office:string-value="VSS" calcext:value-type="string">
            <text:p>VSS</text:p>
          </table:table-cell>
          <table:table-cell table:formula="of:=[$'ROOT LIST CPU Pin'.D11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17]" office:value-type="float" office:value="116" calcext:value-type="float">
            <text:p>116</text:p>
          </table:table-cell>
          <table:table-cell table:formula="of:=[$'ROOT LIST CPU Pin'.C117]" office:value-type="string" office:string-value="nRST" calcext:value-type="string">
            <text:p>nRST</text:p>
          </table:table-cell>
          <table:table-cell table:formula="of:=[$'ROOT LIST CPU Pin'.D11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0]" office:value-type="float" office:value="119" calcext:value-type="float">
            <text:p>119</text:p>
          </table:table-cell>
          <table:table-cell table:formula="of:=[$'ROOT LIST CPU Pin'.C120]" office:value-type="string" office:string-value="ECLK" calcext:value-type="string">
            <text:p>ECLK</text:p>
          </table:table-cell>
          <table:table-cell table:formula="of:=[$'ROOT LIST CPU Pin'.D12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1]" office:value-type="float" office:value="120" calcext:value-type="float">
            <text:p>120</text:p>
          </table:table-cell>
          <table:table-cell table:formula="of:=[$'ROOT LIST CPU Pin'.C121]" office:value-type="string" office:string-value="VCCIO" calcext:value-type="string">
            <text:p>VCCIO</text:p>
          </table:table-cell>
          <table:table-cell table:formula="of:=[$'ROOT LIST CPU Pin'.D12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2]" office:value-type="float" office:value="121" calcext:value-type="float">
            <text:p>121</text:p>
          </table:table-cell>
          <table:table-cell table:formula="of:=[$'ROOT LIST CPU Pin'.C122]" office:value-type="string" office:string-value="VSS" calcext:value-type="string">
            <text:p>VSS</text:p>
          </table:table-cell>
          <table:table-cell table:formula="of:=[$'ROOT LIST CPU Pin'.D1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3]" office:value-type="float" office:value="122" calcext:value-type="float">
            <text:p>122</text:p>
          </table:table-cell>
          <table:table-cell table:formula="of:=[$'ROOT LIST CPU Pin'.C123]" office:value-type="string" office:string-value="VSS" calcext:value-type="string">
            <text:p>VSS</text:p>
          </table:table-cell>
          <table:table-cell table:formula="of:=[$'ROOT LIST CPU Pin'.D12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4]" office:value-type="float" office:value="123" calcext:value-type="float">
            <text:p>123</text:p>
          </table:table-cell>
          <table:table-cell table:formula="of:=[$'ROOT LIST CPU Pin'.C124]" office:value-type="string" office:string-value="VCC" calcext:value-type="string">
            <text:p>VCC</text:p>
          </table:table-cell>
          <table:table-cell table:formula="of:=[$'ROOT LIST CPU Pin'.D12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29]" office:value-type="float" office:value="128" calcext:value-type="float">
            <text:p>128</text:p>
          </table:table-cell>
          <table:table-cell table:formula="of:=[$'ROOT LIST CPU Pin'.C129]" office:value-type="string" office:string-value="CAN2TX" calcext:value-type="string">
            <text:p>CAN2TX</text:p>
          </table:table-cell>
          <table:table-cell table:formula="of:=[$'ROOT LIST CPU Pin'.D12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0]" office:value-type="float" office:value="129" calcext:value-type="float">
            <text:p>129</text:p>
          </table:table-cell>
          <table:table-cell table:formula="of:=[$'ROOT LIST CPU Pin'.C130]" office:value-type="string" office:string-value="CAN2RX" calcext:value-type="string">
            <text:p>CAN2RX</text:p>
          </table:table-cell>
          <table:table-cell table:formula="of:=[$'ROOT LIST CPU Pin'.D13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5]" office:value-type="float" office:value="134" calcext:value-type="float">
            <text:p>134</text:p>
          </table:table-cell>
          <table:table-cell table:formula="of:=[$'ROOT LIST CPU Pin'.C135]" office:value-type="string" office:string-value="VCCP" calcext:value-type="string">
            <text:p>VCCP</text:p>
          </table:table-cell>
          <table:table-cell table:formula="of:=[$'ROOT LIST CPU Pin'.D13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6]" office:value-type="float" office:value="135" calcext:value-type="float">
            <text:p>135</text:p>
          </table:table-cell>
          <table:table-cell table:formula="of:=[$'ROOT LIST CPU Pin'.C136]" office:value-type="string" office:string-value="VSS" calcext:value-type="string">
            <text:p>VSS</text:p>
          </table:table-cell>
          <table:table-cell table:formula="of:=[$'ROOT LIST CPU Pin'.D13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7]" office:value-type="float" office:value="136" calcext:value-type="float">
            <text:p>136</text:p>
          </table:table-cell>
          <table:table-cell table:formula="of:=[$'ROOT LIST CPU Pin'.C137]" office:value-type="string" office:string-value="VCCIO" calcext:value-type="string">
            <text:p>VCCIO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8]" office:value-type="float" office:value="137" calcext:value-type="float">
            <text:p>137</text:p>
          </table:table-cell>
          <table:table-cell table:formula="of:=[$'ROOT LIST CPU Pin'.C138]" office:value-type="string" office:string-value="VCC" calcext:value-type="string">
            <text:p>VCC</text:p>
          </table:table-cell>
          <table:table-cell table:formula="of:=[$'ROOT LIST CPU Pin'.D13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39]" office:value-type="float" office:value="138" calcext:value-type="float">
            <text:p>138</text:p>
          </table:table-cell>
          <table:table-cell table:formula="of:=[$'ROOT LIST CPU Pin'.C139]" office:value-type="string" office:string-value="VSS" calcext:value-type="string">
            <text:p>VSS</text:p>
          </table:table-cell>
          <table:table-cell table:formula="of:=[$'ROOT LIST CPU Pin'.D13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42]" office:value-type="float" office:value="141" calcext:value-type="float">
            <text:p>141</text:p>
          </table:table-cell>
          <table:table-cell table:formula="of:=[$'ROOT LIST CPU Pin'.C142]" office:value-type="string" office:string-value="N2HET1_20" calcext:value-type="string">
            <text:p>N2HET1_20</text:p>
          </table:table-cell>
          <table:table-cell table:formula="of:=[$'ROOT LIST CPU Pin'.D14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'ROOT LIST CPU Pin'.B144]" office:value-type="float" office:value="143" calcext:value-type="float">
            <text:p>143</text:p>
          </table:table-cell>
          <table:table-cell table:formula="of:=[$'ROOT LIST CPU Pin'.C144]" office:value-type="string" office:string-value="VCC" calcext:value-type="string">
            <text:p>VCC</text:p>
          </table:table-cell>
          <table:table-cell table:formula="of:=[$'ROOT LIST CPU Pin'.D144]" office:value-type="string" office:string-value="+1.2VDC" calcext:value-type="string">
            <text:p>+1.2VDC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ort By Connection Point'.B1:'Sort By Connection Point'.H144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Sort By Function'.C3:'Sort By Function'.I14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18:33.776347935</meta:creation-date>
    <dc:date>2023-09-13T21:58:33.404624834</dc:date>
    <meta:editing-duration>P1DT6H5M55S</meta:editing-duration>
    <meta:editing-cycles>26</meta:editing-cycles>
    <meta:generator>LibreOffice/7.3.7.2$Linux_X86_64 LibreOffice_project/30$Build-2</meta:generator>
    <meta:document-statistic meta:table-count="3" meta:cell-count="1689" meta:object-count="0"/>
  </office:meta>
</office:document-meta>
</file>